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 style:data-style-name="N106"/>
    <style:style style:name="ce5" style:family="table-cell" style:parent-style-name="Default" style:data-style-name="N6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0mm" svg:y="31.21mm">
            <loext:p draw:notify-on-update-of-ranges="'FD1-10'.A5:'FD1-10'.A5 'FD1-10'.A6:'FD1-10'.A106 'FD1-10'.D5:'FD1-10'.D5 'FD1-10'.D6:'FD1-10'.D106 'FD1-10'.A5:'FD1-10'.A5 'FD1-10'.A6:'FD1-10'.A106 'FD1-10'.E5:'FD1-10'.E5 'FD1-10'.E6:'FD1-10'.E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6.27mm" svg:y="34.29mm">
            <loext:p draw:notify-on-update-of-ranges="'FD1-10'.A5:'FD1-10'.A5 'FD1-10'.A6:'FD1-10'.A106 'FD1-10'.N5:'FD1-10'.N5 'FD1-10'.N6:'FD1-10'.N106 'FD1-10'.A5:'FD1-10'.A5 'FD1-10'.A6:'FD1-10'.A106 'FD1-10'.O5:'FD1-10'.O5 'FD1-10'.O6:'FD1-10'.O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0mm" svg:y="133.18mm">
            <loext:p draw:notify-on-update-of-ranges="'FD1-10'.A7:'FD1-10'.A105 'FD1-10'.F7:'FD1-10'.F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78.52mm" svg:y="133.59mm">
            <loext:p draw:notify-on-update-of-ranges="'FD1-10'.A7:'FD1-10'.A105 'FD1-10'.P7:'FD1-10'.P10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,70E-13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office:value-type="float" office:value="-0.00000000002026" calcext:value-type="float">
            <text:p>-2,03E-11</text:p>
          </table:table-cell>
          <table:table-cell office:value-type="float" office:value="0.00000000002334" calcext:value-type="float">
            <text:p>2,33E-11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,40E-13</text:p>
          </table:table-cell>
          <table:table-cell table:formula="of:=([.D8]-[.D6])/([.A8]-[.A6])" office:value-type="float" office:value="-0.0000000000735" calcext:value-type="float">
            <text:p>-73,50E-12</text:p>
          </table:table-cell>
          <table:table-cell table:formula="of:=[.D7]/(SQRT(ABS([.E7])))" office:value-type="float" office:value="0.0000000979795897113271" calcext:value-type="float">
            <text:p>0,000000098</text:p>
          </table:table-cell>
          <table:table-cell table:number-columns-repeated="6"/>
          <table:table-cell office:value-type="float" office:value="-0.0000000000166" calcext:value-type="float">
            <text:p>-1,66E-11</text:p>
          </table:table-cell>
          <table:table-cell office:value-type="float" office:value="0.00000000002066" calcext:value-type="float">
            <text:p>2,07E-11</text:p>
          </table:table-cell>
          <table:table-cell table:formula="of:=([.N8]-[.N6])/([.A8]-[.A6])" office:value-type="float" office:value="-0.0000000002115" calcext:value-type="float">
            <text:p>-211,50E-12</text:p>
          </table:table-cell>
          <table:table-cell table:formula="of:=[.N7]/(SQRT(ABS([.O7])))" office:value-type="float" office:value="0.00000142061086318044" calcext:value-type="float">
            <text:p>1,42061086318044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87,00E-12</text:p>
          </table:table-cell>
          <table:table-cell table:formula="of:=[.D8]/(SQRT(ABS([.E8])))" office:value-type="float" office:value="-0.000000182818106031783" calcext:value-type="float">
            <text:p>-1,82818106031783E-07</text:p>
          </table:table-cell>
          <table:table-cell table:number-columns-repeated="6"/>
          <table:table-cell office:value-type="float" office:value="-0.00000000001406" calcext:value-type="float">
            <text:p>-1,41E-11</text:p>
          </table:table-cell>
          <table:table-cell office:value-type="float" office:value="0.00000000001911" calcext:value-type="float">
            <text:p>1,91E-11</text:p>
          </table:table-cell>
          <table:table-cell table:formula="of:=([.N9]-[.N7])/([.A9]-[.A7])" office:value-type="float" office:value="-0.000000000102" calcext:value-type="float">
            <text:p>-102,00E-12</text:p>
          </table:table-cell>
          <table:table-cell table:formula="of:=[.N8]/(SQRT(ABS([.O8])))" office:value-type="float" office:value="0.00000189217195462843" calcext:value-type="float">
            <text:p>1,89217195462843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37,50E-12</text:p>
          </table:table-cell>
          <table:table-cell table:formula="of:=[.D9]/(SQRT(ABS([.E9])))" office:value-type="float" office:value="0.000000390583712363478" calcext:value-type="float">
            <text:p>3,90583712363478E-07</text:p>
          </table:table-cell>
          <table:table-cell table:number-columns-repeated="6"/>
          <table:table-cell office:value-type="float" office:value="-0.0000000000189" calcext:value-type="float">
            <text:p>-1,89E-11</text:p>
          </table:table-cell>
          <table:table-cell office:value-type="float" office:value="0.00000000001862" calcext:value-type="float">
            <text:p>1,86E-11</text:p>
          </table:table-cell>
          <table:table-cell table:formula="of:=([.N10]-[.N8])/([.A10]-[.A8])" office:value-type="float" office:value="-0.0000000000480000000000001" calcext:value-type="float">
            <text:p>-48,00E-12</text:p>
          </table:table-cell>
          <table:table-cell table:formula="of:=[.N9]/(SQRT(ABS([.O9])))" office:value-type="float" office:value="0.0000026875655030777" calcext:value-type="float">
            <text:p>2,6875655030777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,50E-13</text:p>
          </table:table-cell>
          <table:table-cell table:formula="of:=([.D11]-[.D9])/([.A11]-[.A9])" office:value-type="float" office:value="-0.000000000365" calcext:value-type="float">
            <text:p>-365,00E-12</text:p>
          </table:table-cell>
          <table:table-cell table:formula="of:=[.D10]/(SQRT(ABS([.E10])))" office:value-type="float" office:value="0.0000000130855980647553" calcext:value-type="float">
            <text:p>1,30855980647553E-08</text:p>
          </table:table-cell>
          <table:table-cell table:number-columns-repeated="6"/>
          <table:table-cell office:value-type="float" office:value="-0.00000000001891" calcext:value-type="float">
            <text:p>-1,89E-11</text:p>
          </table:table-cell>
          <table:table-cell office:value-type="float" office:value="0.00000000001815" calcext:value-type="float">
            <text:p>1,82E-11</text:p>
          </table:table-cell>
          <table:table-cell table:formula="of:=([.N11]-[.N9])/([.A11]-[.A9])" office:value-type="float" office:value="-0.000000000061" calcext:value-type="float">
            <text:p>-61,00E-12</text:p>
          </table:table-cell>
          <table:table-cell table:formula="of:=[.N10]/(SQRT(ABS([.O10])))" office:value-type="float" office:value="0.00000232386937078206" calcext:value-type="float">
            <text:p>2,32386937078206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49,00E-12</text:p>
          </table:table-cell>
          <table:table-cell table:formula="of:=[.D11]/(SQRT(ABS([.E11])))" office:value-type="float" office:value="-0.000000222831082381179" calcext:value-type="float">
            <text:p>-2,22831082381179E-07</text:p>
          </table:table-cell>
          <table:table-cell table:number-columns-repeated="6"/>
          <table:table-cell office:value-type="float" office:value="-0.00000000001265" calcext:value-type="float">
            <text:p>-1,27E-11</text:p>
          </table:table-cell>
          <table:table-cell office:value-type="float" office:value="0.0000000000174" calcext:value-type="float">
            <text:p>1,74E-11</text:p>
          </table:table-cell>
          <table:table-cell table:formula="of:=([.N12]-[.N10])/([.A12]-[.A10])" office:value-type="float" office:value="-0.0000000001125" calcext:value-type="float">
            <text:p>-112,50E-12</text:p>
          </table:table-cell>
          <table:table-cell table:formula="of:=[.N11]/(SQRT(ABS([.O11])))" office:value-type="float" office:value="0.00000164048773235279" calcext:value-type="float">
            <text:p>1,64048773235279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52,50E-12</text:p>
          </table:table-cell>
          <table:table-cell table:formula="of:=[.D12]/(SQRT(ABS([.E12])))" office:value-type="float" office:value="0.00000026155775464779" calcext:value-type="float">
            <text:p>2,6155775464779E-07</text:p>
          </table:table-cell>
          <table:table-cell table:number-columns-repeated="6"/>
          <table:table-cell office:value-type="float" office:value="-0.00000000001255" calcext:value-type="float">
            <text:p>-1,26E-11</text:p>
          </table:table-cell>
          <table:table-cell office:value-type="float" office:value="0.0000000000159" calcext:value-type="float">
            <text:p>1,59E-11</text:p>
          </table:table-cell>
          <table:table-cell table:formula="of:=([.N13]-[.N11])/([.A13]-[.A11])" office:value-type="float" office:value="-0.0000000000575" calcext:value-type="float">
            <text:p>-57,50E-12</text:p>
          </table:table-cell>
          <table:table-cell table:formula="of:=[.N12]/(SQRT(ABS([.O12])))" office:value-type="float" office:value="0.0000020968299053986" calcext:value-type="float">
            <text:p>2,0968299053986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,30E-13</text:p>
          </table:table-cell>
          <table:table-cell table:formula="of:=([.D14]-[.D12])/([.A14]-[.A12])" office:value-type="float" office:value="-0.000000000379" calcext:value-type="float">
            <text:p>-379,00E-12</text:p>
          </table:table-cell>
          <table:table-cell table:formula="of:=[.D13]/(SQRT(ABS([.E13])))" office:value-type="float" office:value="0.000000016950961398938" calcext:value-type="float">
            <text:p>0,000000017</text:p>
          </table:table-cell>
          <table:table-cell table:number-columns-repeated="6"/>
          <table:table-cell office:value-type="float" office:value="-0.00000000001544" calcext:value-type="float">
            <text:p>-1,54E-11</text:p>
          </table:table-cell>
          <table:table-cell office:value-type="float" office:value="0.00000000001625" calcext:value-type="float">
            <text:p>1,63E-11</text:p>
          </table:table-cell>
          <table:table-cell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34,50E-12</text:p>
          </table:table-cell>
          <table:table-cell table:formula="of:=[.D14]/(SQRT(ABS([.E14])))" office:value-type="float" office:value="-0.000000237843450039006" calcext:value-type="float">
            <text:p>-2,37843450039006E-07</text:p>
          </table:table-cell>
          <table:table-cell table:number-columns-repeated="6"/>
          <table:table-cell office:value-type="float" office:value="-0.00000000001405" calcext:value-type="float">
            <text:p>-1,41E-11</text:p>
          </table:table-cell>
          <table:table-cell office:value-type="float" office:value="0.00000000001571" calcext:value-type="float">
            <text:p>1,57E-11</text:p>
          </table:table-cell>
          <table:table-cell table:formula="of:=([.N15]-[.N13])/([.A15]-[.A13])" office:value-type="float" office:value="-0.0000000000915000000000001" calcext:value-type="float">
            <text:p>-91,50E-12</text:p>
          </table:table-cell>
          <table:table-cell table:formula="of:=[.N14]/(SQRT(ABS([.O14])))" office:value-type="float" office:value="0.00000164234970950343" calcext:value-type="float">
            <text:p>1,64234970950343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08,50E-12</text:p>
          </table:table-cell>
          <table:table-cell table:formula="of:=[.D15]/(SQRT(ABS([.E15])))" office:value-type="float" office:value="0.00000039967734150132" calcext:value-type="float">
            <text:p>3,9967734150132E-07</text:p>
          </table:table-cell>
          <table:table-cell table:number-columns-repeated="6"/>
          <table:table-cell office:value-type="float" office:value="-0.00000000001088" calcext:value-type="float">
            <text:p>-1,09E-11</text:p>
          </table:table-cell>
          <table:table-cell office:value-type="float" office:value="0.00000000001442" calcext:value-type="float">
            <text:p>1,44E-11</text:p>
          </table:table-cell>
          <table:table-cell table:formula="of:=([.N16]-[.N14])/([.A16]-[.A14])" office:value-type="float" office:value="-0.0000000000765000000000001" calcext:value-type="float">
            <text:p>-76,50E-12</text:p>
          </table:table-cell>
          <table:table-cell table:formula="of:=[.N15]/(SQRT(ABS([.O15])))" office:value-type="float" office:value="0.00000164867306516998" calcext:value-type="float">
            <text:p>1,64867306516998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,21E-11</text:p>
          </table:table-cell>
          <table:table-cell office:value-type="float" office:value="-0.00000000001052" calcext:value-type="float">
            <text:p>-1,05E-11</text:p>
          </table:table-cell>
          <table:table-cell table:formula="of:=([.D17]-[.D15])/([.A17]-[.A15])" office:value-type="float" office:value="0.0000000001495" calcext:value-type="float">
            <text:p>149,50E-12</text:p>
          </table:table-cell>
          <table:table-cell table:formula="of:=[.D16]/(SQRT(ABS([.E16])))" office:value-type="float" office:value="-0.000000860389582755226" calcext:value-type="float">
            <text:p>-8,60389582755226E-07</text:p>
          </table:table-cell>
          <table:table-cell table:number-columns-repeated="6"/>
          <table:table-cell office:value-type="float" office:value="-0.000000000009" calcext:value-type="float">
            <text:p>-9,00E-12</text:p>
          </table:table-cell>
          <table:table-cell office:value-type="float" office:value="0.00000000001418" calcext:value-type="float">
            <text:p>1,42E-11</text:p>
          </table:table-cell>
          <table:table-cell table:formula="of:=([.N17]-[.N15])/([.A17]-[.A15])" office:value-type="float" office:value="-0.0000000000185" calcext:value-type="float">
            <text:p>-18,50E-12</text:p>
          </table:table-cell>
          <table:table-cell table:formula="of:=[.N16]/(SQRT(ABS([.O16])))" office:value-type="float" office:value="0.00000329678303477472" calcext:value-type="float">
            <text:p>3,2967830347747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,24E-11</text:p>
          </table:table-cell>
          <table:table-cell office:value-type="float" office:value="0.00000000001001" calcext:value-type="float">
            <text:p>1,00E-11</text:p>
          </table:table-cell>
          <table:table-cell table:formula="of:=([.D18]-[.D16])/([.A18]-[.A16])" office:value-type="float" office:value="0.000000000368" calcext:value-type="float">
            <text:p>368,00E-12</text:p>
          </table:table-cell>
          <table:table-cell table:formula="of:=[.D17]/(SQRT(ABS([.E17])))" office:value-type="float" office:value="0.000000521807321177829" calcext:value-type="float">
            <text:p>5,21807321177829E-07</text:p>
          </table:table-cell>
          <table:table-cell table:number-columns-repeated="6"/>
          <table:table-cell office:value-type="float" office:value="-0.00000000001111" calcext:value-type="float">
            <text:p>-1,11E-11</text:p>
          </table:table-cell>
          <table:table-cell office:value-type="float" office:value="0.00000000001405" calcext:value-type="float">
            <text:p>1,41E-11</text:p>
          </table:table-cell>
          <table:table-cell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,30E-13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82,00E-12</text:p>
          </table:table-cell>
          <table:table-cell table:formula="of:=[.D18]/(SQRT(ABS([.E18])))" office:value-type="float" office:value="-0.000000161679665190542" calcext:value-type="float">
            <text:p>-1,61679665190542E-07</text:p>
          </table:table-cell>
          <table:table-cell table:number-columns-repeated="6"/>
          <table:table-cell office:value-type="float" office:value="-0.00000000000944" calcext:value-type="float">
            <text:p>-9,44E-12</text:p>
          </table:table-cell>
          <table:table-cell office:value-type="float" office:value="0.00000000001407" calcext:value-type="float">
            <text:p>1,41E-11</text:p>
          </table:table-cell>
          <table:table-cell table:formula="of:=([.N19]-[.N17])/([.A19]-[.A17])" office:value-type="float" office:value="-0.0000000000195" calcext:value-type="float">
            <text:p>-19,50E-12</text:p>
          </table:table-cell>
          <table:table-cell table:formula="of:=[.N18]/(SQRT(ABS([.O18])))" office:value-type="float" office:value="0.00000318622757408289" calcext:value-type="float">
            <text:p>3,18622757408289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86,50E-12</text:p>
          </table:table-cell>
          <table:table-cell table:formula="of:=[.D19]/(SQRT(ABS([.E19])))" office:value-type="float" office:value="0.000000173543730147356" calcext:value-type="float">
            <text:p>1,73543730147356E-07</text:p>
          </table:table-cell>
          <table:table-cell table:number-columns-repeated="6"/>
          <table:table-cell office:value-type="float" office:value="-0.00000000000678" calcext:value-type="float">
            <text:p>-6,78E-12</text:p>
          </table:table-cell>
          <table:table-cell office:value-type="float" office:value="0.00000000001366" calcext:value-type="float">
            <text:p>1,37E-11</text:p>
          </table:table-cell>
          <table:table-cell table:formula="of:=([.N20]-[.N18])/([.A20]-[.A18])" office:value-type="float" office:value="0.000000000022" calcext:value-type="float">
            <text:p>22,00E-12</text:p>
          </table:table-cell>
          <table:table-cell table:formula="of:=[.N19]/(SQRT(ABS([.O19])))" office:value-type="float" office:value="0.00000291232178541764" calcext:value-type="float">
            <text:p>2,91232178541764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,20E-13</text:p>
          </table:table-cell>
          <table:table-cell office:value-type="float" office:value="0.00000000000057" calcext:value-type="float">
            <text:p>5,70E-13</text:p>
          </table:table-cell>
          <table:table-cell table:formula="of:=([.D21]-[.D19])/([.A21]-[.A19])" office:value-type="float" office:value="0.0000000003615" calcext:value-type="float">
            <text:p>361,50E-12</text:p>
          </table:table-cell>
          <table:table-cell table:formula="of:=[.D20]/(SQRT(ABS([.E20])))" office:value-type="float" office:value="0.0000000299792459331784" calcext:value-type="float">
            <text:p>0,00000003</text:p>
          </table:table-cell>
          <table:table-cell table:number-columns-repeated="6"/>
          <table:table-cell office:value-type="float" office:value="-0.00000000000431" calcext:value-type="float">
            <text:p>-4,31E-12</text:p>
          </table:table-cell>
          <table:table-cell office:value-type="float" office:value="0.00000000001451" calcext:value-type="float">
            <text:p>1,45E-11</text:p>
          </table:table-cell>
          <table:table-cell table:formula="of:=([.N21]-[.N19])/([.A21]-[.A19])" office:value-type="float" office:value="0.0000000000734999999999999" calcext:value-type="float">
            <text:p>73,50E-12</text:p>
          </table:table-cell>
          <table:table-cell table:formula="of:=[.N20]/(SQRT(ABS([.O20])))" office:value-type="float" office:value="0.00000169248076989447" calcext:value-type="float">
            <text:p>1,69248076989447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15,50E-12</text:p>
          </table:table-cell>
          <table:table-cell table:formula="of:=[.D21]/(SQRT(ABS([.E21])))" office:value-type="float" office:value="0.000000653954595158565" calcext:value-type="float">
            <text:p>0,000000654</text:p>
          </table:table-cell>
          <table:table-cell table:number-columns-repeated="6"/>
          <table:table-cell office:value-type="float" office:value="-0.00000000000672" calcext:value-type="float">
            <text:p>-6,72E-12</text:p>
          </table:table-cell>
          <table:table-cell office:value-type="float" office:value="0.00000000001513" calcext:value-type="float">
            <text:p>1,51E-11</text:p>
          </table:table-cell>
          <table:table-cell table:formula="of:=([.N22]-[.N20])/([.A22]-[.A20])" office:value-type="float" office:value="0.0000000001105" calcext:value-type="float">
            <text:p>110,50E-12</text:p>
          </table:table-cell>
          <table:table-cell table:formula="of:=[.N21]/(SQRT(ABS([.O21])))" office:value-type="float" office:value="0.0000014393214213115" calcext:value-type="float">
            <text:p>1,4393214213115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,60E-13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54,50E-12</text:p>
          </table:table-cell>
          <table:table-cell table:formula="of:=[.D22]/(SQRT(ABS([.E22])))" office:value-type="float" office:value="-0.000000198638525346326" calcext:value-type="float">
            <text:p>-1,98638525346326E-07</text:p>
          </table:table-cell>
          <table:table-cell table:number-columns-repeated="6"/>
          <table:table-cell office:value-type="float" office:value="-0.00000000000573" calcext:value-type="float">
            <text:p>-5,73E-12</text:p>
          </table:table-cell>
          <table:table-cell office:value-type="float" office:value="0.00000000001672" calcext:value-type="float">
            <text:p>1,67E-11</text:p>
          </table:table-cell>
          <table:table-cell table:formula="of:=([.N23]-[.N21])/([.A23]-[.A21])" office:value-type="float" office:value="0.000000000216" calcext:value-type="float">
            <text:p>216,00E-12</text:p>
          </table:table-cell>
          <table:table-cell table:formula="of:=[.N22]/(SQRT(ABS([.O22])))" office:value-type="float" office:value="0.0000011376519027593" calcext:value-type="float">
            <text:p>1,1376519027593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,76E-11</text:p>
          </table:table-cell>
          <table:table-cell office:value-type="float" office:value="0.00000000001669" calcext:value-type="float">
            <text:p>1,67E-11</text:p>
          </table:table-cell>
          <table:table-cell table:formula="of:=([.D24]-[.D22])/([.A24]-[.A22])" office:value-type="float" office:value="0.000000000508" calcext:value-type="float">
            <text:p>508,00E-12</text:p>
          </table:table-cell>
          <table:table-cell table:formula="of:=[.D23]/(SQRT(ABS([.E23])))" office:value-type="float" office:value="0.000000740499007107747" calcext:value-type="float">
            <text:p>7,40499007107747E-07</text:p>
          </table:table-cell>
          <table:table-cell table:number-columns-repeated="6"/>
          <table:table-cell office:value-type="float" office:value="-0.00000000000124" calcext:value-type="float">
            <text:p>-1,24E-12</text:p>
          </table:table-cell>
          <table:table-cell office:value-type="float" office:value="0.00000000001945" calcext:value-type="float">
            <text:p>1,95E-11</text:p>
          </table:table-cell>
          <table:table-cell table:formula="of:=([.N24]-[.N22])/([.A24]-[.A22])" office:value-type="float" office:value="0.000000000295" calcext:value-type="float">
            <text:p>295,00E-12</text:p>
          </table:table-cell>
          <table:table-cell table:formula="of:=[.N23]/(SQRT(ABS([.O23])))" office:value-type="float" office:value="0.00000113242278144349" calcext:value-type="float">
            <text:p>1,13242278144349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1,00E-12</text:p>
          </table:table-cell>
          <table:table-cell table:formula="of:=[.D24]/(SQRT(ABS([.E24])))" office:value-type="float" office:value="0.0000011530660390119" calcext:value-type="float">
            <text:p>1,1530660390119E-06</text:p>
          </table:table-cell>
          <table:table-cell table:number-columns-repeated="6"/>
          <table:table-cell office:value-type="float" office:value="0.00000000000247" calcext:value-type="float">
            <text:p>2,47E-12</text:p>
          </table:table-cell>
          <table:table-cell office:value-type="float" office:value="0.00000000002262" calcext:value-type="float">
            <text:p>2,26E-11</text:p>
          </table:table-cell>
          <table:table-cell table:formula="of:=([.N25]-[.N23])/([.A25]-[.A23])" office:value-type="float" office:value="0.000000000425" calcext:value-type="float">
            <text:p>425,00E-12</text:p>
          </table:table-cell>
          <table:table-cell table:formula="of:=[.N24]/(SQRT(ABS([.O24])))" office:value-type="float" office:value="0.00000109723116766437" calcext:value-type="float">
            <text:p>1,09723116766437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,73E-11</text:p>
          </table:table-cell>
          <table:table-cell table:formula="of:=([.D26]-[.D24])/([.A26]-[.A24])" office:value-type="float" office:value="0.000000000981499999999999" calcext:value-type="float">
            <text:p>981,50E-12</text:p>
          </table:table-cell>
          <table:table-cell table:formula="of:=[.D25]/(SQRT([.E25]))" office:value-type="float" office:value="0.000000552524977940446" calcext:value-type="float">
            <text:p>5,52524977940446E-07</text:p>
          </table:table-cell>
          <table:table-cell table:number-columns-repeated="6"/>
          <table:table-cell office:value-type="float" office:value="0.00000000000056" calcext:value-type="float">
            <text:p>5,60E-13</text:p>
          </table:table-cell>
          <table:table-cell office:value-type="float" office:value="0.00000000002795" calcext:value-type="float">
            <text:p>2,80E-11</text:p>
          </table:table-cell>
          <table:table-cell table:formula="of:=([.N26]-[.N24])/([.A26]-[.A24])" office:value-type="float" office:value="0.000000000712499999999999" calcext:value-type="float">
            <text:p>712,50E-12</text:p>
          </table:table-cell>
          <table:table-cell table:formula="of:=[.N25]/(SQRT(ABS([.O25])))" office:value-type="float" office:value="0.00000104710293734833" calcext:value-type="float">
            <text:p>1,04710293734833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,99E-11</text:p>
          </table:table-cell>
          <table:table-cell office:value-type="float" office:value="0.00000000002605" calcext:value-type="float">
            <text:p>2,61E-11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[.D26]/(SQRT([.E26]))" office:value-type="float" office:value="0.000000816057265303821" calcext:value-type="float">
            <text:p>8,16057265303821E-07</text:p>
          </table:table-cell>
          <table:table-cell table:number-columns-repeated="6"/>
          <table:table-cell office:value-type="float" office:value="0.00000000000408" calcext:value-type="float">
            <text:p>4,08E-12</text:p>
          </table:table-cell>
          <table:table-cell office:value-type="float" office:value="0.00000000003687" calcext:value-type="float">
            <text:p>3,69E-11</text:p>
          </table:table-cell>
          <table:table-cell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,97E-11</text:p>
          </table:table-cell>
          <table:table-cell office:value-type="float" office:value="0.00000000003769" calcext:value-type="float">
            <text:p>3,77E-11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[.D27]/(SQRT([.E27]))" office:value-type="float" office:value="0.00000107032407663859" calcext:value-type="float">
            <text:p>1,07032407663859E-06</text:p>
          </table:table-cell>
          <table:table-cell table:number-columns-repeated="6"/>
          <table:table-cell office:value-type="float" office:value="0.00000000001009" calcext:value-type="float">
            <text:p>1,01E-11</text:p>
          </table:table-cell>
          <table:table-cell office:value-type="float" office:value="0.00000000004818" calcext:value-type="float">
            <text:p>4,82E-11</text:p>
          </table:table-cell>
          <table:table-cell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,18E-11</text:p>
          </table:table-cell>
          <table:table-cell office:value-type="float" office:value="0.00000000005085" calcext:value-type="float">
            <text:p>5,09E-11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[.D28]/(SQRT([.E28]))" office:value-type="float" office:value="0.00000105972001710734" calcext:value-type="float">
            <text:p>1,05972001710734E-06</text:p>
          </table:table-cell>
          <table:table-cell table:number-columns-repeated="6"/>
          <table:table-cell office:value-type="float" office:value="0.00000000001508" calcext:value-type="float">
            <text:p>1,51E-11</text:p>
          </table:table-cell>
          <table:table-cell office:value-type="float" office:value="0.00000000006512" calcext:value-type="float">
            <text:p>6,51E-11</text:p>
          </table:table-cell>
          <table:table-cell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,75E-11</text:p>
          </table:table-cell>
          <table:table-cell office:value-type="float" office:value="0.00000000008374" calcext:value-type="float">
            <text:p>8,37E-11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[.D29]/(SQRT([.E29]))" office:value-type="float" office:value="0.00000147252592208705" calcext:value-type="float">
            <text:p>1,47252592208705E-06</text:p>
          </table:table-cell>
          <table:table-cell table:number-columns-repeated="6"/>
          <table:table-cell office:value-type="float" office:value="0.00000000001885" calcext:value-type="float">
            <text:p>1,89E-11</text:p>
          </table:table-cell>
          <table:table-cell office:value-type="float" office:value="0.00000000009144" calcext:value-type="float">
            <text:p>9,14E-11</text:p>
          </table:table-cell>
          <table:table-cell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,20E-11</text:p>
          </table:table-cell>
          <table:table-cell office:value-type="float" office:value="0.00000000011553" calcext:value-type="float">
            <text:p>1,16E-10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[.D30]/(SQRT([.E30]))" office:value-type="float" office:value="0.00000176861560220071" calcext:value-type="float">
            <text:p>1,76861560220071E-06</text:p>
          </table:table-cell>
          <table:table-cell table:number-columns-repeated="6"/>
          <table:table-cell office:value-type="float" office:value="0.00000000002159" calcext:value-type="float">
            <text:p>2,16E-11</text:p>
          </table:table-cell>
          <table:table-cell office:value-type="float" office:value="0.00000000012885" calcext:value-type="float">
            <text:p>1,29E-10</text:p>
          </table:table-cell>
          <table:table-cell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,28E-11</text:p>
          </table:table-cell>
          <table:table-cell office:value-type="float" office:value="0.00000000016908" calcext:value-type="float">
            <text:p>1,69E-10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[.D31]/(SQRT([.E31]))" office:value-type="float" office:value="0.00000205912049650631" calcext:value-type="float">
            <text:p>2,05912049650631E-06</text:p>
          </table:table-cell>
          <table:table-cell table:number-columns-repeated="6"/>
          <table:table-cell office:value-type="float" office:value="0.00000000003006" calcext:value-type="float">
            <text:p>3,01E-11</text:p>
          </table:table-cell>
          <table:table-cell office:value-type="float" office:value="0.00000000018381" calcext:value-type="float">
            <text:p>1,84E-10</text:p>
          </table:table-cell>
          <table:table-cell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,85E-11</text:p>
          </table:table-cell>
          <table:table-cell office:value-type="float" office:value="0.00000000025038" calcext:value-type="float">
            <text:p>2,50E-10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[.D32]/(SQRT([.E32]))" office:value-type="float" office:value="0.00000261665667146152" calcext:value-type="float">
            <text:p>2,61665667146152E-06</text:p>
          </table:table-cell>
          <table:table-cell table:number-columns-repeated="6"/>
          <table:table-cell office:value-type="float" office:value="0.00000000003952" calcext:value-type="float">
            <text:p>3,95E-11</text:p>
          </table:table-cell>
          <table:table-cell office:value-type="float" office:value="0.00000000026119" calcext:value-type="float">
            <text:p>2,61E-10</text:p>
          </table:table-cell>
          <table:table-cell table:formula="of:=([.N33]-[.N31])/([.A33]-[.A31])" office:value-type="float" office:value="0.00000000944499999999999" calcext:value-type="float">
            <text:p>9,45E-09</text:p>
          </table:table-cell>
          <table:table-cell table:formula="of:=[.N32]/(SQRT(ABS([.O32])))" office:value-type="float" office:value="0.00000268754388295639" calcext:value-type="float">
            <text:p>2,68754388295639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,78E-11</text:p>
          </table:table-cell>
          <table:table-cell office:value-type="float" office:value="0.0000000003522" calcext:value-type="float">
            <text:p>3,52E-10</text:p>
          </table:table-cell>
          <table:table-cell table:formula="of:=([.D34]-[.D32])/([.A34]-[.A32])" office:value-type="float" office:value="0.000000013346" calcext:value-type="float">
            <text:p>13,35E-09</text:p>
          </table:table-cell>
          <table:table-cell table:formula="of:=[.D33]/(SQRT([.E33]))" office:value-type="float" office:value="0.00000304869368639524" calcext:value-type="float">
            <text:p>3,04869368639524E-06</text:p>
          </table:table-cell>
          <table:table-cell table:number-columns-repeated="6"/>
          <table:table-cell office:value-type="float" office:value="0.00000000005003" calcext:value-type="float">
            <text:p>5,00E-11</text:p>
          </table:table-cell>
          <table:table-cell office:value-type="float" office:value="0.00000000037271" calcext:value-type="float">
            <text:p>3,73E-10</text:p>
          </table:table-cell>
          <table:table-cell table:formula="of:=([.N34]-[.N32])/([.A34]-[.A32])" office:value-type="float" office:value="0.0000000135675" calcext:value-type="float">
            <text:p>13,57E-09</text:p>
          </table:table-cell>
          <table:table-cell table:formula="of:=[.N33]/(SQRT(ABS([.O33])))" office:value-type="float" office:value="0.00000319978744572312" calcext:value-type="float">
            <text:p>3,19978744572312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,18E-11</text:p>
          </table:table-cell>
          <table:table-cell office:value-type="float" office:value="0.0000000005173" calcext:value-type="float">
            <text:p>5,17E-10</text:p>
          </table:table-cell>
          <table:table-cell table:formula="of:=([.D35]-[.D33])/([.A35]-[.A33])" office:value-type="float" office:value="0.0000000190255" calcext:value-type="float">
            <text:p>19,03E-09</text:p>
          </table:table-cell>
          <table:table-cell table:formula="of:=[.D34]/(SQRT([.E34]))" office:value-type="float" office:value="0.00000375037278814228" calcext:value-type="float">
            <text:p>3,75037278814228E-06</text:p>
          </table:table-cell>
          <table:table-cell table:number-columns-repeated="6"/>
          <table:table-cell office:value-type="float" office:value="0.00000000006241" calcext:value-type="float">
            <text:p>6,24E-11</text:p>
          </table:table-cell>
          <table:table-cell office:value-type="float" office:value="0.00000000053254" calcext:value-type="float">
            <text:p>5,33E-10</text:p>
          </table:table-cell>
          <table:table-cell table:formula="of:=([.N35]-[.N33])/([.A35]-[.A33])" office:value-type="float" office:value="0.0000000194005" calcext:value-type="float">
            <text:p>19,40E-09</text:p>
          </table:table-cell>
          <table:table-cell table:formula="of:=[.N34]/(SQRT(ABS([.O34])))" office:value-type="float" office:value="0.00000382336510805144" calcext:value-type="float">
            <text:p>3,8233651080514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,19E-11</text:p>
          </table:table-cell>
          <table:table-cell office:value-type="float" office:value="0.00000000073271" calcext:value-type="float">
            <text:p>7,33E-10</text:p>
          </table:table-cell>
          <table:table-cell table:formula="of:=([.D36]-[.D34])/([.A36]-[.A34])" office:value-type="float" office:value="0.0000000268725" calcext:value-type="float">
            <text:p>26,87E-09</text:p>
          </table:table-cell>
          <table:table-cell table:formula="of:=[.D35]/(SQRT([.E35]))" office:value-type="float" office:value="0.00000446969699645461" calcext:value-type="float">
            <text:p>4,46969699645461E-06</text:p>
          </table:table-cell>
          <table:table-cell table:number-columns-repeated="6"/>
          <table:table-cell office:value-type="float" office:value="0.00000000007509" calcext:value-type="float">
            <text:p>7,51E-11</text:p>
          </table:table-cell>
          <table:table-cell office:value-type="float" office:value="0.00000000076072" calcext:value-type="float">
            <text:p>7,61E-10</text:p>
          </table:table-cell>
          <table:table-cell table:formula="of:=([.N36]-[.N34])/([.A36]-[.A34])" office:value-type="float" office:value="0.0000000274775" calcext:value-type="float">
            <text:p>27,48E-09</text:p>
          </table:table-cell>
          <table:table-cell table:formula="of:=[.N35]/(SQRT(ABS([.O35])))" office:value-type="float" office:value="0.00000458919198183391" calcext:value-type="float">
            <text:p>4,5891919818339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,68E-11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8,31E-09</text:p>
          </table:table-cell>
          <table:table-cell table:formula="of:=[.D36]/(SQRT([.E36]))" office:value-type="float" office:value="0.00000538885244559355" calcext:value-type="float">
            <text:p>5,38885244559355E-06</text:p>
          </table:table-cell>
          <table:table-cell table:number-columns-repeated="6"/>
          <table:table-cell office:value-type="float" office:value="0.0000000000871" calcext:value-type="float">
            <text:p>8,71E-11</text:p>
          </table:table-cell>
          <table:table-cell office:value-type="float" office:value="0.00000000108209" calcext:value-type="float">
            <text:p>1,08E-09</text:p>
          </table:table-cell>
          <table:table-cell table:formula="of:=([.N37]-[.N35])/([.A37]-[.A35])" office:value-type="float" office:value="0.000000039014" calcext:value-type="float">
            <text:p>39,01E-09</text:p>
          </table:table-cell>
          <table:table-cell table:formula="of:=[.N36]/(SQRT(ABS([.O36])))" office:value-type="float" office:value="0.00000547839249564981" calcext:value-type="float">
            <text:p>5,47839249564981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,10E-10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3,57E-09</text:p>
          </table:table-cell>
          <table:table-cell table:formula="of:=[.D37]/(SQRT([.E37]))" office:value-type="float" office:value="0.00000647592339631885" calcext:value-type="float">
            <text:p>6,47592339631885E-06</text:p>
          </table:table-cell>
          <table:table-cell table:number-columns-repeated="6"/>
          <table:table-cell office:value-type="float" office:value="0.00000000010053" calcext:value-type="float">
            <text:p>1,01E-10</text:p>
          </table:table-cell>
          <table:table-cell office:value-type="float" office:value="0.000000001541" calcext:value-type="float">
            <text:p>1,54E-09</text:p>
          </table:table-cell>
          <table:table-cell table:formula="of:=([.N38]-[.N36])/([.A38]-[.A36])" office:value-type="float" office:value="0.0000000548105000000001" calcext:value-type="float">
            <text:p>54,81E-09</text:p>
          </table:table-cell>
          <table:table-cell table:formula="of:=[.N37]/(SQRT(ABS([.O37])))" office:value-type="float" office:value="0.00000658219518939386" calcext:value-type="float">
            <text:p>6,58219518939386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,24E-10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5,09E-09</text:p>
          </table:table-cell>
          <table:table-cell table:formula="of:=[.D38]/(SQRT([.E38]))" office:value-type="float" office:value="0.00000775938893649342" calcext:value-type="float">
            <text:p>7,75938893649342E-06</text:p>
          </table:table-cell>
          <table:table-cell table:number-columns-repeated="6"/>
          <table:table-cell office:value-type="float" office:value="0.00000000011773" calcext:value-type="float">
            <text:p>1,18E-10</text:p>
          </table:table-cell>
          <table:table-cell office:value-type="float" office:value="0.0000000021783" calcext:value-type="float">
            <text:p>2,18E-09</text:p>
          </table:table-cell>
          <table:table-cell table:formula="of:=([.N39]-[.N37])/([.A39]-[.A37])" office:value-type="float" office:value="0.0000000766599999999999" calcext:value-type="float">
            <text:p>76,66E-09</text:p>
          </table:table-cell>
          <table:table-cell table:formula="of:=[.N38]/(SQRT(ABS([.O38])))" office:value-type="float" office:value="0.00000786743718322463" calcext:value-type="float">
            <text:p>7,86743718322463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,49E-10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04,14E-09</text:p>
          </table:table-cell>
          <table:table-cell table:formula="of:=[.D39]/(SQRT([.E39]))" office:value-type="float" office:value="0.00000929843253208068" calcext:value-type="float">
            <text:p>9,29843253208068E-06</text:p>
          </table:table-cell>
          <table:table-cell table:number-columns-repeated="6"/>
          <table:table-cell office:value-type="float" office:value="0.00000000013732" calcext:value-type="float">
            <text:p>1,37E-10</text:p>
          </table:table-cell>
          <table:table-cell office:value-type="float" office:value="0.0000000030742" calcext:value-type="float">
            <text:p>3,07E-09</text:p>
          </table:table-cell>
          <table:table-cell table:formula="of:=([.N40]-[.N38])/([.A40]-[.A38])" office:value-type="float" office:value="0.00000010645" calcext:value-type="float">
            <text:p>106,45E-09</text:p>
          </table:table-cell>
          <table:table-cell table:formula="of:=[.N39]/(SQRT(ABS([.O39])))" office:value-type="float" office:value="0.00000942235114895748" calcext:value-type="float">
            <text:p>9,42235114895748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,68E-10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41,93E-09</text:p>
          </table:table-cell>
          <table:table-cell table:formula="of:=[.D40]/(SQRT([.E40]))" office:value-type="float" office:value="0.0000111722116865304" calcext:value-type="float">
            <text:p>1,11722116865304E-05</text:p>
          </table:table-cell>
          <table:table-cell table:number-columns-repeated="6"/>
          <table:table-cell office:value-type="float" office:value="0.00000000015789" calcext:value-type="float">
            <text:p>1,58E-10</text:p>
          </table:table-cell>
          <table:table-cell office:value-type="float" office:value="0.0000000043073" calcext:value-type="float">
            <text:p>4,31E-09</text:p>
          </table:table-cell>
          <table:table-cell table:formula="of:=([.N41]-[.N39])/([.A41]-[.A39])" office:value-type="float" office:value="0.000000145355" calcext:value-type="float">
            <text:p>145,36E-09</text:p>
          </table:table-cell>
          <table:table-cell table:formula="of:=[.N40]/(SQRT(ABS([.O40])))" office:value-type="float" office:value="0.0000112977024735367" calcext:value-type="float">
            <text:p>1,12977024735367E-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,90E-10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92,41E-09</text:p>
          </table:table-cell>
          <table:table-cell table:formula="of:=[.D41]/(SQRT([.E41]))" office:value-type="float" office:value="0.0000133118291825402" calcext:value-type="float">
            <text:p>1,33118291825402E-05</text:p>
          </table:table-cell>
          <table:table-cell table:number-columns-repeated="6"/>
          <table:table-cell office:value-type="float" office:value="0.00000000018147" calcext:value-type="float">
            <text:p>1,81E-10</text:p>
          </table:table-cell>
          <table:table-cell office:value-type="float" office:value="0.0000000059813" calcext:value-type="float">
            <text:p>5,98E-09</text:p>
          </table:table-cell>
          <table:table-cell table:formula="of:=([.N42]-[.N40])/([.A42]-[.A40])" office:value-type="float" office:value="0.00000019726" calcext:value-type="float">
            <text:p>197,26E-09</text:p>
          </table:table-cell>
          <table:table-cell table:formula="of:=[.N41]/(SQRT(ABS([.O41])))" office:value-type="float" office:value="0.00001346716159017" calcext:value-type="float">
            <text:p>1,346716159017E-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,15E-10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56,80E-09</text:p>
          </table:table-cell>
          <table:table-cell table:formula="of:=[.D42]/(SQRT([.E42]))" office:value-type="float" office:value="0.000015899376071586" calcext:value-type="float">
            <text:p>1,5899376071586E-05</text:p>
          </table:table-cell>
          <table:table-cell table:number-columns-repeated="6"/>
          <table:table-cell office:value-type="float" office:value="0.00000000020647" calcext:value-type="float">
            <text:p>2,06E-10</text:p>
          </table:table-cell>
          <table:table-cell office:value-type="float" office:value="0.0000000082525" calcext:value-type="float">
            <text:p>8,25E-09</text:p>
          </table:table-cell>
          <table:table-cell table:formula="of:=([.N43]-[.N41])/([.A43]-[.A41])" office:value-type="float" office:value="0.000000263785" calcext:value-type="float">
            <text:p>263,79E-09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,40E-10</text:p>
          </table:table-cell>
          <table:table-cell office:value-type="float" office:value="0.000000010975" calcext:value-type="float">
            <text:p>1,10E-08</text:p>
          </table:table-cell>
          <table:table-cell table:formula="of:=([.D44]-[.D42])/([.A44]-[.A42])" office:value-type="float" office:value="0.00000033825" calcext:value-type="float">
            <text:p>338,25E-09</text:p>
          </table:table-cell>
          <table:table-cell table:formula="of:=[.D43]/(SQRT([.E43]))" office:value-type="float" office:value="0.0000188705964060853" calcext:value-type="float">
            <text:p>1,88705964060853E-05</text:p>
          </table:table-cell>
          <table:table-cell table:number-columns-repeated="6"/>
          <table:table-cell office:value-type="float" office:value="0.00000000023274" calcext:value-type="float">
            <text:p>2,33E-10</text:p>
          </table:table-cell>
          <table:table-cell office:value-type="float" office:value="0.000000011257" calcext:value-type="float">
            <text:p>1,13E-08</text:p>
          </table:table-cell>
          <table:table-cell table:formula="of:=([.N44]-[.N42])/([.A44]-[.A42])" office:value-type="float" office:value="0.000000349125" calcext:value-type="float">
            <text:p>349,13E-09</text:p>
          </table:table-cell>
          <table:table-cell table:formula="of:=[.N43]/(SQRT(ABS([.O43])))" office:value-type="float" office:value="0.0000190516323340974" calcext:value-type="float">
            <text:p>1,90516323340974E-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,72E-10</text:p>
          </table:table-cell>
          <table:table-cell office:value-type="float" office:value="0.000000014822" calcext:value-type="float">
            <text:p>1,48E-08</text:p>
          </table:table-cell>
          <table:table-cell table:formula="of:=([.D45]-[.D43])/([.A45]-[.A43])" office:value-type="float" office:value="0.0000004378" calcext:value-type="float">
            <text:p>437,80E-09</text:p>
          </table:table-cell>
          <table:table-cell table:formula="of:=[.D44]/(SQRT([.E44]))" office:value-type="float" office:value="0.0000224010786221414" calcext:value-type="float">
            <text:p>2,24010786221414E-05</text:p>
          </table:table-cell>
          <table:table-cell table:number-columns-repeated="6"/>
          <table:table-cell office:value-type="float" office:value="0.00000000026059" calcext:value-type="float">
            <text:p>2,61E-10</text:p>
          </table:table-cell>
          <table:table-cell office:value-type="float" office:value="0.000000015235" calcext:value-type="float">
            <text:p>1,52E-08</text:p>
          </table:table-cell>
          <table:table-cell table:formula="of:=([.N45]-[.N43])/([.A45]-[.A43])" office:value-type="float" office:value="0.00000045305" calcext:value-type="float">
            <text:p>453,05E-09</text:p>
          </table:table-cell>
          <table:table-cell table:formula="of:=[.N44]/(SQRT(ABS([.O44])))" office:value-type="float" office:value="0.0000226344210880063" calcext:value-type="float">
            <text:p>2,26344210880063E-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,05E-10</text:p>
          </table:table-cell>
          <table:table-cell office:value-type="float" office:value="0.000000019731" calcext:value-type="float">
            <text:p>1,97E-08</text:p>
          </table:table-cell>
          <table:table-cell table:formula="of:=([.D46]-[.D44])/([.A46]-[.A44])" office:value-type="float" office:value="0.00000055785" calcext:value-type="float">
            <text:p>557,85E-09</text:p>
          </table:table-cell>
          <table:table-cell table:formula="of:=[.D45]/(SQRT([.E45]))" office:value-type="float" office:value="0.0000264174185979211" calcext:value-type="float">
            <text:p>2,64174185979211E-05</text:p>
          </table:table-cell>
          <table:table-cell table:number-columns-repeated="6"/>
          <table:table-cell office:value-type="float" office:value="0.00000000029531" calcext:value-type="float">
            <text:p>2,95E-10</text:p>
          </table:table-cell>
          <table:table-cell office:value-type="float" office:value="0.000000020318" calcext:value-type="float">
            <text:p>2,03E-08</text:p>
          </table:table-cell>
          <table:table-cell table:formula="of:=([.N46]-[.N44])/([.A46]-[.A44])" office:value-type="float" office:value="0.0000005795" calcext:value-type="float">
            <text:p>579,50E-09</text:p>
          </table:table-cell>
          <table:table-cell table:formula="of:=[.N45]/(SQRT(ABS([.O45])))" office:value-type="float" office:value="0.0000266903479692489" calcext:value-type="float">
            <text:p>2,66903479692489E-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,39E-10</text:p>
          </table:table-cell>
          <table:table-cell office:value-type="float" office:value="0.000000025979" calcext:value-type="float">
            <text:p>2,60E-08</text:p>
          </table:table-cell>
          <table:table-cell table:formula="of:=([.D47]-[.D45])/([.A47]-[.A45])" office:value-type="float" office:value="0.00000070025" calcext:value-type="float">
            <text:p>700,25E-09</text:p>
          </table:table-cell>
          <table:table-cell table:formula="of:=[.D46]/(SQRT([.E46]))" office:value-type="float" office:value="0.00003104530073309" calcext:value-type="float">
            <text:p>3,104530073309E-05</text:p>
          </table:table-cell>
          <table:table-cell table:number-columns-repeated="6"/>
          <table:table-cell office:value-type="float" office:value="0.00000000033056" calcext:value-type="float">
            <text:p>3,31E-10</text:p>
          </table:table-cell>
          <table:table-cell office:value-type="float" office:value="0.000000026825" calcext:value-type="float">
            <text:p>2,68E-08</text:p>
          </table:table-cell>
          <table:table-cell table:formula="of:=([.N47]-[.N45])/([.A47]-[.A45])" office:value-type="float" office:value="0.000000729399999999999" calcext:value-type="float">
            <text:p>729,40E-09</text:p>
          </table:table-cell>
          <table:table-cell table:formula="of:=[.N46]/(SQRT(ABS([.O46])))" office:value-type="float" office:value="0.0000314091982784622" calcext:value-type="float">
            <text:p>3,14091982784622E-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,82E-10</text:p>
          </table:table-cell>
          <table:table-cell office:value-type="float" office:value="0.000000033736" calcext:value-type="float">
            <text:p>3,37E-08</text:p>
          </table:table-cell>
          <table:table-cell table:formula="of:=([.D48]-[.D46])/([.A48]-[.A46])" office:value-type="float" office:value="0.000000863050000000002" calcext:value-type="float">
            <text:p>863,05E-09</text:p>
          </table:table-cell>
          <table:table-cell table:formula="of:=[.D47]/(SQRT([.E47]))" office:value-type="float" office:value="0.0000363141271235711" calcext:value-type="float">
            <text:p>3,63141271235711E-05</text:p>
          </table:table-cell>
          <table:table-cell table:number-columns-repeated="6"/>
          <table:table-cell office:value-type="float" office:value="0.00000000037106" calcext:value-type="float">
            <text:p>3,71E-10</text:p>
          </table:table-cell>
          <table:table-cell office:value-type="float" office:value="0.000000034906" calcext:value-type="float">
            <text:p>3,49E-08</text:p>
          </table:table-cell>
          <table:table-cell table:formula="of:=([.N48]-[.N46])/([.A48]-[.A46])" office:value-type="float" office:value="0.000000905000000000002" calcext:value-type="float">
            <text:p>905,00E-09</text:p>
          </table:table-cell>
          <table:table-cell table:formula="of:=[.N47]/(SQRT(ABS([.O47])))" office:value-type="float" office:value="0.0000366923725796637" calcext:value-type="float">
            <text:p>3,66923725796637E-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,23E-10</text:p>
          </table:table-cell>
          <table:table-cell office:value-type="float" office:value="0.00000004324" calcext:value-type="float">
            <text:p>4,32E-08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[.D48]/(SQRT([.E48]))" office:value-type="float" office:value="0.0000422492530045836" calcext:value-type="float">
            <text:p>4,22492530045836E-05</text:p>
          </table:table-cell>
          <table:table-cell table:number-columns-repeated="6"/>
          <table:table-cell office:value-type="float" office:value="0.00000000041222" calcext:value-type="float">
            <text:p>4,12E-10</text:p>
          </table:table-cell>
          <table:table-cell office:value-type="float" office:value="0.000000044925" calcext:value-type="float">
            <text:p>4,49E-08</text:p>
          </table:table-cell>
          <table:table-cell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,70E-10</text:p>
          </table:table-cell>
          <table:table-cell office:value-type="float" office:value="0.000000054685" calcext:value-type="float">
            <text:p>5,47E-08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[.D49]/(SQRT([.E49]))" office:value-type="float" office:value="0.0000490098688938869" calcext:value-type="float">
            <text:p>4,90098688938869E-05</text:p>
          </table:table-cell>
          <table:table-cell table:number-columns-repeated="6"/>
          <table:table-cell office:value-type="float" office:value="0.00000000045486" calcext:value-type="float">
            <text:p>4,55E-10</text:p>
          </table:table-cell>
          <table:table-cell office:value-type="float" office:value="0.000000057087" calcext:value-type="float">
            <text:p>5,71E-08</text:p>
          </table:table-cell>
          <table:table-cell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,17E-10</text:p>
          </table:table-cell>
          <table:table-cell office:value-type="float" office:value="0.00000006814" calcext:value-type="float">
            <text:p>6,81E-08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[.D50]/(SQRT([.E50]))" office:value-type="float" office:value="0.0000563631543882237" calcext:value-type="float">
            <text:p>5,63631543882237E-05</text:p>
          </table:table-cell>
          <table:table-cell table:number-columns-repeated="6"/>
          <table:table-cell office:value-type="float" office:value="0.00000000050339" calcext:value-type="float">
            <text:p>5,03E-10</text:p>
          </table:table-cell>
          <table:table-cell office:value-type="float" office:value="0.000000071501" calcext:value-type="float">
            <text:p>7,15E-08</text:p>
          </table:table-cell>
          <table:table-cell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,73E-10</text:p>
          </table:table-cell>
          <table:table-cell office:value-type="float" office:value="0.000000083916" calcext:value-type="float">
            <text:p>8,39E-08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[.D51]/(SQRT([.E51]))" office:value-type="float" office:value="0.0000645670085384117" calcext:value-type="float">
            <text:p>0,000064567</text:p>
          </table:table-cell>
          <table:table-cell table:number-columns-repeated="6"/>
          <table:table-cell office:value-type="float" office:value="0.00000000054858" calcext:value-type="float">
            <text:p>5,49E-10</text:p>
          </table:table-cell>
          <table:table-cell office:value-type="float" office:value="0.000000088673" calcext:value-type="float">
            <text:p>8,87E-08</text:p>
          </table:table-cell>
          <table:table-cell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,26E-10</text:p>
          </table:table-cell>
          <table:table-cell office:value-type="float" office:value="0.000000101923" calcext:value-type="float">
            <text:p>1,02E-07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[.D52]/(SQRT([.E52]))" office:value-type="float" office:value="0.0000734000167349802" calcext:value-type="float">
            <text:p>0,0000734</text:p>
          </table:table-cell>
          <table:table-cell table:number-columns-repeated="6"/>
          <table:table-cell office:value-type="float" office:value="0.00000000059805" calcext:value-type="float">
            <text:p>5,98E-10</text:p>
          </table:table-cell>
          <table:table-cell office:value-type="float" office:value="0.000000108417" calcext:value-type="float">
            <text:p>1,08E-07</text:p>
          </table:table-cell>
          <table:table-cell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,78E-10</text:p>
          </table:table-cell>
          <table:table-cell office:value-type="float" office:value="0.00000012248" calcext:value-type="float">
            <text:p>1,22E-07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[.D53]/(SQRT([.E53]))" office:value-type="float" office:value="0.0000832725346118725" calcext:value-type="float">
            <text:p>8,32725346118725E-05</text:p>
          </table:table-cell>
          <table:table-cell table:number-columns-repeated="6"/>
          <table:table-cell office:value-type="float" office:value="0.00000000065105" calcext:value-type="float">
            <text:p>6,51E-10</text:p>
          </table:table-cell>
          <table:table-cell office:value-type="float" office:value="0.00000013124" calcext:value-type="float">
            <text:p>1,31E-07</text:p>
          </table:table-cell>
          <table:table-cell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6" calcext:value-type="float">
            <text:p>8,40669114113226E-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,40E-10</text:p>
          </table:table-cell>
          <table:table-cell office:value-type="float" office:value="0.00000014519" calcext:value-type="float">
            <text:p>1,45E-07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[.D54]/(SQRT([.E54]))" office:value-type="float" office:value="0.0000937685925393977" calcext:value-type="float">
            <text:p>9,37685925393977E-05</text:p>
          </table:table-cell>
          <table:table-cell table:number-columns-repeated="6"/>
          <table:table-cell office:value-type="float" office:value="0.00000000070386" calcext:value-type="float">
            <text:p>7,04E-10</text:p>
          </table:table-cell>
          <table:table-cell office:value-type="float" office:value="0.00000015716" calcext:value-type="float">
            <text:p>1,57E-07</text:p>
          </table:table-cell>
          <table:table-cell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8" calcext:value-type="float">
            <text:p>9,43686918899158E-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,07E-10</text:p>
          </table:table-cell>
          <table:table-cell office:value-type="float" office:value="0.00000017043" calcext:value-type="float">
            <text:p>1,70E-07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[.D55]/(SQRT([.E55]))" office:value-type="float" office:value="0.000104753628059429" calcext:value-type="float">
            <text:p>0,0001047536</text:p>
          </table:table-cell>
          <table:table-cell table:number-columns-repeated="6"/>
          <table:table-cell office:value-type="float" office:value="0.00000000076047" calcext:value-type="float">
            <text:p>7,60E-10</text:p>
          </table:table-cell>
          <table:table-cell office:value-type="float" office:value="0.00000018671" calcext:value-type="float">
            <text:p>1,87E-07</text:p>
          </table:table-cell>
          <table:table-cell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,80E-10</text:p>
          </table:table-cell>
          <table:table-cell office:value-type="float" office:value="0.00000019813" calcext:value-type="float">
            <text:p>1,98E-07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[.D56]/(SQRT([.E56]))" office:value-type="float" office:value="0.000116942254957737" calcext:value-type="float">
            <text:p>0,0001169423</text:p>
          </table:table-cell>
          <table:table-cell table:number-columns-repeated="3"/>
          <table:table-cell table:formula="of:=SUM([.C56:.I56])" office:value-type="float" office:value="0.000120011764677737" calcext:value-type="float">
            <text:p>0,0001200118</text:p>
          </table:table-cell>
          <table:table-cell table:number-columns-repeated="2"/>
          <table:table-cell office:value-type="float" office:value="0.00000000082224" calcext:value-type="float">
            <text:p>8,22E-10</text:p>
          </table:table-cell>
          <table:table-cell office:value-type="float" office:value="0.00000021972" calcext:value-type="float">
            <text:p>2,20E-07</text:p>
          </table:table-cell>
          <table:table-cell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,51E-10</text:p>
          </table:table-cell>
          <table:table-cell office:value-type="float" office:value="0.00000022784" calcext:value-type="float">
            <text:p>2,28E-07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[.D57]/(SQRT([.E57]))" office:value-type="float" office:value="0.000129718640295813" calcext:value-type="float">
            <text:p>0,0001297186</text:p>
          </table:table-cell>
          <table:table-cell table:number-columns-repeated="6"/>
          <table:table-cell office:value-type="float" office:value="0.00000000088282" calcext:value-type="float">
            <text:p>8,83E-10</text:p>
          </table:table-cell>
          <table:table-cell office:value-type="float" office:value="0.00000025601" calcext:value-type="float">
            <text:p>2,56E-07</text:p>
          </table:table-cell>
          <table:table-cell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,60E-07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[.D58]/(SQRT([.E58]))" office:value-type="float" office:value="0.000143238032099865" calcext:value-type="float">
            <text:p>0,000143238</text:p>
          </table:table-cell>
          <table:table-cell table:number-columns-repeated="6"/>
          <table:table-cell office:value-type="float" office:value="0.00000000094833" calcext:value-type="float">
            <text:p>9,48E-10</text:p>
          </table:table-cell>
          <table:table-cell office:value-type="float" office:value="0.00000029645" calcext:value-type="float">
            <text:p>2,96E-07</text:p>
          </table:table-cell>
          <table:table-cell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,94E-07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[.D59]/(SQRT([.E59]))" office:value-type="float" office:value="0.000157232299892825" calcext:value-type="float">
            <text:p>0,0001572323</text:p>
          </table:table-cell>
          <table:table-cell table:number-columns-repeated="6"/>
          <table:table-cell office:value-type="float" office:value="0.0000000010196" calcext:value-type="float">
            <text:p>1,02E-09</text:p>
          </table:table-cell>
          <table:table-cell office:value-type="float" office:value="0.00000034073" calcext:value-type="float">
            <text:p>3,41E-07</text:p>
          </table:table-cell>
          <table:table-cell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,30E-07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[.D60]/(SQRT([.E60]))" office:value-type="float" office:value="0.000171962600588293" calcext:value-type="float">
            <text:p>0,0001719626</text:p>
          </table:table-cell>
          <table:table-cell table:number-columns-repeated="6"/>
          <table:table-cell office:value-type="float" office:value="0.0000000010943" calcext:value-type="float">
            <text:p>1,09E-09</text:p>
          </table:table-cell>
          <table:table-cell office:value-type="float" office:value="0.00000038926" calcext:value-type="float">
            <text:p>3,89E-07</text:p>
          </table:table-cell>
          <table:table-cell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,67E-07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[.D61]/(SQRT([.E61]))" office:value-type="float" office:value="0.000187565072254778" calcext:value-type="float">
            <text:p>0,0001875651</text:p>
          </table:table-cell>
          <table:table-cell table:number-columns-repeated="6"/>
          <table:table-cell office:value-type="float" office:value="0.0000000011777" calcext:value-type="float">
            <text:p>1,18E-09</text:p>
          </table:table-cell>
          <table:table-cell office:value-type="float" office:value="0.00000044115" calcext:value-type="float">
            <text:p>4,41E-07</text:p>
          </table:table-cell>
          <table:table-cell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5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,06E-07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[.D62]/(SQRT([.E62]))" office:value-type="float" office:value="0.000203665853333289" calcext:value-type="float">
            <text:p>0,0002036659</text:p>
          </table:table-cell>
          <table:table-cell table:number-columns-repeated="6"/>
          <table:table-cell office:value-type="float" office:value="0.0000000012604" calcext:value-type="float">
            <text:p>1,26E-09</text:p>
          </table:table-cell>
          <table:table-cell office:value-type="float" office:value="0.00000049806" calcext:value-type="float">
            <text:p>4,98E-07</text:p>
          </table:table-cell>
          <table:table-cell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,47E-07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[.D63]/(SQRT([.E63]))" office:value-type="float" office:value="0.000220304196052517" calcext:value-type="float">
            <text:p>0,0002203042</text:p>
          </table:table-cell>
          <table:table-cell table:number-columns-repeated="6"/>
          <table:table-cell office:value-type="float" office:value="0.0000000013426" calcext:value-type="float">
            <text:p>1,34E-09</text:p>
          </table:table-cell>
          <table:table-cell office:value-type="float" office:value="0.00000055819" calcext:value-type="float">
            <text:p>5,58E-07</text:p>
          </table:table-cell>
          <table:table-cell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,88E-07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[.D64]/(SQRT([.E64]))" office:value-type="float" office:value="0.000236811935971005" calcext:value-type="float">
            <text:p>0,0002368119</text:p>
          </table:table-cell>
          <table:table-cell table:number-columns-repeated="6"/>
          <table:table-cell office:value-type="float" office:value="0.0000000014352" calcext:value-type="float">
            <text:p>1,44E-09</text:p>
          </table:table-cell>
          <table:table-cell office:value-type="float" office:value="0.00000062363" calcext:value-type="float">
            <text:p>6,24E-07</text:p>
          </table:table-cell>
          <table:table-cell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,32E-07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[.D65]/(SQRT([.E65]))" office:value-type="float" office:value="0.000254930104570846" calcext:value-type="float">
            <text:p>0,0002549301</text:p>
          </table:table-cell>
          <table:table-cell table:number-columns-repeated="6"/>
          <table:table-cell office:value-type="float" office:value="0.0000000015349" calcext:value-type="float">
            <text:p>1,53E-09</text:p>
          </table:table-cell>
          <table:table-cell office:value-type="float" office:value="0.00000069335" calcext:value-type="float">
            <text:p>6,93E-07</text:p>
          </table:table-cell>
          <table:table-cell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3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,75E-07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[.D66]/(SQRT([.E66]))" office:value-type="float" office:value="0.000272850783437545" calcext:value-type="float">
            <text:p>0,0002728508</text:p>
          </table:table-cell>
          <table:table-cell table:number-columns-repeated="6"/>
          <table:table-cell office:value-type="float" office:value="0.0000000016353" calcext:value-type="float">
            <text:p>1,64E-09</text:p>
          </table:table-cell>
          <table:table-cell office:value-type="float" office:value="0.000000767" calcext:value-type="float">
            <text:p>7,67E-07</text:p>
          </table:table-cell>
          <table:table-cell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,21E-07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[.D67]/(SQRT([.E67]))" office:value-type="float" office:value="0.000291014014608469" calcext:value-type="float">
            <text:p>0,000291014</text:p>
          </table:table-cell>
          <table:table-cell table:number-columns-repeated="6"/>
          <table:table-cell office:value-type="float" office:value="0.0000000017477" calcext:value-type="float">
            <text:p>1,75E-09</text:p>
          </table:table-cell>
          <table:table-cell office:value-type="float" office:value="0.00000084575" calcext:value-type="float">
            <text:p>8,46E-07</text:p>
          </table:table-cell>
          <table:table-cell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,66E-07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[.D68]/(SQRT([.E68]))" office:value-type="float" office:value="0.000310425723256566" calcext:value-type="float">
            <text:p>0,0003104257</text:p>
          </table:table-cell>
          <table:table-cell table:number-columns-repeated="6"/>
          <table:table-cell office:value-type="float" office:value="0.0000000018626" calcext:value-type="float">
            <text:p>1,86E-09</text:p>
          </table:table-cell>
          <table:table-cell office:value-type="float" office:value="0.00000092835" calcext:value-type="float">
            <text:p>9,28E-07</text:p>
          </table:table-cell>
          <table:table-cell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,13E-07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[.D69]/(SQRT([.E69]))" office:value-type="float" office:value="0.000329590964871997" calcext:value-type="float">
            <text:p>0,000329591</text:p>
          </table:table-cell>
          <table:table-cell table:number-columns-repeated="6"/>
          <table:table-cell office:value-type="float" office:value="0.0000000019842" calcext:value-type="float">
            <text:p>1,98E-09</text:p>
          </table:table-cell>
          <table:table-cell office:value-type="float" office:value="0.00000101597" calcext:value-type="float">
            <text:p>1,02E-06</text:p>
          </table:table-cell>
          <table:table-cell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,60E-07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[.D70]/(SQRT([.E70]))" office:value-type="float" office:value="0.000348203738994437" calcext:value-type="float">
            <text:p>0,0003482037</text:p>
          </table:table-cell>
          <table:table-cell table:number-columns-repeated="6"/>
          <table:table-cell office:value-type="float" office:value="0.0000000021116" calcext:value-type="float">
            <text:p>2,11E-09</text:p>
          </table:table-cell>
          <table:table-cell office:value-type="float" office:value="0.00000110771" calcext:value-type="float">
            <text:p>1,11E-06</text:p>
          </table:table-cell>
          <table:table-cell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,08E-07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[.D71]/(SQRT([.E71]))" office:value-type="float" office:value="0.000367506439008878" calcext:value-type="float">
            <text:p>0,0003675064</text:p>
          </table:table-cell>
          <table:table-cell table:number-columns-repeated="6"/>
          <table:table-cell office:value-type="float" office:value="0.000000002256" calcext:value-type="float">
            <text:p>2,26E-09</text:p>
          </table:table-cell>
          <table:table-cell office:value-type="float" office:value="0.0000012044" calcext:value-type="float">
            <text:p>1,20E-06</text:p>
          </table:table-cell>
          <table:table-cell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,57E-07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[.D72]/(SQRT([.E72]))" office:value-type="float" office:value="0.000388440827769138" calcext:value-type="float">
            <text:p>0,0003884408</text:p>
          </table:table-cell>
          <table:table-cell table:number-columns-repeated="6"/>
          <table:table-cell office:value-type="float" office:value="0.0000000023967" calcext:value-type="float">
            <text:p>2,40E-09</text:p>
          </table:table-cell>
          <table:table-cell office:value-type="float" office:value="0.0000013064" calcext:value-type="float">
            <text:p>1,31E-06</text:p>
          </table:table-cell>
          <table:table-cell table:formula="of:=([.N73]-[.N71])/([.A73]-[.A71])" office:value-type="float" office:value="0.000010365" calcext:value-type="float">
            <text:p>10,37E-06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,05E-07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[.D73]/(SQRT([.E73]))" office:value-type="float" office:value="0.00040821740205116" calcext:value-type="float">
            <text:p>0,0004082174</text:p>
          </table:table-cell>
          <table:table-cell table:number-columns-repeated="6"/>
          <table:table-cell office:value-type="float" office:value="0.0000000025495" calcext:value-type="float">
            <text:p>2,55E-09</text:p>
          </table:table-cell>
          <table:table-cell office:value-type="float" office:value="0.0000014117" calcext:value-type="float">
            <text:p>1,41E-06</text:p>
          </table:table-cell>
          <table:table-cell table:formula="of:=([.N74]-[.N72])/([.A74]-[.A72])" office:value-type="float" office:value="0.000010835" calcext:value-type="float">
            <text:p>10,84E-06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,55E-07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[.D74]/(SQRT([.E74]))" office:value-type="float" office:value="0.000428391262760171" calcext:value-type="float">
            <text:p>0,0004283913</text:p>
          </table:table-cell>
          <table:table-cell table:number-columns-repeated="6"/>
          <table:table-cell office:value-type="float" office:value="0.0000000027045" calcext:value-type="float">
            <text:p>2,70E-09</text:p>
          </table:table-cell>
          <table:table-cell office:value-type="float" office:value="0.0000015231" calcext:value-type="float">
            <text:p>1,52E-06</text:p>
          </table:table-cell>
          <table:table-cell table:formula="of:=([.N75]-[.N73])/([.A75]-[.A73])" office:value-type="float" office:value="0.000011325" calcext:value-type="float">
            <text:p>11,33E-06</text:p>
          </table:table-cell>
          <table:table-cell table:formula="of:=[.N74]/(SQRT(ABS([.O74])))" office:value-type="float" office:value="0.000452594542463285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[.D75]/(SQRT([.E75]))" office:value-type="float" office:value="0.000449310616843" calcext:value-type="float">
            <text:p>0,0004493106</text:p>
          </table:table-cell>
          <table:table-cell table:number-columns-repeated="6"/>
          <table:table-cell office:value-type="float" office:value="0.0000000028717" calcext:value-type="float">
            <text:p>2,87E-09</text:p>
          </table:table-cell>
          <table:table-cell office:value-type="float" office:value="0.0000016382" calcext:value-type="float">
            <text:p>1,64E-06</text:p>
          </table:table-cell>
          <table:table-cell table:formula="of:=([.N76]-[.N74])/([.A76]-[.A74])" office:value-type="float" office:value="0.000011785" calcext:value-type="float">
            <text:p>11,79E-06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[.D76]/(SQRT([.E76]))" office:value-type="float" office:value="0.000470313449749417" calcext:value-type="float">
            <text:p>0,0004703134</text:p>
          </table:table-cell>
          <table:table-cell table:number-columns-repeated="6"/>
          <table:table-cell office:value-type="float" office:value="0.0000000030561" calcext:value-type="float">
            <text:p>3,06E-09</text:p>
          </table:table-cell>
          <table:table-cell office:value-type="float" office:value="0.0000017588" calcext:value-type="float">
            <text:p>1,76E-06</text:p>
          </table:table-cell>
          <table:table-cell table:formula="of:=([.N77]-[.N75])/([.A77]-[.A75])" office:value-type="float" office:value="0.0000122550000000001" calcext:value-type="float">
            <text:p>12,26E-06</text:p>
          </table:table-cell>
          <table:table-cell table:formula="of:=[.N76]/(SQRT(ABS([.O76])))" office:value-type="float" office:value="0.000502411763161812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[.D77]/(SQRT([.E77]))" office:value-type="float" office:value="0.000489958665583294" calcext:value-type="float">
            <text:p>0,0004899587</text:p>
          </table:table-cell>
          <table:table-cell table:number-columns-repeated="6"/>
          <table:table-cell office:value-type="float" office:value="0.0000000032427" calcext:value-type="float">
            <text:p>3,24E-09</text:p>
          </table:table-cell>
          <table:table-cell office:value-type="float" office:value="0.0000018833" calcext:value-type="float">
            <text:p>1,88E-06</text:p>
          </table:table-cell>
          <table:table-cell table:formula="of:=([.N78]-[.N76])/([.A78]-[.A76])" office:value-type="float" office:value="0.0000127700000000001" calcext:value-type="float">
            <text:p>12,77E-06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[.D78]/(SQRT([.E78]))" office:value-type="float" office:value="0.000512982429590533" calcext:value-type="float">
            <text:p>0,0005129824</text:p>
          </table:table-cell>
          <table:table-cell table:number-columns-repeated="6"/>
          <table:table-cell office:value-type="float" office:value="0.000000003444" calcext:value-type="float">
            <text:p>3,44E-09</text:p>
          </table:table-cell>
          <table:table-cell office:value-type="float" office:value="0.0000020142" calcext:value-type="float">
            <text:p>2,01E-06</text:p>
          </table:table-cell>
          <table:table-cell table:formula="of:=([.N79]-[.N77])/([.A79]-[.A77])" office:value-type="float" office:value="0.00001321" calcext:value-type="float">
            <text:p>13,21E-06</text:p>
          </table:table-cell>
          <table:table-cell table:formula="of:=[.N78]/(SQRT(ABS([.O78])))" office:value-type="float" office:value="0.000554180426842953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[.D79]/(SQRT([.E79]))" office:value-type="float" office:value="0.000535389342702349" calcext:value-type="float">
            <text:p>0,0005353893</text:p>
          </table:table-cell>
          <table:table-cell table:number-columns-repeated="6"/>
          <table:table-cell office:value-type="float" office:value="0.0000000036487" calcext:value-type="float">
            <text:p>3,65E-09</text:p>
          </table:table-cell>
          <table:table-cell office:value-type="float" office:value="0.0000021475" calcext:value-type="float">
            <text:p>2,15E-06</text:p>
          </table:table-cell>
          <table:table-cell table:formula="of:=([.N80]-[.N78])/([.A80]-[.A78])" office:value-type="float" office:value="0.00001367" calcext:value-type="float">
            <text:p>13,67E-06</text:p>
          </table:table-cell>
          <table:table-cell table:formula="of:=[.N79]/(SQRT(ABS([.O79])))" office:value-type="float" office:value="0.000580829833546517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[.D80]/(SQRT([.E80]))" office:value-type="float" office:value="0.000553041029498609" calcext:value-type="float">
            <text:p>0,000553041</text:p>
          </table:table-cell>
          <table:table-cell table:number-columns-repeated="6"/>
          <table:table-cell office:value-type="float" office:value="0.0000000038689" calcext:value-type="float">
            <text:p>3,87E-09</text:p>
          </table:table-cell>
          <table:table-cell office:value-type="float" office:value="0.0000022876" calcext:value-type="float">
            <text:p>2,29E-06</text:p>
          </table:table-cell>
          <table:table-cell table:formula="of:=([.N81]-[.N79])/([.A81]-[.A79])" office:value-type="float" office:value="0.000014285" calcext:value-type="float">
            <text:p>14,29E-06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[.D81]/(SQRT([.E81]))" office:value-type="float" office:value="0.000576533160792361" calcext:value-type="float">
            <text:p>0,0005765332</text:p>
          </table:table-cell>
          <table:table-cell table:number-columns-repeated="6"/>
          <table:table-cell office:value-type="float" office:value="0.0000000040945" calcext:value-type="float">
            <text:p>4,09E-09</text:p>
          </table:table-cell>
          <table:table-cell office:value-type="float" office:value="0.0000024332" calcext:value-type="float">
            <text:p>2,43E-06</text:p>
          </table:table-cell>
          <table:table-cell table:formula="of:=([.N82]-[.N80])/([.A82]-[.A80])" office:value-type="float" office:value="0.000014675" calcext:value-type="float">
            <text:p>14,68E-06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[.D82]/(SQRT([.E82]))" office:value-type="float" office:value="0.000599050895045599" calcext:value-type="float">
            <text:p>0,0005990509</text:p>
          </table:table-cell>
          <table:table-cell table:number-columns-repeated="6"/>
          <table:table-cell office:value-type="float" office:value="0.0000000043399" calcext:value-type="float">
            <text:p>4,34E-09</text:p>
          </table:table-cell>
          <table:table-cell office:value-type="float" office:value="0.0000025811" calcext:value-type="float">
            <text:p>2,58E-06</text:p>
          </table:table-cell>
          <table:table-cell table:formula="of:=([.N83]-[.N81])/([.A83]-[.A81])" office:value-type="float" office:value="0.00001512" calcext:value-type="float">
            <text:p>15,12E-06</text:p>
          </table:table-cell>
          <table:table-cell table:formula="of:=[.N82]/(SQRT(ABS([.O82])))" office:value-type="float" office:value="0.000663787294311927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8E-06</text:p>
          </table:table-cell>
          <table:table-cell table:formula="of:=[.D83]/(SQRT([.E83]))" office:value-type="float" office:value="0.000621707869015775" calcext:value-type="float">
            <text:p>0,0006217079</text:p>
          </table:table-cell>
          <table:table-cell table:number-columns-repeated="6"/>
          <table:table-cell office:value-type="float" office:value="0.0000000045958" calcext:value-type="float">
            <text:p>4,60E-09</text:p>
          </table:table-cell>
          <table:table-cell office:value-type="float" office:value="0.0000027356" calcext:value-type="float">
            <text:p>2,74E-06</text:p>
          </table:table-cell>
          <table:table-cell table:formula="of:=([.N84]-[.N82])/([.A84]-[.A82])" office:value-type="float" office:value="0.00001565" calcext:value-type="float">
            <text:p>15,65E-06</text:p>
          </table:table-cell>
          <table:table-cell table:formula="of:=[.N83]/(SQRT(ABS([.O83])))" office:value-type="float" office:value="0.000691505158350652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[.D84]/(SQRT([.E84]))" office:value-type="float" office:value="0.00064457014299892" calcext:value-type="float">
            <text:p>0,0006445701</text:p>
          </table:table-cell>
          <table:table-cell table:number-columns-repeated="6"/>
          <table:table-cell office:value-type="float" office:value="0.0000000048598" calcext:value-type="float">
            <text:p>4,86E-09</text:p>
          </table:table-cell>
          <table:table-cell office:value-type="float" office:value="0.0000028941" calcext:value-type="float">
            <text:p>2,89E-06</text:p>
          </table:table-cell>
          <table:table-cell table:formula="of:=([.N85]-[.N83])/([.A85]-[.A83])" office:value-type="float" office:value="0.000016115" calcext:value-type="float">
            <text:p>16,12E-06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[.D85]/(SQRT([.E85]))" office:value-type="float" office:value="0.000664916442299275" calcext:value-type="float">
            <text:p>0,0006649164</text:p>
          </table:table-cell>
          <table:table-cell table:number-columns-repeated="6"/>
          <table:table-cell office:value-type="float" office:value="0.0000000051393" calcext:value-type="float">
            <text:p>5,14E-09</text:p>
          </table:table-cell>
          <table:table-cell office:value-type="float" office:value="0.0000030579" calcext:value-type="float">
            <text:p>3,06E-06</text:p>
          </table:table-cell>
          <table:table-cell table:formula="of:=([.N86]-[.N84])/([.A86]-[.A84])" office:value-type="float" office:value="0.0000166" calcext:value-type="float">
            <text:p>16,60E-06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8017" calcext:value-type="float">
            <text:p>8,02E-09</text:p>
          </table:table-cell>
          <table:table-cell office:value-type="float" office:value="0.0000015698" calcext:value-type="float">
            <text:p>1,57E-06</text:p>
          </table:table-cell>
          <table:table-cell table:formula="of:=([.D87]-[.D85])/([.A87]-[.A85])" office:value-type="float" office:value="0.000005235" calcext:value-type="float">
            <text:p>5,24E-06</text:p>
          </table:table-cell>
          <table:table-cell table:formula="of:=[.D86]/(SQRT([.E86]))" office:value-type="float" office:value="0.00068609772889929" calcext:value-type="float">
            <text:p>0,0006860977</text:p>
          </table:table-cell>
          <table:table-cell table:number-columns-repeated="6"/>
          <table:table-cell office:value-type="float" office:value="0.000000005439" calcext:value-type="float">
            <text:p>5,44E-09</text:p>
          </table:table-cell>
          <table:table-cell office:value-type="float" office:value="0.0000032261" calcext:value-type="float">
            <text:p>3,23E-06</text:p>
          </table:table-cell>
          <table:table-cell table:formula="of:=([.N87]-[.N85])/([.A87]-[.A85])" office:value-type="float" office:value="0.000017075" calcext:value-type="float">
            <text:p>17,08E-06</text:p>
          </table:table-cell>
          <table:table-cell table:formula="of:=[.N86]/(SQRT(ABS([.O86])))" office:value-type="float" office:value="0.000780723890168193" calcext:value-type="float">
            <text:p>0,000780723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85647" calcext:value-type="float">
            <text:p>8,56E-09</text:p>
          </table:table-cell>
          <table:table-cell office:value-type="float" office:value="0.0000016224" calcext:value-type="float">
            <text:p>1,62E-06</text:p>
          </table:table-cell>
          <table:table-cell table:formula="of:=([.D88]-[.D86])/([.A88]-[.A86])" office:value-type="float" office:value="0.00000523500000000001" calcext:value-type="float">
            <text:p>5,24E-06</text:p>
          </table:table-cell>
          <table:table-cell table:formula="of:=[.D87]/(SQRT([.E87]))" office:value-type="float" office:value="0.000709087116426429" calcext:value-type="float">
            <text:p>0,0007090871</text:p>
          </table:table-cell>
          <table:table-cell table:number-columns-repeated="6"/>
          <table:table-cell office:value-type="float" office:value="0.0000000057473" calcext:value-type="float">
            <text:p>5,75E-09</text:p>
          </table:table-cell>
          <table:table-cell office:value-type="float" office:value="0.0000033994" calcext:value-type="float">
            <text:p>3,40E-06</text:p>
          </table:table-cell>
          <table:table-cell table:formula="of:=([.N88]-[.N86])/([.A88]-[.A86])" office:value-type="float" office:value="0.0000176" calcext:value-type="float">
            <text:p>17,60E-06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[.D88]/(SQRT([.E88]))" office:value-type="float" office:value="0.000732908739412019" calcext:value-type="float">
            <text:p>0,0007329087</text:p>
          </table:table-cell>
          <table:table-cell table:number-columns-repeated="6"/>
          <table:table-cell office:value-type="float" office:value="0.0000000060744" calcext:value-type="float">
            <text:p>6,07E-09</text:p>
          </table:table-cell>
          <table:table-cell office:value-type="float" office:value="0.0000035781" calcext:value-type="float">
            <text:p>3,58E-06</text:p>
          </table:table-cell>
          <table:table-cell table:formula="of:=([.N89]-[.N87])/([.A89]-[.A87])" office:value-type="float" office:value="0.000018035" calcext:value-type="float">
            <text:p>18,04E-06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[.D89]/(SQRT([.E89]))" office:value-type="float" office:value="0.000755076919840432" calcext:value-type="float">
            <text:p>0,0007550769</text:p>
          </table:table-cell>
          <table:table-cell table:number-columns-repeated="6"/>
          <table:table-cell office:value-type="float" office:value="0.0000000064194" calcext:value-type="float">
            <text:p>6,42E-09</text:p>
          </table:table-cell>
          <table:table-cell office:value-type="float" office:value="0.0000037601" calcext:value-type="float">
            <text:p>3,76E-06</text:p>
          </table:table-cell>
          <table:table-cell table:formula="of:=([.N90]-[.N88])/([.A90]-[.A88])" office:value-type="float" office:value="0.0000185650000000001" calcext:value-type="float">
            <text:p>18,57E-06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,03E-08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[.D90]/(SQRT([.E90]))" office:value-type="float" office:value="0.000780938224571764" calcext:value-type="float">
            <text:p>0,0007809382</text:p>
          </table:table-cell>
          <table:table-cell table:number-columns-repeated="6"/>
          <table:table-cell office:value-type="float" office:value="0.0000000067836" calcext:value-type="float">
            <text:p>6,78E-09</text:p>
          </table:table-cell>
          <table:table-cell office:value-type="float" office:value="0.0000039494" calcext:value-type="float">
            <text:p>3,95E-06</text:p>
          </table:table-cell>
          <table:table-cell table:formula="of:=([.N91]-[.N89])/([.A91]-[.A89])" office:value-type="float" office:value="0.0000190150000000001" calcext:value-type="float">
            <text:p>19,02E-06</text:p>
          </table:table-cell>
          <table:table-cell table:formula="of:=[.N90]/(SQRT(ABS([.O90])))" office:value-type="float" office:value="0.0009056970578856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,10E-08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6E-06</text:p>
          </table:table-cell>
          <table:table-cell table:formula="of:=[.D91]/(SQRT([.E91]))" office:value-type="float" office:value="0.00080626744268683" calcext:value-type="float">
            <text:p>0,0008062674</text:p>
          </table:table-cell>
          <table:table-cell table:number-columns-repeated="6"/>
          <table:table-cell office:value-type="float" office:value="0.0000000071485" calcext:value-type="float">
            <text:p>7,15E-09</text:p>
          </table:table-cell>
          <table:table-cell office:value-type="float" office:value="0.0000041404" calcext:value-type="float">
            <text:p>4,14E-06</text:p>
          </table:table-cell>
          <table:table-cell table:formula="of:=([.N92]-[.N90])/([.A92]-[.A90])" office:value-type="float" office:value="0.00001941" calcext:value-type="float">
            <text:p>19,41E-06</text:p>
          </table:table-cell>
          <table:table-cell table:formula="of:=[.N91]/(SQRT(ABS([.O91])))" office:value-type="float" office:value="0.000939787214343319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,17E-08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[.D92]/(SQRT([.E92]))" office:value-type="float" office:value="0.000828592347943044" calcext:value-type="float">
            <text:p>0,0008285923</text:p>
          </table:table-cell>
          <table:table-cell table:number-columns-repeated="6"/>
          <table:table-cell office:value-type="float" office:value="0.0000000075511" calcext:value-type="float">
            <text:p>7,55E-09</text:p>
          </table:table-cell>
          <table:table-cell office:value-type="float" office:value="0.0000043376" calcext:value-type="float">
            <text:p>4,34E-06</text:p>
          </table:table-cell>
          <table:table-cell table:formula="of:=([.N93]-[.N91])/([.A93]-[.A91])" office:value-type="float" office:value="0.00001992" calcext:value-type="float">
            <text:p>19,92E-06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,24E-08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[.D93]/(SQRT([.E93]))" office:value-type="float" office:value="0.000849662940211653" calcext:value-type="float">
            <text:p>0,0008496629</text:p>
          </table:table-cell>
          <table:table-cell table:number-columns-repeated="6"/>
          <table:table-cell office:value-type="float" office:value="0.0000000079511" calcext:value-type="float">
            <text:p>7,95E-09</text:p>
          </table:table-cell>
          <table:table-cell office:value-type="float" office:value="0.0000045388" calcext:value-type="float">
            <text:p>4,54E-06</text:p>
          </table:table-cell>
          <table:table-cell table:formula="of:=([.N94]-[.N92])/([.A94]-[.A92])" office:value-type="float" office:value="0.00002041" calcext:value-type="float">
            <text:p>20,41E-06</text:p>
          </table:table-cell>
          <table:table-cell table:formula="of:=[.N93]/(SQRT(ABS([.O93])))" office:value-type="float" office:value="0.00100466100035022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,32E-08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[.D94]/(SQRT([.E94]))" office:value-type="float" office:value="0.00087251042852017" calcext:value-type="float">
            <text:p>0,0008725104</text:p>
          </table:table-cell>
          <table:table-cell table:number-columns-repeated="6"/>
          <table:table-cell office:value-type="float" office:value="0.0000000083798" calcext:value-type="float">
            <text:p>8,38E-09</text:p>
          </table:table-cell>
          <table:table-cell office:value-type="float" office:value="0.0000047458" calcext:value-type="float">
            <text:p>4,75E-06</text:p>
          </table:table-cell>
          <table:table-cell table:formula="of:=([.N95]-[.N93])/([.A95]-[.A93])" office:value-type="float" office:value="0.000020875" calcext:value-type="float">
            <text:p>20,88E-06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,40E-08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[.D95]/(SQRT([.E95]))" office:value-type="float" office:value="0.000896047495459881" calcext:value-type="float">
            <text:p>0,0008960475</text:p>
          </table:table-cell>
          <table:table-cell table:number-columns-repeated="6"/>
          <table:table-cell office:value-type="float" office:value="0.0000000088191" calcext:value-type="float">
            <text:p>8,82E-09</text:p>
          </table:table-cell>
          <table:table-cell office:value-type="float" office:value="0.0000049563" calcext:value-type="float">
            <text:p>4,96E-06</text:p>
          </table:table-cell>
          <table:table-cell table:formula="of:=([.N96]-[.N94])/([.A96]-[.A94])" office:value-type="float" office:value="0.00002136" calcext:value-type="float">
            <text:p>21,36E-06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,48E-08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7E-06</text:p>
          </table:table-cell>
          <table:table-cell table:formula="of:=[.D96]/(SQRT([.E96]))" office:value-type="float" office:value="0.000919273740025087" calcext:value-type="float">
            <text:p>0,0009192737</text:p>
          </table:table-cell>
          <table:table-cell table:number-columns-repeated="6"/>
          <table:table-cell office:value-type="float" office:value="0.0000000092976" calcext:value-type="float">
            <text:p>9,30E-09</text:p>
          </table:table-cell>
          <table:table-cell office:value-type="float" office:value="0.000005173" calcext:value-type="float">
            <text:p>5,17E-06</text:p>
          </table:table-cell>
          <table:table-cell table:formula="of:=([.N97]-[.N95])/([.A97]-[.A95])" office:value-type="float" office:value="0.000021865" calcext:value-type="float">
            <text:p>21,87E-06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,57E-08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[.D97]/(SQRT([.E97]))" office:value-type="float" office:value="0.000946064679053776" calcext:value-type="float">
            <text:p>0,0009460647</text:p>
          </table:table-cell>
          <table:table-cell table:number-columns-repeated="6"/>
          <table:table-cell office:value-type="float" office:value="0.0000000097884" calcext:value-type="float">
            <text:p>9,79E-09</text:p>
          </table:table-cell>
          <table:table-cell office:value-type="float" office:value="0.0000053936" calcext:value-type="float">
            <text:p>5,39E-06</text:p>
          </table:table-cell>
          <table:table-cell table:formula="of:=([.N98]-[.N96])/([.A98]-[.A96])" office:value-type="float" office:value="0.000022255" calcext:value-type="float">
            <text:p>22,26E-06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,67E-08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[.D98]/(SQRT([.E98]))" office:value-type="float" office:value="0.00097284414276305" calcext:value-type="float">
            <text:p>0,0009728441</text:p>
          </table:table-cell>
          <table:table-cell table:number-columns-repeated="6"/>
          <table:table-cell office:value-type="float" office:value="0.000000010292" calcext:value-type="float">
            <text:p>1,03E-08</text:p>
          </table:table-cell>
          <table:table-cell office:value-type="float" office:value="0.0000056181" calcext:value-type="float">
            <text:p>5,62E-06</text:p>
          </table:table-cell>
          <table:table-cell table:formula="of:=([.N99]-[.N97])/([.A99]-[.A97])" office:value-type="float" office:value="0.00002277" calcext:value-type="float">
            <text:p>22,77E-06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,76E-08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[.D99]/(SQRT([.E99]))" office:value-type="float" office:value="0.000994815382706405" calcext:value-type="float">
            <text:p>0,0009948154</text:p>
          </table:table-cell>
          <table:table-cell table:number-columns-repeated="6"/>
          <table:table-cell office:value-type="float" office:value="0.0000000108143" calcext:value-type="float">
            <text:p>1,08E-08</text:p>
          </table:table-cell>
          <table:table-cell office:value-type="float" office:value="0.000005849" calcext:value-type="float">
            <text:p>5,85E-06</text:p>
          </table:table-cell>
          <table:table-cell table:formula="of:=([.N100]-[.N98])/([.A100]-[.A98])" office:value-type="float" office:value="0.000023205" calcext:value-type="float">
            <text:p>23,21E-06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,87E-08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[.D100]/(SQRT([.E100]))" office:value-type="float" office:value="0.00101794405374349" calcext:value-type="float">
            <text:p>0,0010179441</text:p>
          </table:table-cell>
          <table:table-cell table:number-columns-repeated="6"/>
          <table:table-cell office:value-type="float" office:value="0.0000000113652" calcext:value-type="float">
            <text:p>1,14E-08</text:p>
          </table:table-cell>
          <table:table-cell office:value-type="float" office:value="0.0000060822" calcext:value-type="float">
            <text:p>6,08E-06</text:p>
          </table:table-cell>
          <table:table-cell table:formula="of:=([.N101]-[.N99])/([.A101]-[.A99])" office:value-type="float" office:value="0.0000236099999999999" calcext:value-type="float">
            <text:p>23,61E-06</text:p>
          </table:table-cell>
          <table:table-cell table:formula="of:=[.N100]/(SQRT(ABS([.O100])))" office:value-type="float" office:value="0.00125173588642012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,98E-08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[.D101]/(SQRT([.E101]))" office:value-type="float" office:value="0.00104656583065106" calcext:value-type="float">
            <text:p>0,0010465658</text:p>
          </table:table-cell>
          <table:table-cell table:number-columns-repeated="6"/>
          <table:table-cell office:value-type="float" office:value="0.000000011929" calcext:value-type="float">
            <text:p>1,19E-08</text:p>
          </table:table-cell>
          <table:table-cell office:value-type="float" office:value="0.0000063212" calcext:value-type="float">
            <text:p>6,32E-06</text:p>
          </table:table-cell>
          <table:table-cell table:formula="of:=([.N102]-[.N100])/([.A102]-[.A100])" office:value-type="float" office:value="0.0000240750000000001" calcext:value-type="float">
            <text:p>24,08E-06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,09E-08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[.D102]/(SQRT([.E102]))" office:value-type="float" office:value="0.00107201497111509" calcext:value-type="float">
            <text:p>0,001072015</text:p>
          </table:table-cell>
          <table:table-cell table:number-columns-repeated="6"/>
          <table:table-cell office:value-type="float" office:value="0.000000012546" calcext:value-type="float">
            <text:p>1,25E-08</text:p>
          </table:table-cell>
          <table:table-cell office:value-type="float" office:value="0.0000065637" calcext:value-type="float">
            <text:p>6,56E-06</text:p>
          </table:table-cell>
          <table:table-cell table:formula="of:=([.N103]-[.N101])/([.A103]-[.A101])" office:value-type="float" office:value="0.0000245750000000001" calcext:value-type="float">
            <text:p>24,58E-06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,21E-08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[.D103]/(SQRT([.E103]))" office:value-type="float" office:value="0.00110045201481793" calcext:value-type="float">
            <text:p>0,001100452</text:p>
          </table:table-cell>
          <table:table-cell table:number-columns-repeated="6"/>
          <table:table-cell office:value-type="float" office:value="0.000000013152" calcext:value-type="float">
            <text:p>1,32E-08</text:p>
          </table:table-cell>
          <table:table-cell office:value-type="float" office:value="0.0000068127" calcext:value-type="float">
            <text:p>6,81E-06</text:p>
          </table:table-cell>
          <table:table-cell table:formula="of:=([.N104]-[.N102])/([.A104]-[.A102])" office:value-type="float" office:value="0.000024975" calcext:value-type="float">
            <text:p>24,98E-06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,35E-08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[.D104]/(SQRT([.E104]))" office:value-type="float" office:value="0.0011246689859253" calcext:value-type="float">
            <text:p>0,001124669</text:p>
          </table:table-cell>
          <table:table-cell table:number-columns-repeated="6"/>
          <table:table-cell office:value-type="float" office:value="0.000000013789" calcext:value-type="float">
            <text:p>1,38E-08</text:p>
          </table:table-cell>
          <table:table-cell office:value-type="float" office:value="0.0000070632" calcext:value-type="float">
            <text:p>7,06E-06</text:p>
          </table:table-cell>
          <table:table-cell table:formula="of:=([.N105]-[.N103])/([.A105]-[.A103])" office:value-type="float" office:value="0.0000254249999999999" calcext:value-type="float">
            <text:p>25,43E-06</text:p>
          </table:table-cell>
          <table:table-cell table:formula="of:=[.N104]/(SQRT(ABS([.O104])))" office:value-type="float" office:value="0.00140078351779167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,47E-08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[.D105]/(SQRT([.E105]))" office:value-type="float" office:value="0.0011452599784652" calcext:value-type="float">
            <text:p>0,00114526</text:p>
          </table:table-cell>
          <table:table-cell table:number-columns-repeated="6"/>
          <table:table-cell office:value-type="float" office:value="0.000000014492" calcext:value-type="float">
            <text:p>1,45E-08</text:p>
          </table:table-cell>
          <table:table-cell office:value-type="float" office:value="0.0000073212" calcext:value-type="float">
            <text:p>7,32E-06</text:p>
          </table:table-cell>
          <table:table-cell table:formula="of:=([.N106]-[.N104])/([.A106]-[.A104])" office:value-type="float" office:value="0.000026015" calcext:value-type="float">
            <text:p>26,02E-06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,62E-08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office:value-type="float" office:value="0.000000015178" calcext:value-type="float">
            <text:p>1,52E-08</text:p>
          </table:table-cell>
          <table:table-cell office:value-type="float" office:value="0.0000075835" calcext:value-type="float">
            <text:p>7,58E-06</text:p>
          </table:table-cell>
          <table:table-cell table:number-columns-repeated="1010"/>
        </table:table-row>
      </table:table>
      <table:table table:name="FD11-30" table:style-name="ta1">
        <table:shapes>
          <draw:frame draw:z-index="0" draw:style-name="gr1" draw:text-style-name="P1" svg:width="159.99mm" svg:height="89.99mm" svg:x="0mm" svg:y="46.8mm">
            <loext:p draw:notify-on-update-of-ranges="'FD11-30'.A5:'FD11-30'.A5 'FD11-30'.A6:'FD11-30'.A106 'FD11-30'.D5:'FD11-30'.D5 'FD11-30'.D6:'FD11-30'.D106 'FD11-30'.A5:'FD11-30'.A5 'FD11-30'.A6:'FD11-30'.A106 'FD11-30'.E5:'FD11-30'.E5 'FD11-30'.E6:'FD11-30'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5.66mm" svg:y="160.34mm">
            <loext:p draw:notify-on-update-of-ranges="'FD11-30'.A5:'FD11-30'.A5 'FD11-30'.A6:'FD11-30'.A106 'FD11-30'.D5:'FD11-30'.D5 'FD11-30'.D6:'FD11-30'.D106 'FD11-30'.A5:'FD11-30'.A5 'FD11-30'.A6:'FD11-30'.A106 'FD11-30'.N5:'FD11-30'.N5 'FD11-30'.N6:'FD11-30'.N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9.55mm" svg:y="53.25mm">
            <loext:p draw:notify-on-update-of-ranges="'FD11-30'.A5:'FD11-30'.A5 'FD11-30'.A6:'FD11-30'.A106 'FD11-30'.N5:'FD11-30'.N5 'FD11-30'.N6:'FD11-30'.N106 'FD11-30'.A5:'FD11-30'.A5 'FD11-30'.A6:'FD11-30'.A106 'FD11-30'.O5:'FD11-30'.O5 'FD11-30'.O6:'FD11-30'.O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5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00,00E-09</text:p>
          </table:table-cell>
          <table:table-cell table:formula="of:=[.D7]/(SQRT(ABS([.E7])))" office:value-type="float" office:value="0.0245587345968741" calcext:value-type="float">
            <text:p>0,0245587346</text:p>
          </table:table-cell>
          <table:table-cell table:number-columns-repeated="6"/>
          <table:table-cell office:value-type="float" office:value="-0.0000025467" calcext:value-type="float">
            <text:p>-2,55E-06</text:p>
          </table:table-cell>
          <table:table-cell table:style-name="ce5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5,45E-06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50,00E-09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number-columns-repeated="6"/>
          <table:table-cell office:value-type="float" office:value="-0.0000027152" calcext:value-type="float">
            <text:p>-2,72E-06</text:p>
          </table:table-cell>
          <table:table-cell table:style-name="ce5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number-columns-repeated="6"/>
          <table:table-cell office:value-type="float" office:value="-0.0000022436" calcext:value-type="float">
            <text:p>-2,24E-06</text:p>
          </table:table-cell>
          <table:table-cell table:style-name="ce5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4,90E-06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00,00E-09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number-columns-repeated="6"/>
          <table:table-cell office:value-type="float" office:value="-0.0000019291" calcext:value-type="float">
            <text:p>-1,93E-06</text:p>
          </table:table-cell>
          <table:table-cell table:style-name="ce5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6,30E-06</text:p>
          </table:table-cell>
          <table:table-cell table:formula="of:=[.N10]/(SQRT(ABS([.O10])))" office:value-type="float" office:value="0.00961372818100185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[.D11]/(SQRT(ABS([.E11])))" office:value-type="float" office:value="0.00981902170279729" calcext:value-type="float">
            <text:p>0,0098190217</text:p>
          </table:table-cell>
          <table:table-cell table:number-columns-repeated="6"/>
          <table:table-cell office:value-type="float" office:value="-0.0000017103" calcext:value-type="float">
            <text:p>-1,71E-06</text:p>
          </table:table-cell>
          <table:table-cell table:style-name="ce5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25,45E-06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00,00E-09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number-columns-repeated="6"/>
          <table:table-cell office:value-type="float" office:value="-0.0000021658" calcext:value-type="float">
            <text:p>-2,17E-06</text:p>
          </table:table-cell>
          <table:table-cell table:style-name="ce5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8,75E-06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50,00E-09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number-columns-repeated="6"/>
          <table:table-cell office:value-type="float" office:value="-0.0000017566" calcext:value-type="float">
            <text:p>-1,76E-06</text:p>
          </table:table-cell>
          <table:table-cell table:style-name="ce5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7,40E-06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50,00E-09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number-columns-repeated="6"/>
          <table:table-cell office:value-type="float" office:value="-0.0000018547" calcext:value-type="float">
            <text:p>-1,85E-06</text:p>
          </table:table-cell>
          <table:table-cell table:style-name="ce5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8,60E-06</text:p>
          </table:table-cell>
          <table:table-cell table:formula="of:=[.N14]/(SQRT(ABS([.O14])))" office:value-type="float" office:value="0.00993750149105766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00,00E-09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number-columns-repeated="6"/>
          <table:table-cell office:value-type="float" office:value="-0.0000012542" calcext:value-type="float">
            <text:p>-1,25E-06</text:p>
          </table:table-cell>
          <table:table-cell table:style-name="ce5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[.D16]/(SQRT(ABS([.E16])))" office:value-type="float" office:value="0.00910593686596245" calcext:value-type="float">
            <text:p>0,0091059369</text:p>
          </table:table-cell>
          <table:table-cell table:number-columns-repeated="6"/>
          <table:table-cell office:value-type="float" office:value="-0.0000012971" calcext:value-type="float">
            <text:p>-1,30E-06</text:p>
          </table:table-cell>
          <table:table-cell table:style-name="ce5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9,15E-06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number-columns-repeated="6"/>
          <table:table-cell office:value-type="float" office:value="-0.0000013565" calcext:value-type="float">
            <text:p>-1,36E-06</text:p>
          </table:table-cell>
          <table:table-cell table:style-name="ce5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9,80E-06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00,00E-09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number-columns-repeated="6"/>
          <table:table-cell office:value-type="float" office:value="-0.0000011614" calcext:value-type="float">
            <text:p>-1,16E-06</text:p>
          </table:table-cell>
          <table:table-cell table:style-name="ce5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00,00E-09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50,00E-09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number-columns-repeated="6"/>
          <table:table-cell office:value-type="float" office:value="-0.0000011002" calcext:value-type="float">
            <text:p>-1,10E-06</text:p>
          </table:table-cell>
          <table:table-cell table:style-name="ce5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6,55E-06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number-columns-repeated="6"/>
          <table:table-cell office:value-type="float" office:value="-0.0000010617" calcext:value-type="float">
            <text:p>-1,06E-06</text:p>
          </table:table-cell>
          <table:table-cell table:style-name="ce5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1,30E-06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[.D21]/(SQRT(ABS([.E21])))" office:value-type="float" office:value="0.00845425507206435" calcext:value-type="float">
            <text:p>0,0084542551</text:p>
          </table:table-cell>
          <table:table-cell table:number-columns-repeated="6"/>
          <table:table-cell office:value-type="float" office:value="-0.0000006394" calcext:value-type="float">
            <text:p>-6,39E-07</text:p>
          </table:table-cell>
          <table:table-cell table:style-name="ce5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1,25E-06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number-columns-repeated="6"/>
          <table:table-cell office:value-type="float" office:value="-0.00000050144" calcext:value-type="float">
            <text:p>-5,01E-07</text:p>
          </table:table-cell>
          <table:table-cell table:style-name="ce5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[.D23]/(SQRT(ABS([.E23])))" office:value-type="float" office:value="0.00533794579860433" calcext:value-type="float">
            <text:p>0,0053379458</text:p>
          </table:table-cell>
          <table:table-cell table:number-columns-repeated="6"/>
          <table:table-cell office:value-type="float" office:value="-0.00000046635" calcext:value-type="float">
            <text:p>-4,66E-07</text:p>
          </table:table-cell>
          <table:table-cell table:style-name="ce5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6,30E-06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number-columns-repeated="6"/>
          <table:table-cell office:value-type="float" office:value="-0.00000039034" calcext:value-type="float">
            <text:p>-3,90E-07</text:p>
          </table:table-cell>
          <table:table-cell table:style-name="ce5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2,10E-06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[.D25]/(SQRT([.E25]))" office:value-type="float" office:value="0.00463809004983138" calcext:value-type="float">
            <text:p>0,00463809</text:p>
          </table:table-cell>
          <table:table-cell table:number-columns-repeated="6"/>
          <table:table-cell office:value-type="float" office:value="-0.00000034749" calcext:value-type="float">
            <text:p>-3,47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3,70E-06</text:p>
          </table:table-cell>
          <table:table-cell table:formula="of:=[.N25]/(SQRT(ABS([.O25])))" office:value-type="float" office:value="0.0187158683521549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[.D26]/(SQRT([.E26]))" office:value-type="float" office:value="0.00387851347628371" calcext:value-type="float">
            <text:p>0,0038785135</text:p>
          </table:table-cell>
          <table:table-cell table:number-columns-repeated="6"/>
          <table:table-cell office:value-type="float" office:value="-0.00000024612" calcext:value-type="float">
            <text:p>-2,46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0,40E-06</text:p>
          </table:table-cell>
          <table:table-cell table:formula="of:=[.D27]/(SQRT([.E27]))" office:value-type="float" office:value="0.00351576455193111" calcext:value-type="float">
            <text:p>0,0035157646</text:p>
          </table:table-cell>
          <table:table-cell table:number-columns-repeated="6"/>
          <table:table-cell office:value-type="float" office:value="-0.00000009554" calcext:value-type="float">
            <text:p>-9,55E-08</text:p>
          </table:table-cell>
          <table:table-cell table:style-name="ce5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3,45E-06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3,40E-06</text:p>
          </table:table-cell>
          <table:table-cell table:formula="of:=[.D28]/(SQRT([.E28]))" office:value-type="float" office:value="0.00312762845877182" calcext:value-type="float">
            <text:p>0,0031276285</text:p>
          </table:table-cell>
          <table:table-cell table:number-columns-repeated="6"/>
          <table:table-cell office:value-type="float" office:value="-0.000000042694" calcext:value-type="float">
            <text:p>-4,27E-08</text:p>
          </table:table-cell>
          <table:table-cell table:style-name="ce5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0,55E-06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7,30E-06</text:p>
          </table:table-cell>
          <table:table-cell table:formula="of:=[.D29]/(SQRT([.E29]))" office:value-type="float" office:value="0.0027903553547497" calcext:value-type="float">
            <text:p>0,0027903554</text:p>
          </table:table-cell>
          <table:table-cell table:number-columns-repeated="6"/>
          <table:table-cell office:value-type="float" office:value="0.000000045329" calcext:value-type="float">
            <text:p>4,53E-08</text:p>
          </table:table-cell>
          <table:table-cell table:style-name="ce5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3,40E-06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0,95E-06</text:p>
          </table:table-cell>
          <table:table-cell table:formula="of:=[.D30]/(SQRT([.E30]))" office:value-type="float" office:value="0.00257694964077181" calcext:value-type="float">
            <text:p>0,0025769496</text:p>
          </table:table-cell>
          <table:table-cell table:number-columns-repeated="6"/>
          <table:table-cell office:value-type="float" office:value="-0.000000028371" calcext:value-type="float">
            <text:p>-2,84E-08</text:p>
          </table:table-cell>
          <table:table-cell table:style-name="ce5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35,35E-06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5,80E-06</text:p>
          </table:table-cell>
          <table:table-cell table:formula="of:=[.D31]/(SQRT([.E31]))" office:value-type="float" office:value="0.00236741956306796" calcext:value-type="float">
            <text:p>0,0023674196</text:p>
          </table:table-cell>
          <table:table-cell table:number-columns-repeated="6"/>
          <table:table-cell office:value-type="float" office:value="0.00000019913" calcext:value-type="float">
            <text:p>1,99E-07</text:p>
          </table:table-cell>
          <table:table-cell table:style-name="ce5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11,45E-06</text:p>
          </table:table-cell>
          <table:table-cell table:formula="of:=[.N31]/(SQRT(ABS([.O31])))" office:value-type="float" office:value="0.00643668427665551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1,65E-06</text:p>
          </table:table-cell>
          <table:table-cell table:formula="of:=[.D32]/(SQRT([.E32]))" office:value-type="float" office:value="0.00218829805392863" calcext:value-type="float">
            <text:p>0,0021882981</text:p>
          </table:table-cell>
          <table:table-cell table:number-columns-repeated="6"/>
          <table:table-cell office:value-type="float" office:value="0.0000003502" calcext:value-type="float">
            <text:p>3,50E-07</text:p>
          </table:table-cell>
          <table:table-cell table:style-name="ce5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02,05E-06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8,95E-06</text:p>
          </table:table-cell>
          <table:table-cell table:formula="of:=[.D33]/(SQRT([.E33]))" office:value-type="float" office:value="0.00202820271778775" calcext:value-type="float">
            <text:p>0,0020282027</text:p>
          </table:table-cell>
          <table:table-cell table:number-columns-repeated="6"/>
          <table:table-cell office:value-type="float" office:value="0.00000033664" calcext:value-type="float">
            <text:p>3,37E-07</text:p>
          </table:table-cell>
          <table:table-cell table:style-name="ce5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04,55E-06</text:p>
          </table:table-cell>
          <table:table-cell table:formula="of:=[.N33]/(SQRT(ABS([.O33])))" office:value-type="float" office:value="0.00684530163411225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8,95E-06</text:p>
          </table:table-cell>
          <table:table-cell table:formula="of:=[.D34]/(SQRT([.E34]))" office:value-type="float" office:value="0.00187095481241861" calcext:value-type="float">
            <text:p>0,0018709548</text:p>
          </table:table-cell>
          <table:table-cell table:number-columns-repeated="6"/>
          <table:table-cell office:value-type="float" office:value="0.00000038903" calcext:value-type="float">
            <text:p>3,89E-07</text:p>
          </table:table-cell>
          <table:table-cell table:style-name="ce5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09,60E-06</text:p>
          </table:table-cell>
          <table:table-cell table:formula="of:=[.N34]/(SQRT(ABS([.O34])))" office:value-type="float" office:value="0.00492299506260674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7,95E-06</text:p>
          </table:table-cell>
          <table:table-cell table:formula="of:=[.D35]/(SQRT([.E35]))" office:value-type="float" office:value="0.00179139814576556" calcext:value-type="float">
            <text:p>0,0017913981</text:p>
          </table:table-cell>
          <table:table-cell table:number-columns-repeated="6"/>
          <table:table-cell office:value-type="float" office:value="0.00000050821" calcext:value-type="float">
            <text:p>5,08E-07</text:p>
          </table:table-cell>
          <table:table-cell table:style-name="ce5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72,55E-06</text:p>
          </table:table-cell>
          <table:table-cell table:formula="of:=[.N35]/(SQRT(ABS([.O35])))" office:value-type="float" office:value="0.00449358548305109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8,35E-06</text:p>
          </table:table-cell>
          <table:table-cell table:formula="of:=[.D36]/(SQRT([.E36]))" office:value-type="float" office:value="0.00172351523624493" calcext:value-type="float">
            <text:p>0,0017235152</text:p>
          </table:table-cell>
          <table:table-cell table:number-columns-repeated="6"/>
          <table:table-cell office:value-type="float" office:value="0.00000052159" calcext:value-type="float">
            <text:p>5,22E-07</text:p>
          </table:table-cell>
          <table:table-cell table:style-name="ce5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74,35E-06</text:p>
          </table:table-cell>
          <table:table-cell table:formula="of:=[.N36]/(SQRT(ABS([.O36])))" office:value-type="float" office:value="0.00463210882936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2,80E-06</text:p>
          </table:table-cell>
          <table:table-cell table:formula="of:=[.D37]/(SQRT([.E37]))" office:value-type="float" office:value="0.00164889077047173" calcext:value-type="float">
            <text:p>0,0016488908</text:p>
          </table:table-cell>
          <table:table-cell table:number-columns-repeated="6"/>
          <table:table-cell office:value-type="float" office:value="0.00000066189" calcext:value-type="float">
            <text:p>6,62E-07</text:p>
          </table:table-cell>
          <table:table-cell table:style-name="ce5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15,10E-06</text:p>
          </table:table-cell>
          <table:table-cell table:formula="of:=[.N37]/(SQRT(ABS([.O37])))" office:value-type="float" office:value="0.00448829628073388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7,75E-06</text:p>
          </table:table-cell>
          <table:table-cell table:formula="of:=[.D38]/(SQRT([.E38]))" office:value-type="float" office:value="0.0016087008467463" calcext:value-type="float">
            <text:p>0,0016087008</text:p>
          </table:table-cell>
          <table:table-cell table:number-columns-repeated="6"/>
          <table:table-cell office:value-type="float" office:value="0.0000007276" calcext:value-type="float">
            <text:p>7,28E-07</text:p>
          </table:table-cell>
          <table:table-cell table:style-name="ce5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25,25E-06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14,60E-06</text:p>
          </table:table-cell>
          <table:table-cell table:formula="of:=[.D39]/(SQRT([.E39]))" office:value-type="float" office:value="0.00158419242147924" calcext:value-type="float">
            <text:p>0,0015841924</text:p>
          </table:table-cell>
          <table:table-cell table:number-columns-repeated="6"/>
          <table:table-cell office:value-type="float" office:value="0.00000079144" calcext:value-type="float">
            <text:p>7,91E-07</text:p>
          </table:table-cell>
          <table:table-cell table:style-name="ce5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86,75E-06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31,50E-06</text:p>
          </table:table-cell>
          <table:table-cell table:formula="of:=[.D40]/(SQRT([.E40]))" office:value-type="float" office:value="0.00158685380908477" calcext:value-type="float">
            <text:p>0,0015868538</text:p>
          </table:table-cell>
          <table:table-cell table:number-columns-repeated="6"/>
          <table:table-cell office:value-type="float" office:value="0.00000093208" calcext:value-type="float">
            <text:p>9,32E-07</text:p>
          </table:table-cell>
          <table:table-cell table:style-name="ce5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10,10E-06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46,10E-06</text:p>
          </table:table-cell>
          <table:table-cell table:formula="of:=[.D41]/(SQRT([.E41]))" office:value-type="float" office:value="0.00162064225571623" calcext:value-type="float">
            <text:p>0,0016206423</text:p>
          </table:table-cell>
          <table:table-cell table:number-columns-repeated="6"/>
          <table:table-cell office:value-type="float" office:value="0.00000102098" calcext:value-type="float">
            <text:p>1,02E-06</text:p>
          </table:table-cell>
          <table:table-cell table:style-name="ce5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65,80E-06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64,00E-06</text:p>
          </table:table-cell>
          <table:table-cell table:formula="of:=[.D42]/(SQRT([.E42]))" office:value-type="float" office:value="0.00164911683866273" calcext:value-type="float">
            <text:p>0,0016491168</text:p>
          </table:table-cell>
          <table:table-cell table:number-columns-repeated="6"/>
          <table:table-cell office:value-type="float" office:value="0.0000010135" calcext:value-type="float">
            <text:p>1,01E-06</text:p>
          </table:table-cell>
          <table:table-cell table:style-name="ce5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36,45E-06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89,60E-06</text:p>
          </table:table-cell>
          <table:table-cell table:formula="of:=[.D43]/(SQRT([.E43]))" office:value-type="float" office:value="0.00166084081096506" calcext:value-type="float">
            <text:p>0,0016608408</text:p>
          </table:table-cell>
          <table:table-cell table:number-columns-repeated="6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49,35E-06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13,70E-06</text:p>
          </table:table-cell>
          <table:table-cell table:formula="of:=[.D44]/(SQRT([.E44]))" office:value-type="float" office:value="0.00170407576735026" calcext:value-type="float">
            <text:p>0,0017040758</text:p>
          </table:table-cell>
          <table:table-cell table:number-columns-repeated="6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25,60E-06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31,20E-06</text:p>
          </table:table-cell>
          <table:table-cell table:formula="of:=[.D45]/(SQRT([.E45]))" office:value-type="float" office:value="0.00178510567980226" calcext:value-type="float">
            <text:p>0,0017851057</text:p>
          </table:table-cell>
          <table:table-cell table:number-columns-repeated="6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68,30E-06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49,90E-06</text:p>
          </table:table-cell>
          <table:table-cell table:formula="of:=[.D46]/(SQRT([.E46]))" office:value-type="float" office:value="0.00186833111745905" calcext:value-type="float">
            <text:p>0,0018683311</text:p>
          </table:table-cell>
          <table:table-cell table:number-columns-repeated="6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32,50E-06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72,30E-06</text:p>
          </table:table-cell>
          <table:table-cell table:formula="of:=[.D47]/(SQRT([.E47]))" office:value-type="float" office:value="0.00194776054443308" calcext:value-type="float">
            <text:p>0,0019477605</text:p>
          </table:table-cell>
          <table:table-cell table:number-columns-repeated="6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46,00E-06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94,75E-06</text:p>
          </table:table-cell>
          <table:table-cell table:formula="of:=[.D48]/(SQRT([.E48]))" office:value-type="float" office:value="0.00203753610707065" calcext:value-type="float">
            <text:p>0,0020375361</text:p>
          </table:table-cell>
          <table:table-cell table:number-columns-repeated="6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24,50E-06</text:p>
          </table:table-cell>
          <table:table-cell table:formula="of:=[.N48]/(SQRT(ABS([.O48])))" office:value-type="float" office:value="0.0050285070714716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17,35E-06</text:p>
          </table:table-cell>
          <table:table-cell table:formula="of:=[.D49]/(SQRT([.E49]))" office:value-type="float" office:value="0.0021351362176023" calcext:value-type="float">
            <text:p>0,0021351362</text:p>
          </table:table-cell>
          <table:table-cell table:number-columns-repeated="6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13,50E-06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42,40E-06</text:p>
          </table:table-cell>
          <table:table-cell table:formula="of:=[.D50]/(SQRT([.E50]))" office:value-type="float" office:value="0.00223345656422933" calcext:value-type="float">
            <text:p>0,0022334566</text:p>
          </table:table-cell>
          <table:table-cell table:number-columns-repeated="6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53,50E-06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59,40E-06</text:p>
          </table:table-cell>
          <table:table-cell table:formula="of:=[.D51]/(SQRT([.E51]))" office:value-type="float" office:value="0.00236756830466195" calcext:value-type="float">
            <text:p>0,0023675683</text:p>
          </table:table-cell>
          <table:table-cell table:number-columns-repeated="6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31,00E-06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76,80E-06</text:p>
          </table:table-cell>
          <table:table-cell table:formula="of:=[.D52]/(SQRT([.E52]))" office:value-type="float" office:value="0.00249936417392211" calcext:value-type="float">
            <text:p>0,0024993642</text:p>
          </table:table-cell>
          <table:table-cell table:number-columns-repeated="6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81,50E-06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93,45E-06</text:p>
          </table:table-cell>
          <table:table-cell table:formula="of:=[.D53]/(SQRT([.E53]))" office:value-type="float" office:value="0.00264272663485848" calcext:value-type="float">
            <text:p>0,0026427266</text:p>
          </table:table-cell>
          <table:table-cell table:number-columns-repeated="6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71,50E-06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12,70E-06</text:p>
          </table:table-cell>
          <table:table-cell table:formula="of:=[.D54]/(SQRT([.E54]))" office:value-type="float" office:value="0.00277553271267126" calcext:value-type="float">
            <text:p>0,0027755327</text:p>
          </table:table-cell>
          <table:table-cell table:number-columns-repeated="6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1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35,80E-06</text:p>
          </table:table-cell>
          <table:table-cell table:formula="of:=[.D55]/(SQRT([.E55]))" office:value-type="float" office:value="0.00290642428901463" calcext:value-type="float">
            <text:p>0,0029064243</text:p>
          </table:table-cell>
          <table:table-cell table:number-columns-repeated="6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41,65E-06</text:p>
          </table:table-cell>
          <table:table-cell table:formula="of:=[.D56]/(SQRT([.E56]))" office:value-type="float" office:value="0.00309776552586777" calcext:value-type="float">
            <text:p>0,0030977655</text:p>
          </table:table-cell>
          <table:table-cell table:number-columns-repeated="6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7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45,35E-06</text:p>
          </table:table-cell>
          <table:table-cell table:formula="of:=[.D57]/(SQRT([.E57]))" office:value-type="float" office:value="0.00329365279851372" calcext:value-type="float">
            <text:p>0,0032936528</text:p>
          </table:table-cell>
          <table:table-cell table:number-columns-repeated="6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9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64,20E-06</text:p>
          </table:table-cell>
          <table:table-cell table:formula="of:=[.D58]/(SQRT([.E58]))" office:value-type="float" office:value="0.00343499492607778" calcext:value-type="float">
            <text:p>0,0034349949</text:p>
          </table:table-cell>
          <table:table-cell table:number-columns-repeated="6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80,80E-06</text:p>
          </table:table-cell>
          <table:table-cell table:formula="of:=[.D59]/(SQRT([.E59]))" office:value-type="float" office:value="0.0035933074927594" calcext:value-type="float">
            <text:p>0,0035933075</text:p>
          </table:table-cell>
          <table:table-cell table:number-columns-repeated="6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78,95E-06</text:p>
          </table:table-cell>
          <table:table-cell table:formula="of:=[.D60]/(SQRT([.E60]))" office:value-type="float" office:value="0.00382107752066577" calcext:value-type="float">
            <text:p>0,0038210775</text:p>
          </table:table-cell>
          <table:table-cell table:number-columns-repeated="6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1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84,00E-06</text:p>
          </table:table-cell>
          <table:table-cell table:formula="of:=[.D61]/(SQRT([.E61]))" office:value-type="float" office:value="0.00401681818181818" calcext:value-type="float">
            <text:p>0,0040168182</text:p>
          </table:table-cell>
          <table:table-cell table:number-columns-repeated="6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95,10E-06</text:p>
          </table:table-cell>
          <table:table-cell table:formula="of:=[.D62]/(SQRT([.E62]))" office:value-type="float" office:value="0.00419327938896666" calcext:value-type="float">
            <text:p>0,0041932794</text:p>
          </table:table-cell>
          <table:table-cell table:number-columns-repeated="6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6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80,30E-06</text:p>
          </table:table-cell>
          <table:table-cell table:formula="of:=[.D63]/(SQRT([.E63]))" office:value-type="float" office:value="0.00448408154099497" calcext:value-type="float">
            <text:p>0,0044840815</text:p>
          </table:table-cell>
          <table:table-cell table:number-columns-repeated="6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3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89,85E-06</text:p>
          </table:table-cell>
          <table:table-cell table:formula="of:=[.D64]/(SQRT([.E64]))" office:value-type="float" office:value="0.00464971165943353" calcext:value-type="float">
            <text:p>0,0046497117</text:p>
          </table:table-cell>
          <table:table-cell table:number-columns-repeated="6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3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92,65E-06</text:p>
          </table:table-cell>
          <table:table-cell table:formula="of:=[.D65]/(SQRT([.E65]))" office:value-type="float" office:value="0.00486891159644222" calcext:value-type="float">
            <text:p>0,0048689116</text:p>
          </table:table-cell>
          <table:table-cell table:number-columns-repeated="6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73,55E-06</text:p>
          </table:table-cell>
          <table:table-cell table:formula="of:=[.D66]/(SQRT([.E66]))" office:value-type="float" office:value="0.00518183644360834" calcext:value-type="float">
            <text:p>0,0051818364</text:p>
          </table:table-cell>
          <table:table-cell table:number-columns-repeated="6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5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92,35E-06</text:p>
          </table:table-cell>
          <table:table-cell table:formula="of:=[.D67]/(SQRT([.E67]))" office:value-type="float" office:value="0.00529722860107397" calcext:value-type="float">
            <text:p>0,0052972286</text:p>
          </table:table-cell>
          <table:table-cell table:number-columns-repeated="6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9" calcext:value-type="float">
            <text:p>0,0093700351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54905" calcext:value-type="float">
            <text:p>5,49E-06</text:p>
          </table:table-cell>
          <table:table-cell table:style-name="Default" office:value-type="float" office:value="0.00012261" calcext:value-type="float">
            <text:p>0,00012261</text:p>
          </table:table-cell>
          <table:table-cell table:formula="of:=([.D69]-[.D67])/([.A69]-[.A67])" office:value-type="float" office:value="0.0004985" calcext:value-type="float">
            <text:p>498,50E-06</text:p>
          </table:table-cell>
          <table:table-cell table:formula="of:=[.D68]/(SQRT([.E68]))" office:value-type="float" office:value="0.00549152937574352" calcext:value-type="float">
            <text:p>0,0054915294</text:p>
          </table:table-cell>
          <table:table-cell table:number-columns-repeated="6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84,50E-06</text:p>
          </table:table-cell>
          <table:table-cell table:formula="of:=[.D69]/(SQRT([.E69]))" office:value-type="float" office:value="0.00579291765375968" calcext:value-type="float">
            <text:p>0,0057929177</text:p>
          </table:table-cell>
          <table:table-cell table:number-columns-repeated="6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79,50E-06</text:p>
          </table:table-cell>
          <table:table-cell table:formula="of:=[.D70]/(SQRT([.E70]))" office:value-type="float" office:value="0.0060417887813819" calcext:value-type="float">
            <text:p>0,0060417888</text:p>
          </table:table-cell>
          <table:table-cell table:number-columns-repeated="6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75,50E-06</text:p>
          </table:table-cell>
          <table:table-cell table:formula="of:=[.D71]/(SQRT([.E71]))" office:value-type="float" office:value="0.00628727120297914" calcext:value-type="float">
            <text:p>0,0062872712</text:p>
          </table:table-cell>
          <table:table-cell table:number-columns-repeated="6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79,00E-06</text:p>
          </table:table-cell>
          <table:table-cell table:formula="of:=[.D72]/(SQRT([.E72]))" office:value-type="float" office:value="0.00647946428428103" calcext:value-type="float">
            <text:p>0,0064794643</text:p>
          </table:table-cell>
          <table:table-cell table:number-columns-repeated="6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69,50E-06</text:p>
          </table:table-cell>
          <table:table-cell table:formula="of:=[.D73]/(SQRT([.E73]))" office:value-type="float" office:value="0.00676944560678467" calcext:value-type="float">
            <text:p>0,0067694456</text:p>
          </table:table-cell>
          <table:table-cell table:number-columns-repeated="6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53,00E-06</text:p>
          </table:table-cell>
          <table:table-cell table:formula="of:=[.D74]/(SQRT([.E74]))" office:value-type="float" office:value="0.00710399570431229" calcext:value-type="float">
            <text:p>0,0071039957</text:p>
          </table:table-cell>
          <table:table-cell table:number-columns-repeated="6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48,00E-06</text:p>
          </table:table-cell>
          <table:table-cell table:formula="of:=[.D75]/(SQRT([.E75]))" office:value-type="float" office:value="0.00735802337830712" calcext:value-type="float">
            <text:p>0,0073580234</text:p>
          </table:table-cell>
          <table:table-cell table:number-columns-repeated="6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45,50E-06</text:p>
          </table:table-cell>
          <table:table-cell table:formula="of:=[.D76]/(SQRT([.E76]))" office:value-type="float" office:value="0.007588050384781" calcext:value-type="float">
            <text:p>0,0075880504</text:p>
          </table:table-cell>
          <table:table-cell table:number-columns-repeated="6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51,00E-06</text:p>
          </table:table-cell>
          <table:table-cell table:formula="of:=[.D77]/(SQRT([.E77]))" office:value-type="float" office:value="0.00775306569791499" calcext:value-type="float">
            <text:p>0,0077530657</text:p>
          </table:table-cell>
          <table:table-cell table:number-columns-repeated="6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3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41,50E-06</text:p>
          </table:table-cell>
          <table:table-cell table:formula="of:=[.D78]/(SQRT([.E78]))" office:value-type="float" office:value="0.00805162735462575" calcext:value-type="float">
            <text:p>0,0080516274</text:p>
          </table:table-cell>
          <table:table-cell table:number-columns-repeated="6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26,00E-06</text:p>
          </table:table-cell>
          <table:table-cell table:formula="of:=[.D79]/(SQRT([.E79]))" office:value-type="float" office:value="0.00840513346381847" calcext:value-type="float">
            <text:p>0,0084051335</text:p>
          </table:table-cell>
          <table:table-cell table:number-columns-repeated="6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22,00E-06</text:p>
          </table:table-cell>
          <table:table-cell table:formula="of:=[.D80]/(SQRT([.E80]))" office:value-type="float" office:value="0.00865030065499466" calcext:value-type="float">
            <text:p>0,0086503007</text:p>
          </table:table-cell>
          <table:table-cell table:number-columns-repeated="6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4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32,50E-06</text:p>
          </table:table-cell>
          <table:table-cell table:formula="of:=[.D81]/(SQRT([.E81]))" office:value-type="float" office:value="0.0087475692940904" calcext:value-type="float">
            <text:p>0,0087475693</text:p>
          </table:table-cell>
          <table:table-cell table:number-columns-repeated="6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14,50E-06</text:p>
          </table:table-cell>
          <table:table-cell table:formula="of:=[.D82]/(SQRT([.E82]))" office:value-type="float" office:value="0.00915307729040882" calcext:value-type="float">
            <text:p>0,0091530773</text:p>
          </table:table-cell>
          <table:table-cell table:number-columns-repeated="6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99,00E-06</text:p>
          </table:table-cell>
          <table:table-cell table:formula="of:=[.D83]/(SQRT([.E83]))" office:value-type="float" office:value="0.00952241046177419" calcext:value-type="float">
            <text:p>0,0095224105</text:p>
          </table:table-cell>
          <table:table-cell table:number-columns-repeated="6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05,50E-06</text:p>
          </table:table-cell>
          <table:table-cell table:formula="of:=[.D84]/(SQRT([.E84]))" office:value-type="float" office:value="0.00965038014750552" calcext:value-type="float">
            <text:p>0,0096503801</text:p>
          </table:table-cell>
          <table:table-cell table:number-columns-repeated="6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84,00E-06</text:p>
          </table:table-cell>
          <table:table-cell table:formula="of:=[.D85]/(SQRT([.E85]))" office:value-type="float" office:value="0.0101204751205992" calcext:value-type="float">
            <text:p>0,0101204751</text:p>
          </table:table-cell>
          <table:table-cell table:number-columns-repeated="6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76,50E-06</text:p>
          </table:table-cell>
          <table:table-cell table:formula="of:=[.D86]/(SQRT([.E86]))" office:value-type="float" office:value="0.0104109504230795" calcext:value-type="float">
            <text:p>0,0104109504</text:p>
          </table:table-cell>
          <table:table-cell table:number-columns-repeated="6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81,00E-06</text:p>
          </table:table-cell>
          <table:table-cell table:formula="of:=[.D87]/(SQRT([.E87]))" office:value-type="float" office:value="0.0105460149705247" calcext:value-type="float">
            <text:p>0,010546015</text:p>
          </table:table-cell>
          <table:table-cell table:number-columns-repeated="6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73,50E-06</text:p>
          </table:table-cell>
          <table:table-cell table:formula="of:=[.D88]/(SQRT([.E88]))" office:value-type="float" office:value="0.0108469623135879" calcext:value-type="float">
            <text:p>0,0108469623</text:p>
          </table:table-cell>
          <table:table-cell table:number-columns-repeated="6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49,50E-06</text:p>
          </table:table-cell>
          <table:table-cell table:formula="of:=[.D89]/(SQRT([.E89]))" office:value-type="float" office:value="0.0114105869571518" calcext:value-type="float">
            <text:p>0,011410587</text:p>
          </table:table-cell>
          <table:table-cell table:number-columns-repeated="6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56,00E-06</text:p>
          </table:table-cell>
          <table:table-cell table:formula="of:=[.D90]/(SQRT([.E90]))" office:value-type="float" office:value="0.0114808370383489" calcext:value-type="float">
            <text:p>0,011480837</text:p>
          </table:table-cell>
          <table:table-cell table:number-columns-repeated="6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71,00E-06</text:p>
          </table:table-cell>
          <table:table-cell table:formula="of:=[.D91]/(SQRT([.E91]))" office:value-type="float" office:value="0.0114446745581183" calcext:value-type="float">
            <text:p>0,0114446746</text:p>
          </table:table-cell>
          <table:table-cell table:number-columns-repeated="6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38,50E-06</text:p>
          </table:table-cell>
          <table:table-cell table:formula="of:=[.D92]/(SQRT([.E92]))" office:value-type="float" office:value="0.0121771660301504" calcext:value-type="float">
            <text:p>0,012177166</text:p>
          </table:table-cell>
          <table:table-cell table:number-columns-repeated="6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28,00E-06</text:p>
          </table:table-cell>
          <table:table-cell table:formula="of:=[.D93]/(SQRT([.E93]))" office:value-type="float" office:value="0.012545573519733" calcext:value-type="float">
            <text:p>0,0125455735</text:p>
          </table:table-cell>
          <table:table-cell table:number-columns-repeated="6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15,50E-06</text:p>
          </table:table-cell>
          <table:table-cell table:formula="of:=[.D94]/(SQRT([.E94]))" office:value-type="float" office:value="0.0129825385594842" calcext:value-type="float">
            <text:p>0,0129825386</text:p>
          </table:table-cell>
          <table:table-cell table:number-columns-repeated="6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17,00E-06</text:p>
          </table:table-cell>
          <table:table-cell table:formula="of:=[.D95]/(SQRT([.E95]))" office:value-type="float" office:value="0.013115789891558" calcext:value-type="float">
            <text:p>0,0131157899</text:p>
          </table:table-cell>
          <table:table-cell table:number-columns-repeated="6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51,00E-06</text:p>
          </table:table-cell>
          <table:table-cell table:formula="of:=[.D96]/(SQRT([.E96]))" office:value-type="float" office:value="0.0126469215875258" calcext:value-type="float">
            <text:p>0,0126469216</text:p>
          </table:table-cell>
          <table:table-cell table:number-columns-repeated="6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45,50E-06</text:p>
          </table:table-cell>
          <table:table-cell table:formula="of:=[.D97]/(SQRT([.E97]))" office:value-type="float" office:value="0.0129408642294223" calcext:value-type="float">
            <text:p>0,0129408642</text:p>
          </table:table-cell>
          <table:table-cell table:number-columns-repeated="6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76,50E-06</text:p>
          </table:table-cell>
          <table:table-cell table:formula="of:=[.D98]/(SQRT([.E98]))" office:value-type="float" office:value="0.0146647678438222" calcext:value-type="float">
            <text:p>0,0146647678</text:p>
          </table:table-cell>
          <table:table-cell table:number-columns-repeated="6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46,00E-06</text:p>
          </table:table-cell>
          <table:table-cell table:formula="of:=[.D99]/(SQRT([.E99]))" office:value-type="float" office:value="0.0156888501783496" calcext:value-type="float">
            <text:p>0,0156888502</text:p>
          </table:table-cell>
          <table:table-cell table:number-columns-repeated="6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55,50E-06</text:p>
          </table:table-cell>
          <table:table-cell table:formula="of:=[.D100]/(SQRT([.E100]))" office:value-type="float" office:value="0.0155633309938543" calcext:value-type="float">
            <text:p>0,015563331</text:p>
          </table:table-cell>
          <table:table-cell table:number-columns-repeated="6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68,50E-06</text:p>
          </table:table-cell>
          <table:table-cell table:formula="of:=[.D101]/(SQRT([.E101]))" office:value-type="float" office:value="0.015328967769762" calcext:value-type="float">
            <text:p>0,0153289678</text:p>
          </table:table-cell>
          <table:table-cell table:number-columns-repeated="6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8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07,00E-06</text:p>
          </table:table-cell>
          <table:table-cell table:formula="of:=[.D102]/(SQRT([.E102]))" office:value-type="float" office:value="0.0145045359186353" calcext:value-type="float">
            <text:p>0,0145045359</text:p>
          </table:table-cell>
          <table:table-cell table:number-columns-repeated="6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01,00E-06</text:p>
          </table:table-cell>
          <table:table-cell table:formula="of:=[.D103]/(SQRT([.E103]))" office:value-type="float" office:value="0.0148316782283654" calcext:value-type="float">
            <text:p>0,0148316782</text:p>
          </table:table-cell>
          <table:table-cell table:number-columns-repeated="6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46,50E-06</text:p>
          </table:table-cell>
          <table:table-cell table:formula="of:=[.D104]/(SQRT([.E104]))" office:value-type="float" office:value="0.0165703645138453" calcext:value-type="float">
            <text:p>0,0165703645</text:p>
          </table:table-cell>
          <table:table-cell table:number-columns-repeated="6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26,50E-06</text:p>
          </table:table-cell>
          <table:table-cell table:formula="of:=[.D105]/(SQRT([.E105]))" office:value-type="float" office:value="0.0174253453350042" calcext:value-type="float">
            <text:p>0,0174253453</text:p>
          </table:table-cell>
          <table:table-cell table:number-columns-repeated="6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5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</table:table>
      <table:table table:name="FD11-38" table:style-name="ta1">
        <table:shapes>
          <draw:frame draw:z-index="0" draw:style-name="gr1" draw:text-style-name="P1" svg:width="159.99mm" svg:height="89.99mm" svg:x="0mm" svg:y="34.54mm">
            <loext:p draw:notify-on-update-of-ranges="'FD11-38'.A5:'FD11-38'.A5 'FD11-38'.A6:'FD11-38'.A106 'FD11-38'.D5:'FD11-38'.D5 'FD11-38'.D6:'FD11-38'.D106 'FD11-38'.A5:'FD11-38'.A5 'FD11-38'.A6:'FD11-38'.A106 'FD11-38'.E5:'FD11-38'.E5 'FD11-38'.E6:'FD11-38'.E10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70.2mm" svg:y="37.12mm">
            <loext:p draw:notify-on-update-of-ranges="'FD11-38'.A5:'FD11-38'.A5 'FD11-38'.A6:'FD11-38'.A106 'FD11-38'.N5:'FD11-38'.N5 'FD11-38'.N6:'FD11-38'.N106 'FD11-38'.A5:'FD11-38'.A5 'FD11-38'.A6:'FD11-38'.A106 'FD11-38'.O5:'FD11-38'.O5 'FD11-38'.O6:'FD11-38'.O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45.09mm" svg:y="140.57mm">
            <loext:p draw:notify-on-update-of-ranges="'FD11-38'.A5:'FD11-38'.A5 'FD11-38'.A6:'FD11-38'.A106 'FD11-38'.D5:'FD11-38'.D5 'FD11-38'.D6:'FD11-38'.D106 'FD11-38'.A5:'FD11-38'.A5 'FD11-38'.A6:'FD11-38'.A106 'FD11-38'.N5:'FD11-38'.N5 'FD11-38'.N6:'FD11-38'.N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,05E-10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table:style-name="ce5" office:value-type="float" office:value="0.0000000027219" calcext:value-type="float">
            <text:p>2,72E-09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,25E-10</text:p>
          </table:table-cell>
          <table:table-cell table:formula="of:=([.D8]-[.D6])/([.A8]-[.A6])" office:value-type="float" office:value="0.000000026222" calcext:value-type="float">
            <text:p>26,22E-09</text:p>
          </table:table-cell>
          <table:table-cell table:formula="of:=[.D7]/(SQRT(ABS([.E7])))" office:value-type="float" office:value="0.00000509682810790181" calcext:value-type="float">
            <text:p>5,09682810790181E-06</text:p>
          </table:table-cell>
          <table:table-cell table:number-columns-repeated="6"/>
          <table:table-cell office:value-type="float" office:value="-0.00000000001191" calcext:value-type="float">
            <text:p>-1,19E-11</text:p>
          </table:table-cell>
          <table:table-cell table:style-name="ce5"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15,20E-09</text:p>
          </table:table-cell>
          <table:table-cell table:formula="of:=[.N7]/(SQRT(ABS([.O7])))" office:value-type="float" office:value="0.0000108705295297642" calcext:value-type="float">
            <text:p>1,08705295297642E-05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5,56E-09</text:p>
          </table:table-cell>
          <table:table-cell table:formula="of:=[.D8]/(SQRT(ABS([.E8])))" office:value-type="float" office:value="0.00000598658784954872" calcext:value-type="float">
            <text:p>5,98658784954872E-06</text:p>
          </table:table-cell>
          <table:table-cell table:number-columns-repeated="6"/>
          <table:table-cell office:value-type="float" office:value="-0.00000000000539" calcext:value-type="float">
            <text:p>-5,39E-12</text:p>
          </table:table-cell>
          <table:table-cell table:style-name="ce5"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56,55E-09</text:p>
          </table:table-cell>
          <table:table-cell table:formula="of:=[.N8]/(SQRT(ABS([.O8])))" office:value-type="float" office:value="0.0000127023946454781" calcext:value-type="float">
            <text:p>1,27023946454781E-05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8,81E-09</text:p>
          </table:table-cell>
          <table:table-cell table:formula="of:=[.D9]/(SQRT(ABS([.E9])))" office:value-type="float" office:value="0.00000695500629728424" calcext:value-type="float">
            <text:p>0,000006955</text:p>
          </table:table-cell>
          <table:table-cell table:number-columns-repeated="6"/>
          <table:table-cell office:value-type="float" office:value="-0.00000000000236" calcext:value-type="float">
            <text:p>-2,36E-12</text:p>
          </table:table-cell>
          <table:table-cell table:style-name="ce5"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12,82E-09</text:p>
          </table:table-cell>
          <table:table-cell table:formula="of:=[.N9]/(SQRT(ABS([.O9])))" office:value-type="float" office:value="0.0000147843973511645" calcext:value-type="float">
            <text:p>1,47843973511645E-05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5,98E-09</text:p>
          </table:table-cell>
          <table:table-cell table:formula="of:=[.D10]/(SQRT(ABS([.E10])))" office:value-type="float" office:value="0.00000819572175635608" calcext:value-type="float">
            <text:p>8,19572175635608E-06</text:p>
          </table:table-cell>
          <table:table-cell table:number-columns-repeated="6"/>
          <table:table-cell office:value-type="float" office:value="-0.00000000001285" calcext:value-type="float">
            <text:p>-1,29E-11</text:p>
          </table:table-cell>
          <table:table-cell table:style-name="ce5"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90,58E-09</text:p>
          </table:table-cell>
          <table:table-cell table:formula="of:=[.N10]/(SQRT(ABS([.O10])))" office:value-type="float" office:value="0.0000172194018794928" calcext:value-type="float">
            <text:p>1,72194018794928E-05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8,83E-09</text:p>
          </table:table-cell>
          <table:table-cell table:formula="of:=[.D11]/(SQRT(ABS([.E11])))" office:value-type="float" office:value="0.00000958343070048475" calcext:value-type="float">
            <text:p>9,58343070048475E-06</text:p>
          </table:table-cell>
          <table:table-cell table:number-columns-repeated="6"/>
          <table:table-cell office:value-type="float" office:value="-0.00000000000101" calcext:value-type="float">
            <text:p>-1,01E-12</text:p>
          </table:table-cell>
          <table:table-cell table:style-name="ce5" office:value-type="float" office:value="0.000000012632" calcext:value-type="float">
            <text:p>1,26E-08</text:p>
          </table:table-cell>
          <table:table-cell table:formula="of:=([.N12]-[.N10])/([.A12]-[.A10])" office:value-type="float" office:value="0.00000039209" calcext:value-type="float">
            <text:p>392,09E-09</text:p>
          </table:table-cell>
          <table:table-cell table:formula="of:=[.N11]/(SQRT(ABS([.O11])))" office:value-type="float" office:value="0.0000201734062309116" calcext:value-type="float">
            <text:p>2,01734062309116E-05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20,43E-09</text:p>
          </table:table-cell>
          <table:table-cell table:formula="of:=[.D12]/(SQRT(ABS([.E12])))" office:value-type="float" office:value="0.0000111857121749631" calcext:value-type="float">
            <text:p>1,11857121749631E-05</text:p>
          </table:table-cell>
          <table:table-cell table:number-columns-repeated="6"/>
          <table:table-cell office:value-type="float" office:value="-0.00000000000315" calcext:value-type="float">
            <text:p>-3,15E-12</text:p>
          </table:table-cell>
          <table:table-cell table:style-name="ce5" office:value-type="float" office:value="0.000000017124" calcext:value-type="float">
            <text:p>1,71E-08</text:p>
          </table:table-cell>
          <table:table-cell table:formula="of:=([.N13]-[.N11])/([.A13]-[.A11])" office:value-type="float" office:value="0.00000052265" calcext:value-type="float">
            <text:p>522,65E-09</text:p>
          </table:table-cell>
          <table:table-cell table:formula="of:=[.N12]/(SQRT(ABS([.O12])))" office:value-type="float" office:value="0.0000236864372353998" calcext:value-type="float">
            <text:p>2,36864372353998E-05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64,81E-09</text:p>
          </table:table-cell>
          <table:table-cell table:formula="of:=[.D13]/(SQRT(ABS([.E13])))" office:value-type="float" office:value="0.0000129682641782303" calcext:value-type="float">
            <text:p>1,29682641782303E-05</text:p>
          </table:table-cell>
          <table:table-cell table:number-columns-repeated="6"/>
          <table:table-cell office:value-type="float" office:value="-0.00000000000215" calcext:value-type="float">
            <text:p>-2,15E-12</text:p>
          </table:table-cell>
          <table:table-cell table:style-name="ce5" office:value-type="float" office:value="0.000000023085" calcext:value-type="float">
            <text:p>2,31E-08</text:p>
          </table:table-cell>
          <table:table-cell table:formula="of:=([.N14]-[.N12])/([.A14]-[.A12])" office:value-type="float" office:value="0.000000708" calcext:value-type="float">
            <text:p>708,00E-09</text:p>
          </table:table-cell>
          <table:table-cell table:formula="of:=[.N13]/(SQRT(ABS([.O13])))" office:value-type="float" office:value="0.000027435523412453" calcext:value-type="float">
            <text:p>2,7435523412453E-05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24,34E-09</text:p>
          </table:table-cell>
          <table:table-cell table:formula="of:=[.D14]/(SQRT(ABS([.E14])))" office:value-type="float" office:value="0.0000151545849260546" calcext:value-type="float">
            <text:p>1,51545849260546E-05</text:p>
          </table:table-cell>
          <table:table-cell table:number-columns-repeated="6"/>
          <table:table-cell office:value-type="float" office:value="0.00000000000127" calcext:value-type="float">
            <text:p>1,27E-12</text:p>
          </table:table-cell>
          <table:table-cell table:style-name="ce5" office:value-type="float" office:value="0.000000031284" calcext:value-type="float">
            <text:p>3,13E-08</text:p>
          </table:table-cell>
          <table:table-cell table:formula="of:=([.N15]-[.N13])/([.A15]-[.A13])" office:value-type="float" office:value="0.00000096225" calcext:value-type="float">
            <text:p>962,25E-09</text:p>
          </table:table-cell>
          <table:table-cell table:formula="of:=[.N14]/(SQRT(ABS([.O14])))" office:value-type="float" office:value="0.0000318917475282447" calcext:value-type="float">
            <text:p>3,18917475282447E-0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00,26E-09</text:p>
          </table:table-cell>
          <table:table-cell table:formula="of:=[.D15]/(SQRT(ABS([.E15])))" office:value-type="float" office:value="0.0000177961599702511" calcext:value-type="float">
            <text:p>1,77961599702511E-05</text:p>
          </table:table-cell>
          <table:table-cell table:number-columns-repeated="6"/>
          <table:table-cell office:value-type="float" office:value="0.00000000000582" calcext:value-type="float">
            <text:p>5,82E-12</text:p>
          </table:table-cell>
          <table:table-cell table:style-name="ce5" office:value-type="float" office:value="0.00000004233" calcext:value-type="float">
            <text:p>4,23E-08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8" calcext:value-type="float">
            <text:p>0,000037255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,32E-08</text:p>
          </table:table-cell>
          <table:table-cell table:formula="of:=([.D17]-[.D15])/([.A17]-[.A15])" office:value-type="float" office:value="0.000000411575" calcext:value-type="float">
            <text:p>411,58E-09</text:p>
          </table:table-cell>
          <table:table-cell table:formula="of:=[.D16]/(SQRT(ABS([.E16])))" office:value-type="float" office:value="0.0000205489558308376" calcext:value-type="float">
            <text:p>0,000020549</text:p>
          </table:table-cell>
          <table:table-cell table:number-columns-repeated="6"/>
          <table:table-cell office:value-type="float" office:value="-0.00000000000604" calcext:value-type="float">
            <text:p>-6,04E-12</text:p>
          </table:table-cell>
          <table:table-cell table:style-name="ce5" office:value-type="float" office:value="0.000000057104" calcext:value-type="float">
            <text:p>5,71E-08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,35154673410774E-0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,80E-08</text:p>
          </table:table-cell>
          <table:table-cell table:formula="of:=([.D18]-[.D16])/([.A18]-[.A16])" office:value-type="float" office:value="0.0000005507" calcext:value-type="float">
            <text:p>550,70E-09</text:p>
          </table:table-cell>
          <table:table-cell table:formula="of:=[.D17]/(SQRT(ABS([.E17])))" office:value-type="float" office:value="0.0000242328562483641" calcext:value-type="float">
            <text:p>2,42328562483641E-05</text:p>
          </table:table-cell>
          <table:table-cell table:number-columns-repeated="6"/>
          <table:table-cell office:value-type="float" office:value="-0.0000000000061" calcext:value-type="float">
            <text:p>-6,10E-12</text:p>
          </table:table-cell>
          <table:table-cell table:style-name="ce5" office:value-type="float" office:value="0.000000076771" calcext:value-type="float">
            <text:p>7,68E-08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,07710731632496E-05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,42E-08</text:p>
          </table:table-cell>
          <table:table-cell table:formula="of:=([.D19]-[.D17])/([.A19]-[.A17])" office:value-type="float" office:value="0.00000073455" calcext:value-type="float">
            <text:p>734,55E-09</text:p>
          </table:table-cell>
          <table:table-cell table:formula="of:=[.D18]/(SQRT(ABS([.E18])))" office:value-type="float" office:value="0.0000282325979105678" calcext:value-type="float">
            <text:p>2,82325979105678E-05</text:p>
          </table:table-cell>
          <table:table-cell table:number-columns-repeated="6"/>
          <table:table-cell office:value-type="float" office:value="-0.00000000000705" calcext:value-type="float">
            <text:p>-7,05E-12</text:p>
          </table:table-cell>
          <table:table-cell table:style-name="ce5" office:value-type="float" office:value="0.000000102833" calcext:value-type="float">
            <text:p>1,03E-07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,89404909025165E-05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,27E-08</text:p>
          </table:table-cell>
          <table:table-cell table:formula="of:=([.D20]-[.D18])/([.A20]-[.A18])" office:value-type="float" office:value="0.000000996199999999999" calcext:value-type="float">
            <text:p>996,20E-09</text:p>
          </table:table-cell>
          <table:table-cell table:formula="of:=[.D19]/(SQRT(ABS([.E19])))" office:value-type="float" office:value="0.0000327362580918567" calcext:value-type="float">
            <text:p>3,27362580918567E-05</text:p>
          </table:table-cell>
          <table:table-cell table:number-columns-repeated="6"/>
          <table:table-cell office:value-type="float" office:value="-0.00000000000184" calcext:value-type="float">
            <text:p>-1,84E-12</text:p>
          </table:table-cell>
          <table:table-cell table:style-name="ce5" office:value-type="float" office:value="0.00000013765" calcext:value-type="float">
            <text:p>1,38E-07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0,000068069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,41E-08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formula="of:=[.D20]/(SQRT(ABS([.E20])))" office:value-type="float" office:value="0.0000380219253656444" calcext:value-type="float">
            <text:p>3,80219253656444E-05</text:p>
          </table:table-cell>
          <table:table-cell table:number-columns-repeated="6"/>
          <table:table-cell office:value-type="float" office:value="-0.00000000000478" calcext:value-type="float">
            <text:p>-4,78E-12</text:p>
          </table:table-cell>
          <table:table-cell table:style-name="ce5" office:value-type="float" office:value="0.00000018462" calcext:value-type="float">
            <text:p>1,85E-07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,89486373319005E-05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,96E-08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formula="of:=[.D21]/(SQRT(ABS([.E21])))" office:value-type="float" office:value="0.0000446814846200776" calcext:value-type="float">
            <text:p>4,46814846200776E-05</text:p>
          </table:table-cell>
          <table:table-cell table:number-columns-repeated="6"/>
          <table:table-cell office:value-type="float" office:value="-0.00000000000394" calcext:value-type="float">
            <text:p>-3,94E-12</text:p>
          </table:table-cell>
          <table:table-cell table:style-name="ce5" office:value-type="float" office:value="0.00000024702" calcext:value-type="float">
            <text:p>2,47E-07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,23286042628714E-05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,97E-08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formula="of:=[.D22]/(SQRT(ABS([.E22])))" office:value-type="float" office:value="0.0000515873145610629" calcext:value-type="float">
            <text:p>5,15873145610629E-05</text:p>
          </table:table-cell>
          <table:table-cell table:number-columns-repeated="6"/>
          <table:table-cell office:value-type="float" office:value="-0.00000000000721" calcext:value-type="float">
            <text:p>-7,21E-12</text:p>
          </table:table-cell>
          <table:table-cell table:style-name="ce5" office:value-type="float" office:value="0.00000032778" calcext:value-type="float">
            <text:p>3,28E-07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0,0001078755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,07E-07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formula="of:=[.D23]/(SQRT(ABS([.E23])))" office:value-type="float" office:value="0.0000596161036987712" calcext:value-type="float">
            <text:p>5,96161036987712E-05</text:p>
          </table:table-cell>
          <table:table-cell table:number-columns-repeated="6"/>
          <table:table-cell office:value-type="float" office:value="-0.00000000000694" calcext:value-type="float">
            <text:p>-6,94E-12</text:p>
          </table:table-cell>
          <table:table-cell table:style-name="ce5" office:value-type="float" office:value="0.00000043167" calcext:value-type="float">
            <text:p>4,32E-07</text:p>
          </table:table-cell>
          <table:table-cell table:formula="of:=([.N24]-[.N22])/([.A24]-[.A22])" office:value-type="float" office:value="0.0000120385" calcext:value-type="float">
            <text:p>12,04E-06</text:p>
          </table:table-cell>
          <table:table-cell table:formula="of:=[.N23]/(SQRT(ABS([.O23])))" office:value-type="float" office:value="0.000124412976024333" calcext:value-type="float">
            <text:p>0,000124413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14457" calcext:value-type="float">
            <text:p>1,45E-07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formula="of:=[.D24]/(SQRT(ABS([.E24])))" office:value-type="float" office:value="0.0000703035589511076" calcext:value-type="float">
            <text:p>7,03035589511076E-05</text:p>
          </table:table-cell>
          <table:table-cell table:number-columns-repeated="6"/>
          <table:table-cell office:value-type="float" office:value="-0.00000000000362" calcext:value-type="float">
            <text:p>-3,62E-12</text:p>
          </table:table-cell>
          <table:table-cell table:style-name="ce5" office:value-type="float" office:value="0.00000056855" calcext:value-type="float">
            <text:p>5,69E-07</text:p>
          </table:table-cell>
          <table:table-cell table:formula="of:=([.N25]-[.N23])/([.A25]-[.A23])" office:value-type="float" office:value="0.0000155275" calcext:value-type="float">
            <text:p>15,53E-06</text:p>
          </table:table-cell>
          <table:table-cell table:formula="of:=[.N24]/(SQRT(ABS([.O24])))" office:value-type="float" office:value="0.000144283907344276" calcext:value-type="float">
            <text:p>0,0001442839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,92E-07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formula="of:=[.D25]/(SQRT([.E25]))" office:value-type="float" office:value="0.000080931987783045" calcext:value-type="float">
            <text:p>0,000080932</text:p>
          </table:table-cell>
          <table:table-cell table:number-columns-repeated="6"/>
          <table:table-cell office:value-type="float" office:value="0.00000000000114" calcext:value-type="float">
            <text:p>1,14E-12</text:p>
          </table:table-cell>
          <table:table-cell table:style-name="ce5" office:value-type="float" office:value="0.00000074222" calcext:value-type="float">
            <text:p>7,42E-07</text:p>
          </table:table-cell>
          <table:table-cell table:formula="of:=([.N26]-[.N24])/([.A26]-[.A24])" office:value-type="float" office:value="0.0000199895" calcext:value-type="float">
            <text:p>19,99E-06</text:p>
          </table:table-cell>
          <table:table-cell table:formula="of:=[.N25]/(SQRT(ABS([.O25])))" office:value-type="float" office:value="0.000166009020514906" calcext:value-type="float">
            <text:p>0,000166009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,50E-13</text:p>
          </table:table-cell>
          <table:table-cell office:value-type="float" office:value="0.00000025705" calcext:value-type="float">
            <text:p>2,57E-07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formula="of:=[.D26]/(SQRT([.E26]))" office:value-type="float" office:value="0.0000940465293462914" calcext:value-type="float">
            <text:p>9,40465293462914E-05</text:p>
          </table:table-cell>
          <table:table-cell table:number-columns-repeated="6"/>
          <table:table-cell office:value-type="float" office:value="0.00000000000326" calcext:value-type="float">
            <text:p>3,26E-12</text:p>
          </table:table-cell>
          <table:table-cell table:style-name="ce5" office:value-type="float" office:value="0.00000096834" calcext:value-type="float">
            <text:p>9,68E-07</text:p>
          </table:table-cell>
          <table:table-cell table:formula="of:=([.N27]-[.N25])/([.A27]-[.A25])" office:value-type="float" office:value="0.000025919" calcext:value-type="float">
            <text:p>25,92E-06</text:p>
          </table:table-cell>
          <table:table-cell table:formula="of:=[.N26]/(SQRT(ABS([.O26])))" office:value-type="float" office:value="0.000190203608112633" calcext:value-type="float">
            <text:p>0,000190203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,41E-07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formula="of:=[.D27]/(SQRT([.E27]))" office:value-type="float" office:value="0.000108356444761157" calcext:value-type="float">
            <text:p>0,0001083564</text:p>
          </table:table-cell>
          <table:table-cell table:number-columns-repeated="6"/>
          <table:table-cell office:value-type="float" office:value="-0.00000000000348" calcext:value-type="float">
            <text:p>-3,48E-12</text:p>
          </table:table-cell>
          <table:table-cell table:style-name="ce5"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2,57E-06</text:p>
          </table:table-cell>
          <table:table-cell table:formula="of:=[.N27]/(SQRT(ABS([.O27])))" office:value-type="float" office:value="0.000220875946288939" calcext:value-type="float">
            <text:p>0,00022087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,56E-07</text:p>
          </table:table-cell>
          <table:table-cell table:formula="of:=([.D29]-[.D27])/([.A29]-[.A27])" office:value-type="float" office:value="0.0000127695" calcext:value-type="float">
            <text:p>12,77E-06</text:p>
          </table:table-cell>
          <table:table-cell table:formula="of:=[.D28]/(SQRT([.E28]))" office:value-type="float" office:value="0.00012747367415006" calcext:value-type="float">
            <text:p>0,0001274737</text:p>
          </table:table-cell>
          <table:table-cell table:number-columns-repeated="6"/>
          <table:table-cell office:value-type="float" office:value="-0.0000000000058" calcext:value-type="float">
            <text:p>-5,80E-12</text:p>
          </table:table-cell>
          <table:table-cell table:style-name="ce5"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0,97E-06</text:p>
          </table:table-cell>
          <table:table-cell table:formula="of:=[.N28]/(SQRT(ABS([.O28])))" office:value-type="float" office:value="0.000253062860422781" calcext:value-type="float">
            <text:p>0,0002530629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,15E-11</text:p>
          </table:table-cell>
          <table:table-cell office:value-type="float" office:value="0.00000059673" calcext:value-type="float">
            <text:p>5,97E-07</text:p>
          </table:table-cell>
          <table:table-cell table:formula="of:=([.D30]-[.D28])/([.A30]-[.A28])" office:value-type="float" office:value="0.0000165265" calcext:value-type="float">
            <text:p>16,53E-06</text:p>
          </table:table-cell>
          <table:table-cell table:formula="of:=[.D29]/(SQRT([.E29]))" office:value-type="float" office:value="0.000146786943750649" calcext:value-type="float">
            <text:p>0,0001467869</text:p>
          </table:table-cell>
          <table:table-cell table:number-columns-repeated="6"/>
          <table:table-cell office:value-type="float" office:value="-0.00000000000386" calcext:value-type="float">
            <text:p>-3,86E-12</text:p>
          </table:table-cell>
          <table:table-cell table:style-name="ce5"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1,93E-06</text:p>
          </table:table-cell>
          <table:table-cell table:formula="of:=[.N29]/(SQRT(ABS([.O29])))" office:value-type="float" office:value="0.000288638443337791" calcext:value-type="float">
            <text:p>0,0002886384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,86E-07</text:p>
          </table:table-cell>
          <table:table-cell table:formula="of:=([.D31]-[.D29])/([.A31]-[.A29])" office:value-type="float" office:value="0.0000215545" calcext:value-type="float">
            <text:p>21,55E-06</text:p>
          </table:table-cell>
          <table:table-cell table:formula="of:=[.D30]/(SQRT([.E30]))" office:value-type="float" office:value="0.000169309448688499" calcext:value-type="float">
            <text:p>0,0001693094</text:p>
          </table:table-cell>
          <table:table-cell table:number-columns-repeated="6"/>
          <table:table-cell office:value-type="float" office:value="-0.00000000000012" calcext:value-type="float">
            <text:p>-1,20E-13</text:p>
          </table:table-cell>
          <table:table-cell table:style-name="ce5"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3,85E-06</text:p>
          </table:table-cell>
          <table:table-cell table:formula="of:=[.N30]/(SQRT(ABS([.O30])))" office:value-type="float" office:value="0.000332703126921472" calcext:value-type="float">
            <text:p>0,0003327031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7,22E-06</text:p>
          </table:table-cell>
          <table:table-cell table:formula="of:=[.D31]/(SQRT([.E31]))" office:value-type="float" office:value="0.000196994028242463" calcext:value-type="float">
            <text:p>0,000196994</text:p>
          </table:table-cell>
          <table:table-cell table:number-columns-repeated="6"/>
          <table:table-cell office:value-type="float" office:value="-0.00000000000419" calcext:value-type="float">
            <text:p>-4,19E-12</text:p>
          </table:table-cell>
          <table:table-cell table:style-name="ce5"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8,28E-06</text:p>
          </table:table-cell>
          <table:table-cell table:formula="of:=[.N31]/(SQRT(ABS([.O31])))" office:value-type="float" office:value="0.000379413688721923" calcext:value-type="float">
            <text:p>0,0003794137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4,58E-06</text:p>
          </table:table-cell>
          <table:table-cell table:formula="of:=[.D32]/(SQRT([.E32]))" office:value-type="float" office:value="0.000226244102679438" calcext:value-type="float">
            <text:p>0,0002262441</text:p>
          </table:table-cell>
          <table:table-cell table:number-columns-repeated="6"/>
          <table:table-cell office:value-type="float" office:value="0.00000000000156" calcext:value-type="float">
            <text:p>1,56E-12</text:p>
          </table:table-cell>
          <table:table-cell table:style-name="ce5"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6,69E-06</text:p>
          </table:table-cell>
          <table:table-cell table:formula="of:=[.N32]/(SQRT(ABS([.O32])))" office:value-type="float" office:value="0.000429569194464366" calcext:value-type="float">
            <text:p>0,0004295692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49999999999" calcext:value-type="float">
            <text:p>43,82E-06</text:p>
          </table:table-cell>
          <table:table-cell table:formula="of:=[.D33]/(SQRT([.E33]))" office:value-type="float" office:value="0.000259771063368228" calcext:value-type="float">
            <text:p>0,0002597711</text:p>
          </table:table-cell>
          <table:table-cell table:number-columns-repeated="6"/>
          <table:table-cell office:value-type="float" office:value="0.00000000000022" calcext:value-type="float">
            <text:p>2,20E-13</text:p>
          </table:table-cell>
          <table:table-cell table:style-name="ce5"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17,40E-06</text:p>
          </table:table-cell>
          <table:table-cell table:formula="of:=[.N33]/(SQRT(ABS([.O33])))" office:value-type="float" office:value="0.000488301812400935" calcext:value-type="float">
            <text:p>0,0004883018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5,16E-06</text:p>
          </table:table-cell>
          <table:table-cell table:formula="of:=[.D34]/(SQRT([.E34]))" office:value-type="float" office:value="0.000297146439532867" calcext:value-type="float">
            <text:p>0,0002971464</text:p>
          </table:table-cell>
          <table:table-cell table:number-columns-repeated="6"/>
          <table:table-cell office:value-type="float" office:value="0.00000000000418" calcext:value-type="float">
            <text:p>4,18E-12</text:p>
          </table:table-cell>
          <table:table-cell table:style-name="ce5"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41,88E-06</text:p>
          </table:table-cell>
          <table:table-cell table:formula="of:=[.N34]/(SQRT(ABS([.O34])))" office:value-type="float" office:value="0.000551744495614164" calcext:value-type="float">
            <text:p>0,0005517445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7,77E-06</text:p>
          </table:table-cell>
          <table:table-cell table:formula="of:=[.D35]/(SQRT([.E35]))" office:value-type="float" office:value="0.000342870873917866" calcext:value-type="float">
            <text:p>0,0003428709</text:p>
          </table:table-cell>
          <table:table-cell table:number-columns-repeated="6"/>
          <table:table-cell office:value-type="float" office:value="0.0000000000016" calcext:value-type="float">
            <text:p>1,60E-12</text:p>
          </table:table-cell>
          <table:table-cell table:style-name="ce5"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67,84E-06</text:p>
          </table:table-cell>
          <table:table-cell table:formula="of:=[.N35]/(SQRT(ABS([.O35])))" office:value-type="float" office:value="0.000627412424584368" calcext:value-type="float">
            <text:p>0,0006274124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3,24E-06</text:p>
          </table:table-cell>
          <table:table-cell table:formula="of:=[.D36]/(SQRT([.E36]))" office:value-type="float" office:value="0.000390449892303368" calcext:value-type="float">
            <text:p>0,0003904499</text:p>
          </table:table-cell>
          <table:table-cell table:number-columns-repeated="6"/>
          <table:table-cell office:value-type="float" office:value="-0.00000000000309" calcext:value-type="float">
            <text:p>-3,09E-12</text:p>
          </table:table-cell>
          <table:table-cell table:style-name="ce5"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00,74E-06</text:p>
          </table:table-cell>
          <table:table-cell table:formula="of:=[.N36]/(SQRT(ABS([.O36])))" office:value-type="float" office:value="0.000700762824510548" calcext:value-type="float">
            <text:p>0,000700762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00,79E-06</text:p>
          </table:table-cell>
          <table:table-cell table:formula="of:=[.D37]/(SQRT([.E37]))" office:value-type="float" office:value="0.000446979036828342" calcext:value-type="float">
            <text:p>0,000446979</text:p>
          </table:table-cell>
          <table:table-cell table:number-columns-repeated="6"/>
          <table:table-cell office:value-type="float" office:value="-0.00000000000303" calcext:value-type="float">
            <text:p>-3,03E-12</text:p>
          </table:table-cell>
          <table:table-cell table:style-name="ce5" office:value-type="float" office:value="0.000012143" calcext:value-type="float">
            <text:p>1,21E-05</text:p>
          </table:table-cell>
          <table:table-cell table:formula="of:=([.N38]-[.N36])/([.A38]-[.A36])" office:value-type="float" office:value="0.000235020000000001" calcext:value-type="float">
            <text:p>235,02E-06</text:p>
          </table:table-cell>
          <table:table-cell table:formula="of:=[.N37]/(SQRT(ABS([.O37])))" office:value-type="float" office:value="0.000792088273941912" calcext:value-type="float">
            <text:p>0,000792088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21,21E-06</text:p>
          </table:table-cell>
          <table:table-cell table:formula="of:=[.D38]/(SQRT([.E38]))" office:value-type="float" office:value="0.000506652810448518" calcext:value-type="float">
            <text:p>0,0005066528</text:p>
          </table:table-cell>
          <table:table-cell table:number-columns-repeated="6"/>
          <table:table-cell office:value-type="float" office:value="-0.00000000000655" calcext:value-type="float">
            <text:p>-6,55E-12</text:p>
          </table:table-cell>
          <table:table-cell table:style-name="ce5" office:value-type="float" office:value="0.000014629" calcext:value-type="float">
            <text:p>1,46E-05</text:p>
          </table:table-cell>
          <table:table-cell table:formula="of:=([.N39]-[.N37])/([.A39]-[.A37])" office:value-type="float" office:value="0.00027125" calcext:value-type="float">
            <text:p>271,25E-06</text:p>
          </table:table-cell>
          <table:table-cell table:formula="of:=[.N38]/(SQRT(ABS([.O38])))" office:value-type="float" office:value="0.000888238853997703" calcext:value-type="float">
            <text:p>0,0008882389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43,94E-06</text:p>
          </table:table-cell>
          <table:table-cell table:formula="of:=[.D39]/(SQRT([.E39]))" office:value-type="float" office:value="0.000576070027093103" calcext:value-type="float">
            <text:p>0,00057607</text:p>
          </table:table-cell>
          <table:table-cell table:number-columns-repeated="6"/>
          <table:table-cell office:value-type="float" office:value="-0.00000000000132" calcext:value-type="float">
            <text:p>-1,32E-12</text:p>
          </table:table-cell>
          <table:table-cell table:style-name="ce5" office:value-type="float" office:value="0.000017568" calcext:value-type="float">
            <text:p>1,76E-05</text:p>
          </table:table-cell>
          <table:table-cell table:formula="of:=([.N40]-[.N38])/([.A40]-[.A38])" office:value-type="float" office:value="0.0003176" calcext:value-type="float">
            <text:p>317,60E-06</text:p>
          </table:table-cell>
          <table:table-cell table:formula="of:=[.N39]/(SQRT(ABS([.O39])))" office:value-type="float" office:value="0.000985784705778141" calcext:value-type="float">
            <text:p>0,000985784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66,46E-06</text:p>
          </table:table-cell>
          <table:table-cell table:formula="of:=[.D40]/(SQRT([.E40]))" office:value-type="float" office:value="0.00065545967633429" calcext:value-type="float">
            <text:p>0,0006554597</text:p>
          </table:table-cell>
          <table:table-cell table:number-columns-repeated="6"/>
          <table:table-cell office:value-type="float" office:value="-0.00000000000217" calcext:value-type="float">
            <text:p>-2,17E-12</text:p>
          </table:table-cell>
          <table:table-cell table:style-name="ce5" office:value-type="float" office:value="0.000020981" calcext:value-type="float">
            <text:p>2,10E-05</text:p>
          </table:table-cell>
          <table:table-cell table:formula="of:=([.N41]-[.N39])/([.A41]-[.A39])" office:value-type="float" office:value="0.0003618" calcext:value-type="float">
            <text:p>361,80E-06</text:p>
          </table:table-cell>
          <table:table-cell table:formula="of:=[.N40]/(SQRT(ABS([.O40])))" office:value-type="float" office:value="0.00110304162747893" calcext:value-type="float">
            <text:p>0,0011030416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,02E-05</text:p>
          </table:table-cell>
          <table:table-cell table:formula="of:=([.D42]-[.D40])/([.A42]-[.A40])" office:value-type="float" office:value="0.000193165" calcext:value-type="float">
            <text:p>193,17E-06</text:p>
          </table:table-cell>
          <table:table-cell table:formula="of:=[.D41]/(SQRT([.E41]))" office:value-type="float" office:value="0.000736819623243853" calcext:value-type="float">
            <text:p>0,0007368196</text:p>
          </table:table-cell>
          <table:table-cell table:number-columns-repeated="6"/>
          <table:table-cell office:value-type="float" office:value="-0.00000000000511" calcext:value-type="float">
            <text:p>-5,11E-12</text:p>
          </table:table-cell>
          <table:table-cell table:style-name="ce5" office:value-type="float" office:value="0.000024804" calcext:value-type="float">
            <text:p>2,48E-05</text:p>
          </table:table-cell>
          <table:table-cell table:formula="of:=([.N42]-[.N40])/([.A42]-[.A40])" office:value-type="float" office:value="0.000410150000000001" calcext:value-type="float">
            <text:p>410,15E-06</text:p>
          </table:table-cell>
          <table:table-cell table:formula="of:=[.N41]/(SQRT(ABS([.O41])))" office:value-type="float" office:value="0.0012247582251139" calcext:value-type="float">
            <text:p>0,0012247582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,23E-05</text:p>
          </table:table-cell>
          <table:table-cell table:formula="of:=([.D43]-[.D41])/([.A43]-[.A41])" office:value-type="float" office:value="0.00022197" calcext:value-type="float">
            <text:p>221,97E-06</text:p>
          </table:table-cell>
          <table:table-cell table:formula="of:=[.D42]/(SQRT([.E42]))" office:value-type="float" office:value="0.000826920134893493" calcext:value-type="float">
            <text:p>0,0008269201</text:p>
          </table:table-cell>
          <table:table-cell table:number-columns-repeated="6"/>
          <table:table-cell office:value-type="float" office:value="-0.00000000000298" calcext:value-type="float">
            <text:p>-2,98E-12</text:p>
          </table:table-cell>
          <table:table-cell table:style-name="ce5" office:value-type="float" office:value="0.000029184" calcext:value-type="float">
            <text:p>2,92E-05</text:p>
          </table:table-cell>
          <table:table-cell table:formula="of:=([.N43]-[.N41])/([.A43]-[.A41])" office:value-type="float" office:value="0.000459150000000001" calcext:value-type="float">
            <text:p>459,15E-06</text:p>
          </table:table-cell>
          <table:table-cell table:formula="of:=[.N42]/(SQRT(ABS([.O42])))" office:value-type="float" office:value="0.00136196993981337" calcext:value-type="float">
            <text:p>0,0013619699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,47E-05</text:p>
          </table:table-cell>
          <table:table-cell table:formula="of:=([.D44]-[.D42])/([.A44]-[.A42])" office:value-type="float" office:value="0.0002484" calcext:value-type="float">
            <text:p>248,40E-06</text:p>
          </table:table-cell>
          <table:table-cell table:formula="of:=[.D43]/(SQRT([.E43]))" office:value-type="float" office:value="0.000931430081530218" calcext:value-type="float">
            <text:p>0,0009314301</text:p>
          </table:table-cell>
          <table:table-cell table:number-columns-repeated="6"/>
          <table:table-cell office:value-type="float" office:value="0.0000000000036" calcext:value-type="float">
            <text:p>3,60E-12</text:p>
          </table:table-cell>
          <table:table-cell table:style-name="ce5" office:value-type="float" office:value="0.000033987" calcext:value-type="float">
            <text:p>3,40E-05</text:p>
          </table:table-cell>
          <table:table-cell table:formula="of:=([.N44]-[.N42])/([.A44]-[.A42])" office:value-type="float" office:value="0.000517149999999999" calcext:value-type="float">
            <text:p>517,15E-06</text:p>
          </table:table-cell>
          <table:table-cell table:formula="of:=[.N43]/(SQRT(ABS([.O43])))" office:value-type="float" office:value="0.00149452975863934" calcext:value-type="float">
            <text:p>0,0014945298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,73E-05</text:p>
          </table:table-cell>
          <table:table-cell table:formula="of:=([.D45]-[.D43])/([.A45]-[.A43])" office:value-type="float" office:value="0.00028445" calcext:value-type="float">
            <text:p>284,45E-06</text:p>
          </table:table-cell>
          <table:table-cell table:formula="of:=[.D44]/(SQRT([.E44]))" office:value-type="float" office:value="0.00102504229341381" calcext:value-type="float">
            <text:p>0,0010250423</text:p>
          </table:table-cell>
          <table:table-cell table:number-columns-repeated="6"/>
          <table:table-cell office:value-type="float" office:value="0.0000000000072" calcext:value-type="float">
            <text:p>7,20E-12</text:p>
          </table:table-cell>
          <table:table-cell table:style-name="ce5" office:value-type="float" office:value="0.000039527" calcext:value-type="float">
            <text:p>3,95E-05</text:p>
          </table:table-cell>
          <table:table-cell table:formula="of:=([.N45]-[.N43])/([.A45]-[.A43])" office:value-type="float" office:value="0.0005732" calcext:value-type="float">
            <text:p>573,20E-06</text:p>
          </table:table-cell>
          <table:table-cell table:formula="of:=[.N44]/(SQRT(ABS([.O44])))" office:value-type="float" office:value="0.00165097601079076" calcext:value-type="float">
            <text:p>0,001650976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,04E-05</text:p>
          </table:table-cell>
          <table:table-cell table:formula="of:=([.D46]-[.D44])/([.A46]-[.A44])" office:value-type="float" office:value="0.0003076" calcext:value-type="float">
            <text:p>307,60E-06</text:p>
          </table:table-cell>
          <table:table-cell table:formula="of:=[.D45]/(SQRT([.E45]))" office:value-type="float" office:value="0.00116138588264217" calcext:value-type="float">
            <text:p>0,0011613859</text:p>
          </table:table-cell>
          <table:table-cell table:number-columns-repeated="6"/>
          <table:table-cell office:value-type="float" office:value="-0.00000000000178" calcext:value-type="float">
            <text:p>-1,78E-12</text:p>
          </table:table-cell>
          <table:table-cell table:style-name="ce5" office:value-type="float" office:value="0.000045451" calcext:value-type="float">
            <text:p>4,55E-05</text:p>
          </table:table-cell>
          <table:table-cell table:formula="of:=([.N46]-[.N44])/([.A46]-[.A44])" office:value-type="float" office:value="0.000629049999999999" calcext:value-type="float">
            <text:p>629,05E-06</text:p>
          </table:table-cell>
          <table:table-cell table:formula="of:=[.N45]/(SQRT(ABS([.O45])))" office:value-type="float" office:value="0.00181217802426754" calcext:value-type="float">
            <text:p>0,001812178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,34E-05</text:p>
          </table:table-cell>
          <table:table-cell table:formula="of:=([.D47]-[.D45])/([.A47]-[.A45])" office:value-type="float" office:value="0.000335049999999999" calcext:value-type="float">
            <text:p>335,05E-06</text:p>
          </table:table-cell>
          <table:table-cell table:formula="of:=[.D46]/(SQRT([.E46]))" office:value-type="float" office:value="0.00128056844563212" calcext:value-type="float">
            <text:p>0,0012805684</text:p>
          </table:table-cell>
          <table:table-cell table:number-columns-repeated="6"/>
          <table:table-cell office:value-type="float" office:value="0.00000000000132" calcext:value-type="float">
            <text:p>1,32E-12</text:p>
          </table:table-cell>
          <table:table-cell table:style-name="ce5" office:value-type="float" office:value="0.000052108" calcext:value-type="float">
            <text:p>5,21E-05</text:p>
          </table:table-cell>
          <table:table-cell table:formula="of:=([.N47]-[.N45])/([.A47]-[.A45])" office:value-type="float" office:value="0.0006916" calcext:value-type="float">
            <text:p>691,60E-06</text:p>
          </table:table-cell>
          <table:table-cell table:formula="of:=[.N46]/(SQRT(ABS([.O46])))" office:value-type="float" office:value="0.00198142168728265" calcext:value-type="float">
            <text:p>0,0019814217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,13E-11</text:p>
          </table:table-cell>
          <table:table-cell office:value-type="float" office:value="0.00002707" calcext:value-type="float">
            <text:p>2,71E-05</text:p>
          </table:table-cell>
          <table:table-cell table:formula="of:=([.D48]-[.D46])/([.A48]-[.A46])" office:value-type="float" office:value="0.000369750000000001" calcext:value-type="float">
            <text:p>369,75E-06</text:p>
          </table:table-cell>
          <table:table-cell table:formula="of:=[.D47]/(SQRT([.E47]))" office:value-type="float" office:value="0.00140777796900177" calcext:value-type="float">
            <text:p>0,001407778</text:p>
          </table:table-cell>
          <table:table-cell table:number-columns-repeated="6"/>
          <table:table-cell office:value-type="float" office:value="0.0000000000013" calcext:value-type="float">
            <text:p>1,30E-12</text:p>
          </table:table-cell>
          <table:table-cell table:style-name="ce5" office:value-type="float" office:value="0.000059283" calcext:value-type="float">
            <text:p>5,93E-05</text:p>
          </table:table-cell>
          <table:table-cell table:formula="of:=([.N48]-[.N46])/([.A48]-[.A46])" office:value-type="float" office:value="0.000744700000000002" calcext:value-type="float">
            <text:p>744,70E-06</text:p>
          </table:table-cell>
          <table:table-cell table:formula="of:=[.N47]/(SQRT(ABS([.O47])))" office:value-type="float" office:value="0.0021723985085565" calcext:value-type="float">
            <text:p>0,002172398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,08E-05</text:p>
          </table:table-cell>
          <table:table-cell table:formula="of:=([.D49]-[.D47])/([.A49]-[.A47])" office:value-type="float" office:value="0.000406650000000001" calcext:value-type="float">
            <text:p>406,65E-06</text:p>
          </table:table-cell>
          <table:table-cell table:formula="of:=[.D48]/(SQRT([.E48]))" office:value-type="float" office:value="0.00152909181796849" calcext:value-type="float">
            <text:p>0,0015290918</text:p>
          </table:table-cell>
          <table:table-cell table:number-columns-repeated="6"/>
          <table:table-cell office:value-type="float" office:value="-0.00000000000247" calcext:value-type="float">
            <text:p>-2,47E-12</text:p>
          </table:table-cell>
          <table:table-cell table:style-name="ce5" office:value-type="float" office:value="0.000067002" calcext:value-type="float">
            <text:p>6,70E-05</text:p>
          </table:table-cell>
          <table:table-cell table:formula="of:=([.N49]-[.N47])/([.A49]-[.A47])" office:value-type="float" office:value="0.000808550000000001" calcext:value-type="float">
            <text:p>808,55E-06</text:p>
          </table:table-cell>
          <table:table-cell table:formula="of:=[.N48]/(SQRT(ABS([.O48])))" office:value-type="float" office:value="0.00235632030557707" calcext:value-type="float">
            <text:p>0,00235632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,52E-05</text:p>
          </table:table-cell>
          <table:table-cell table:formula="of:=([.D50]-[.D48])/([.A50]-[.A48])" office:value-type="float" office:value="0.0004296" calcext:value-type="float">
            <text:p>429,60E-06</text:p>
          </table:table-cell>
          <table:table-cell table:formula="of:=[.D49]/(SQRT([.E49]))" office:value-type="float" office:value="0.00169842955792155" calcext:value-type="float">
            <text:p>0,0016984296</text:p>
          </table:table-cell>
          <table:table-cell table:number-columns-repeated="6"/>
          <table:table-cell office:value-type="float" office:value="0.0000000000003" calcext:value-type="float">
            <text:p>3,00E-13</text:p>
          </table:table-cell>
          <table:table-cell table:style-name="ce5" office:value-type="float" office:value="0.000075454" calcext:value-type="float">
            <text:p>7,55E-05</text:p>
          </table:table-cell>
          <table:table-cell table:formula="of:=([.N50]-[.N48])/([.A50]-[.A48])" office:value-type="float" office:value="0.000865699999999999" calcext:value-type="float">
            <text:p>865,70E-06</text:p>
          </table:table-cell>
          <table:table-cell table:formula="of:=[.N49]/(SQRT(ABS([.O49])))" office:value-type="float" office:value="0.00256447552733031" calcext:value-type="float">
            <text:p>0,002564475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,94E-05</text:p>
          </table:table-cell>
          <table:table-cell table:formula="of:=([.D51]-[.D49])/([.A51]-[.A49])" office:value-type="float" office:value="0.000456199999999999" calcext:value-type="float">
            <text:p>456,20E-06</text:p>
          </table:table-cell>
          <table:table-cell table:formula="of:=[.D50]/(SQRT([.E50]))" office:value-type="float" office:value="0.00184593367402267" calcext:value-type="float">
            <text:p>0,0018459337</text:p>
          </table:table-cell>
          <table:table-cell table:number-columns-repeated="6"/>
          <table:table-cell office:value-type="float" office:value="-0.00000000000012" calcext:value-type="float">
            <text:p>-1,20E-13</text:p>
          </table:table-cell>
          <table:table-cell table:style-name="ce5" office:value-type="float" office:value="0.000084316" calcext:value-type="float">
            <text:p>8,43E-05</text:p>
          </table:table-cell>
          <table:table-cell table:formula="of:=([.N51]-[.N49])/([.A51]-[.A49])" office:value-type="float" office:value="0.0009115" calcext:value-type="float">
            <text:p>911,50E-06</text:p>
          </table:table-cell>
          <table:table-cell table:formula="of:=[.N50]/(SQRT(ABS([.O50])))" office:value-type="float" office:value="0.00279274741617534" calcext:value-type="float">
            <text:p>0,0027927474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,12E-11</text:p>
          </table:table-cell>
          <table:table-cell office:value-type="float" office:value="0.000044327" calcext:value-type="float">
            <text:p>4,43E-05</text:p>
          </table:table-cell>
          <table:table-cell table:formula="of:=([.D52]-[.D50])/([.A52]-[.A50])" office:value-type="float" office:value="0.000460049999999999" calcext:value-type="float">
            <text:p>460,05E-06</text:p>
          </table:table-cell>
          <table:table-cell table:formula="of:=[.D51]/(SQRT([.E51]))" office:value-type="float" office:value="0.00206664471714769" calcext:value-type="float">
            <text:p>0,0020666447</text:p>
          </table:table-cell>
          <table:table-cell table:number-columns-repeated="6"/>
          <table:table-cell office:value-type="float" office:value="-0.00000000000106" calcext:value-type="float">
            <text:p>-1,06E-12</text:p>
          </table:table-cell>
          <table:table-cell table:style-name="ce5" office:value-type="float" office:value="0.000093684" calcext:value-type="float">
            <text:p>9,37E-05</text:p>
          </table:table-cell>
          <table:table-cell table:formula="of:=([.N52]-[.N50])/([.A52]-[.A50])" office:value-type="float" office:value="0.00097515" calcext:value-type="float">
            <text:p>975,15E-06</text:p>
          </table:table-cell>
          <table:table-cell table:formula="of:=[.N51]/(SQRT(ABS([.O51])))" office:value-type="float" office:value="0.00300005842736521" calcext:value-type="float">
            <text:p>0,003000058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,68E-11</text:p>
          </table:table-cell>
          <table:table-cell office:value-type="float" office:value="0.000048628" calcext:value-type="float">
            <text:p>4,86E-05</text:p>
          </table:table-cell>
          <table:table-cell table:formula="of:=([.D53]-[.D51])/([.A53]-[.A51])" office:value-type="float" office:value="0.00047365" calcext:value-type="float">
            <text:p>473,65E-06</text:p>
          </table:table-cell>
          <table:table-cell table:formula="of:=[.D52]/(SQRT([.E52]))" office:value-type="float" office:value="0.00223438309656863" calcext:value-type="float">
            <text:p>0,0022343831</text:p>
          </table:table-cell>
          <table:table-cell table:number-columns-repeated="6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0,000103819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0,003215736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,51E-11</text:p>
          </table:table-cell>
          <table:table-cell office:value-type="float" office:value="0.0000538" calcext:value-type="float">
            <text:p>5,38E-05</text:p>
          </table:table-cell>
          <table:table-cell table:formula="of:=([.D54]-[.D52])/([.A54]-[.A52])" office:value-type="float" office:value="0.000530400000000001" calcext:value-type="float">
            <text:p>530,40E-06</text:p>
          </table:table-cell>
          <table:table-cell table:formula="of:=[.D53]/(SQRT([.E53]))" office:value-type="float" office:value="0.00233604130730643" calcext:value-type="float">
            <text:p>0,0023360413</text:p>
          </table:table-cell>
          <table:table-cell table:number-columns-repeated="6"/>
          <table:table-cell office:value-type="float" office:value="0.00000000000041" calcext:value-type="float">
            <text:p>4,10E-13</text:p>
          </table:table-cell>
          <table:table-cell office:value-type="float" office:value="0.00011453" calcext:value-type="float">
            <text:p>0,00011453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0,00346496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,98E-11</text:p>
          </table:table-cell>
          <table:table-cell office:value-type="float" office:value="0.000059236" calcext:value-type="float">
            <text:p>5,92E-05</text:p>
          </table:table-cell>
          <table:table-cell table:formula="of:=([.D55]-[.D53])/([.A55]-[.A53])" office:value-type="float" office:value="0.000542150000000001" calcext:value-type="float">
            <text:p>542,15E-06</text:p>
          </table:table-cell>
          <table:table-cell table:formula="of:=[.D54]/(SQRT([.E54]))" office:value-type="float" office:value="0.00254405205519477" calcext:value-type="float">
            <text:p>0,0025440521</text:p>
          </table:table-cell>
          <table:table-cell table:number-columns-repeated="6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0,00012567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0,0037484218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,04E-11</text:p>
          </table:table-cell>
          <table:table-cell office:value-type="float" office:value="0.000064643" calcext:value-type="float">
            <text:p>6,46E-05</text:p>
          </table:table-cell>
          <table:table-cell table:formula="of:=([.D56]-[.D54])/([.A56]-[.A54])" office:value-type="float" office:value="0.000547949999999999" calcext:value-type="float">
            <text:p>547,95E-06</text:p>
          </table:table-cell>
          <table:table-cell table:formula="of:=[.D55]/(SQRT([.E55]))" office:value-type="float" office:value="0.0027615380888401" calcext:value-type="float">
            <text:p>0,0027615381</text:p>
          </table:table-cell>
          <table:table-cell table:number-columns-repeated="6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0,00013701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0,003982613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,73E-11</text:p>
          </table:table-cell>
          <table:table-cell office:value-type="float" office:value="0.000070195" calcext:value-type="float">
            <text:p>7,02E-05</text:p>
          </table:table-cell>
          <table:table-cell table:formula="of:=([.D57]-[.D55])/([.A57]-[.A55])" office:value-type="float" office:value="0.00054895" calcext:value-type="float">
            <text:p>548,95E-06</text:p>
          </table:table-cell>
          <table:table-cell table:formula="of:=[.D56]/(SQRT([.E56]))" office:value-type="float" office:value="0.00299598602797258" calcext:value-type="float">
            <text:p>0,002995986</text:p>
          </table:table-cell>
          <table:table-cell table:number-columns-repeated="6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0,00014934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0,004261642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,56E-11</text:p>
          </table:table-cell>
          <table:table-cell office:value-type="float" office:value="0.000075622" calcext:value-type="float">
            <text:p>7,56E-05</text:p>
          </table:table-cell>
          <table:table-cell table:formula="of:=([.D58]-[.D56])/([.A58]-[.A56])" office:value-type="float" office:value="0.00055585" calcext:value-type="float">
            <text:p>555,85E-06</text:p>
          </table:table-cell>
          <table:table-cell table:formula="of:=[.D57]/(SQRT([.E57]))" office:value-type="float" office:value="0.00320751986024459" calcext:value-type="float">
            <text:p>0,0032075199</text:p>
          </table:table-cell>
          <table:table-cell table:number-columns-repeated="6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0,00016157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0,0045293077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,68E-11</text:p>
          </table:table-cell>
          <table:table-cell office:value-type="float" office:value="0.000081312" calcext:value-type="float">
            <text:p>8,13E-05</text:p>
          </table:table-cell>
          <table:table-cell table:formula="of:=([.D59]-[.D57])/([.A59]-[.A57])" office:value-type="float" office:value="0.000570049999999999" calcext:value-type="float">
            <text:p>570,05E-06</text:p>
          </table:table-cell>
          <table:table-cell table:formula="of:=[.D58]/(SQRT([.E58]))" office:value-type="float" office:value="0.00340563553239746" calcext:value-type="float">
            <text:p>0,0034056355</text:p>
          </table:table-cell>
          <table:table-cell table:number-columns-repeated="6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0,00017479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0,0048274217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,70E-05</text:p>
          </table:table-cell>
          <table:table-cell table:formula="of:=([.D60]-[.D58])/([.A60]-[.A58])" office:value-type="float" office:value="0.000575549999999999" calcext:value-type="float">
            <text:p>575,55E-06</text:p>
          </table:table-cell>
          <table:table-cell table:formula="of:=[.D59]/(SQRT([.E59]))" office:value-type="float" office:value="0.00362737555376397" calcext:value-type="float">
            <text:p>0,0036273756</text:p>
          </table:table-cell>
          <table:table-cell table:number-columns-repeated="6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0,00018779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0,005123345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,65E-11</text:p>
          </table:table-cell>
          <table:table-cell office:value-type="float" office:value="0.000092823" calcext:value-type="float">
            <text:p>9,28E-05</text:p>
          </table:table-cell>
          <table:table-cell table:formula="of:=([.D61]-[.D59])/([.A61]-[.A59])" office:value-type="float" office:value="0.00058125" calcext:value-type="float">
            <text:p>581,25E-06</text:p>
          </table:table-cell>
          <table:table-cell table:formula="of:=[.D60]/(SQRT([.E60]))" office:value-type="float" office:value="0.00385011868639849" calcext:value-type="float">
            <text:p>0,0038501187</text:p>
          </table:table-cell>
          <table:table-cell table:number-columns-repeated="6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0,00020166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4" calcext:value-type="float">
            <text:p>0,0053953741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,86E-05</text:p>
          </table:table-cell>
          <table:table-cell table:formula="of:=([.D62]-[.D60])/([.A62]-[.A60])" office:value-type="float" office:value="0.00058945" calcext:value-type="float">
            <text:p>589,45E-06</text:p>
          </table:table-cell>
          <table:table-cell table:formula="of:=[.D61]/(SQRT([.E61]))" office:value-type="float" office:value="0.00406316817996313" calcext:value-type="float">
            <text:p>0,0040631682</text:p>
          </table:table-cell>
          <table:table-cell table:number-columns-repeated="6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0,00021573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0,0057319482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table:style-name="Default" office:value-type="float" office:value="0.000104612" calcext:value-type="float">
            <text:p>0,000104612</text:p>
          </table:table-cell>
          <table:table-cell table:formula="of:=([.D63]-[.D61])/([.A63]-[.A61])" office:value-type="float" office:value="0.0006064" calcext:value-type="float">
            <text:p>606,40E-06</text:p>
          </table:table-cell>
          <table:table-cell table:formula="of:=[.D62]/(SQRT([.E62]))" office:value-type="float" office:value="0.00424817020675266" calcext:value-type="float">
            <text:p>0,0042481702</text:p>
          </table:table-cell>
          <table:table-cell table:number-columns-repeated="6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0,00022999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9" calcext:value-type="float">
            <text:p>0,006058665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table:style-name="Default" office:value-type="float" office:value="0.000110776" calcext:value-type="float">
            <text:p>0,000110776</text:p>
          </table:table-cell>
          <table:table-cell table:formula="of:=([.D64]-[.D62])/([.A64]-[.A62])" office:value-type="float" office:value="0.000587400000000003" calcext:value-type="float">
            <text:p>587,40E-06</text:p>
          </table:table-cell>
          <table:table-cell table:formula="of:=[.D63]/(SQRT([.E63]))" office:value-type="float" office:value="0.00457065780773067" calcext:value-type="float">
            <text:p>0,0045706578</text:p>
          </table:table-cell>
          <table:table-cell table:number-columns-repeated="6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0,00024455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6" calcext:value-type="float">
            <text:p>0,006403456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,00E-11</text:p>
          </table:table-cell>
          <table:table-cell table:style-name="Default" office:value-type="float" office:value="0.00011636" calcext:value-type="float">
            <text:p>0,00011636</text:p>
          </table:table-cell>
          <table:table-cell table:formula="of:=([.D65]-[.D63])/([.A65]-[.A63])" office:value-type="float" office:value="0.000574700000000002" calcext:value-type="float">
            <text:p>574,70E-06</text:p>
          </table:table-cell>
          <table:table-cell table:formula="of:=[.D64]/(SQRT([.E64]))" office:value-type="float" office:value="0.0048538138214387" calcext:value-type="float">
            <text:p>0,0048538138</text:p>
          </table:table-cell>
          <table:table-cell table:number-columns-repeated="6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0,00025916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6" calcext:value-type="float">
            <text:p>0,00672859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,45E-11</text:p>
          </table:table-cell>
          <table:table-cell table:style-name="Default" office:value-type="float" office:value="0.00012227" calcext:value-type="float">
            <text:p>0,00012227</text:p>
          </table:table-cell>
          <table:table-cell table:formula="of:=([.D66]-[.D64])/([.A66]-[.A64])" office:value-type="float" office:value="0.000583999999999996" calcext:value-type="float">
            <text:p>584,00E-06</text:p>
          </table:table-cell>
          <table:table-cell table:formula="of:=[.D65]/(SQRT([.E65]))" office:value-type="float" office:value="0.00505956859997059" calcext:value-type="float">
            <text:p>0,0050595686</text:p>
          </table:table-cell>
          <table:table-cell table:number-columns-repeated="6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0,00027422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0,007035909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table:style-name="Default" office:value-type="float" office:value="0.00012804" calcext:value-type="float">
            <text:p>0,00012804</text:p>
          </table:table-cell>
          <table:table-cell table:formula="of:=([.D67]-[.D65])/([.A67]-[.A65])" office:value-type="float" office:value="0.0005835" calcext:value-type="float">
            <text:p>583,50E-06</text:p>
          </table:table-cell>
          <table:table-cell table:formula="of:=[.D66]/(SQRT([.E66]))" office:value-type="float" office:value="0.0053006024782463" calcext:value-type="float">
            <text:p>0,0053006025</text:p>
          </table:table-cell>
          <table:table-cell table:number-columns-repeated="6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0,00028954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0,007366213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table:style-name="Default" office:value-type="float" office:value="0.00013394" calcext:value-type="float">
            <text:p>0,00013394</text:p>
          </table:table-cell>
          <table:table-cell table:formula="of:=([.D68]-[.D66])/([.A68]-[.A66])" office:value-type="float" office:value="0.000586500000000003" calcext:value-type="float">
            <text:p>586,50E-06</text:p>
          </table:table-cell>
          <table:table-cell table:formula="of:=[.D67]/(SQRT([.E67]))" office:value-type="float" office:value="0.00553065141098568" calcext:value-type="float">
            <text:p>0,0055306514</text:p>
          </table:table-cell>
          <table:table-cell table:number-columns-repeated="6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0,00030512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2" calcext:value-type="float">
            <text:p>0,0077288926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,79E-11</text:p>
          </table:table-cell>
          <table:table-cell table:style-name="Default" office:value-type="float" office:value="0.00013977" calcext:value-type="float">
            <text:p>0,00013977</text:p>
          </table:table-cell>
          <table:table-cell table:formula="of:=([.D69]-[.D67])/([.A69]-[.A67])" office:value-type="float" office:value="0.0005755" calcext:value-type="float">
            <text:p>575,50E-06</text:p>
          </table:table-cell>
          <table:table-cell table:formula="of:=[.D68]/(SQRT([.E68]))" office:value-type="float" office:value="0.00582627931608016" calcext:value-type="float">
            <text:p>0,0058262793</text:p>
          </table:table-cell>
          <table:table-cell table:number-columns-repeated="6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0,00032071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6" calcext:value-type="float">
            <text:p>0,008121192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table:style-name="Default" office:value-type="float" office:value="0.00014545" calcext:value-type="float">
            <text:p>0,00014545</text:p>
          </table:table-cell>
          <table:table-cell table:formula="of:=([.D70]-[.D68])/([.A70]-[.A68])" office:value-type="float" office:value="0.000563499999999999" calcext:value-type="float">
            <text:p>563,50E-06</text:p>
          </table:table-cell>
          <table:table-cell table:formula="of:=[.D69]/(SQRT([.E69]))" office:value-type="float" office:value="0.00612726643506566" calcext:value-type="float">
            <text:p>0,0061272664</text:p>
          </table:table-cell>
          <table:table-cell table:number-columns-repeated="6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0,00033631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0,0085230586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table:style-name="Default" office:value-type="float" office:value="0.00015104" calcext:value-type="float">
            <text:p>0,00015104</text:p>
          </table:table-cell>
          <table:table-cell table:formula="of:=([.D71]-[.D69])/([.A71]-[.A69])" office:value-type="float" office:value="0.000554999999999999" calcext:value-type="float">
            <text:p>555,00E-06</text:p>
          </table:table-cell>
          <table:table-cell table:formula="of:=[.D70]/(SQRT([.E70]))" office:value-type="float" office:value="0.00641129094110785" calcext:value-type="float">
            <text:p>0,0064112909</text:p>
          </table:table-cell>
          <table:table-cell table:number-columns-repeated="6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0,00035185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0,0088714211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,65E-11</text:p>
          </table:table-cell>
          <table:table-cell table:style-name="Default" office:value-type="float" office:value="0.00015655" calcext:value-type="float">
            <text:p>0,00015655</text:p>
          </table:table-cell>
          <table:table-cell table:formula="of:=([.D72]-[.D70])/([.A72]-[.A70])" office:value-type="float" office:value="0.0005635" calcext:value-type="float">
            <text:p>563,50E-06</text:p>
          </table:table-cell>
          <table:table-cell table:formula="of:=[.D71]/(SQRT([.E71]))" office:value-type="float" office:value="0.00659486806744261" calcext:value-type="float">
            <text:p>0,0065948681</text:p>
          </table:table-cell>
          <table:table-cell table:number-columns-repeated="6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0,00036777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0,00924640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table:style-name="Default" office:value-type="float" office:value="0.00016231" calcext:value-type="float">
            <text:p>0,00016231</text:p>
          </table:table-cell>
          <table:table-cell table:formula="of:=([.D73]-[.D71])/([.A73]-[.A71])" office:value-type="float" office:value="0.000550499999999999" calcext:value-type="float">
            <text:p>550,50E-06</text:p>
          </table:table-cell>
          <table:table-cell table:formula="of:=[.D72]/(SQRT([.E72]))" office:value-type="float" office:value="0.00691777792414668" calcext:value-type="float">
            <text:p>0,0069177779</text:p>
          </table:table-cell>
          <table:table-cell table:number-columns-repeated="6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0,00038349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8" calcext:value-type="float">
            <text:p>0,009590247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,37E-11</text:p>
          </table:table-cell>
          <table:table-cell table:style-name="Default" office:value-type="float" office:value="0.00016756" calcext:value-type="float">
            <text:p>0,00016756</text:p>
          </table:table-cell>
          <table:table-cell table:formula="of:=([.D74]-[.D72])/([.A74]-[.A72])" office:value-type="float" office:value="0.0005285" calcext:value-type="float">
            <text:p>528,50E-06</text:p>
          </table:table-cell>
          <table:table-cell table:formula="of:=[.D73]/(SQRT([.E73]))" office:value-type="float" office:value="0.0072886627532332" calcext:value-type="float">
            <text:p>0,0072886628</text:p>
          </table:table-cell>
          <table:table-cell table:number-columns-repeated="6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0,00039975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5" calcext:value-type="float">
            <text:p>0,009967309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,91E-11</text:p>
          </table:table-cell>
          <table:table-cell table:style-name="Default" office:value-type="float" office:value="0.00017288" calcext:value-type="float">
            <text:p>0,00017288</text:p>
          </table:table-cell>
          <table:table-cell table:formula="of:=([.D75]-[.D73])/([.A75]-[.A73])" office:value-type="float" office:value="0.0005485" calcext:value-type="float">
            <text:p>548,50E-06</text:p>
          </table:table-cell>
          <table:table-cell table:formula="of:=[.D74]/(SQRT([.E74]))" office:value-type="float" office:value="0.00738170079687008" calcext:value-type="float">
            <text:p>0,0073817008</text:p>
          </table:table-cell>
          <table:table-cell table:number-columns-repeated="6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0,00041566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0,010443850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,55E-11</text:p>
          </table:table-cell>
          <table:table-cell table:style-name="Default" office:value-type="float" office:value="0.00017853" calcext:value-type="float">
            <text:p>0,00017853</text:p>
          </table:table-cell>
          <table:table-cell table:formula="of:=([.D76]-[.D74])/([.A76]-[.A74])" office:value-type="float" office:value="0.000543499999999999" calcext:value-type="float">
            <text:p>543,50E-06</text:p>
          </table:table-cell>
          <table:table-cell table:formula="of:=[.D75]/(SQRT([.E75]))" office:value-type="float" office:value="0.00765793068001455" calcext:value-type="float">
            <text:p>0,0076579307</text:p>
          </table:table-cell>
          <table:table-cell table:number-columns-repeated="6"/>
          <table:table-cell office:value-type="float" office:value="0.00000000001" calcext:value-type="float">
            <text:p>1,00E-11</text:p>
          </table:table-cell>
          <table:table-cell office:value-type="float" office:value="0.00043143" calcext:value-type="float">
            <text:p>0,00043143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0,0108281303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,29E-11</text:p>
          </table:table-cell>
          <table:table-cell table:style-name="Default" office:value-type="float" office:value="0.00018375" calcext:value-type="float">
            <text:p>0,00018375</text:p>
          </table:table-cell>
          <table:table-cell table:formula="of:=([.D77]-[.D75])/([.A77]-[.A75])" office:value-type="float" office:value="0.000516500000000002" calcext:value-type="float">
            <text:p>516,50E-06</text:p>
          </table:table-cell>
          <table:table-cell table:formula="of:=[.D76]/(SQRT([.E76]))" office:value-type="float" office:value="0.00808522638950839" calcext:value-type="float">
            <text:p>0,0080852264</text:p>
          </table:table-cell>
          <table:table-cell table:number-columns-repeated="6"/>
          <table:table-cell office:value-type="float" office:value="0.00000000001226" calcext:value-type="float">
            <text:p>1,23E-11</text:p>
          </table:table-cell>
          <table:table-cell office:value-type="float" office:value="0.00044741" calcext:value-type="float">
            <text:p>0,00044741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0,011162599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,18E-11</text:p>
          </table:table-cell>
          <table:table-cell table:style-name="Default" office:value-type="float" office:value="0.00018886" calcext:value-type="float">
            <text:p>0,00018886</text:p>
          </table:table-cell>
          <table:table-cell table:formula="of:=([.D78]-[.D76])/([.A78]-[.A76])" office:value-type="float" office:value="0.000508000000000002" calcext:value-type="float">
            <text:p>508,00E-06</text:p>
          </table:table-cell>
          <table:table-cell table:formula="of:=[.D77]/(SQRT([.E77]))" office:value-type="float" office:value="0.00837930751841634" calcext:value-type="float">
            <text:p>0,0083793075</text:p>
          </table:table-cell>
          <table:table-cell table:number-columns-repeated="6"/>
          <table:table-cell office:value-type="float" office:value="0.00000000001124" calcext:value-type="float">
            <text:p>1,12E-11</text:p>
          </table:table-cell>
          <table:table-cell office:value-type="float" office:value="0.00046356" calcext:value-type="float">
            <text:p>0,00046356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0,0115547476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,60E-11</text:p>
          </table:table-cell>
          <table:table-cell table:style-name="Default" office:value-type="float" office:value="0.00019391" calcext:value-type="float">
            <text:p>0,00019391</text:p>
          </table:table-cell>
          <table:table-cell table:formula="of:=([.D79]-[.D77])/([.A79]-[.A77])" office:value-type="float" office:value="0.000511499999999999" calcext:value-type="float">
            <text:p>511,50E-06</text:p>
          </table:table-cell>
          <table:table-cell table:formula="of:=[.D78]/(SQRT([.E78]))" office:value-type="float" office:value="0.00857387973354185" calcext:value-type="float">
            <text:p>0,0085738797</text:p>
          </table:table-cell>
          <table:table-cell table:number-columns-repeated="6"/>
          <table:table-cell office:value-type="float" office:value="0.00000000001304" calcext:value-type="float">
            <text:p>1,30E-11</text:p>
          </table:table-cell>
          <table:table-cell office:value-type="float" office:value="0.0004796" calcext:value-type="float">
            <text:p>0,0004796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0,012048502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,60E-11</text:p>
          </table:table-cell>
          <table:table-cell table:style-name="Default" office:value-type="float" office:value="0.00019909" calcext:value-type="float">
            <text:p>0,00019909</text:p>
          </table:table-cell>
          <table:table-cell table:formula="of:=([.D80]-[.D78])/([.A80]-[.A78])" office:value-type="float" office:value="0.000503000000000001" calcext:value-type="float">
            <text:p>503,00E-06</text:p>
          </table:table-cell>
          <table:table-cell table:formula="of:=[.D79]/(SQRT([.E79]))" office:value-type="float" office:value="0.00887698434680603" calcext:value-type="float">
            <text:p>0,0088769843</text:p>
          </table:table-cell>
          <table:table-cell table:number-columns-repeated="6"/>
          <table:table-cell office:value-type="float" office:value="0.00000000001746" calcext:value-type="float">
            <text:p>1,75E-11</text:p>
          </table:table-cell>
          <table:table-cell office:value-type="float" office:value="0.00049525" calcext:value-type="float">
            <text:p>0,00049525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6" calcext:value-type="float">
            <text:p>0,0124181713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,20E-11</text:p>
          </table:table-cell>
          <table:table-cell table:style-name="Default" office:value-type="float" office:value="0.00020397" calcext:value-type="float">
            <text:p>0,00020397</text:p>
          </table:table-cell>
          <table:table-cell table:formula="of:=([.D81]-[.D79])/([.A81]-[.A79])" office:value-type="float" office:value="0.000495000000000001" calcext:value-type="float">
            <text:p>495,00E-06</text:p>
          </table:table-cell>
          <table:table-cell table:formula="of:=[.D80]/(SQRT([.E80]))" office:value-type="float" office:value="0.00916776972977516" calcext:value-type="float">
            <text:p>0,0091677697</text:p>
          </table:table-cell>
          <table:table-cell table:number-columns-repeated="6"/>
          <table:table-cell office:value-type="float" office:value="0.00000000001406" calcext:value-type="float">
            <text:p>1,41E-11</text:p>
          </table:table-cell>
          <table:table-cell office:value-type="float" office:value="0.00051141" calcext:value-type="float">
            <text:p>0,00051141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0,0128052739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,01E-11</text:p>
          </table:table-cell>
          <table:table-cell table:style-name="Default" office:value-type="float" office:value="0.00020899" calcext:value-type="float">
            <text:p>0,00020899</text:p>
          </table:table-cell>
          <table:table-cell table:formula="of:=([.D82]-[.D80])/([.A82]-[.A80])" office:value-type="float" office:value="0.000492" calcext:value-type="float">
            <text:p>492,00E-06</text:p>
          </table:table-cell>
          <table:table-cell table:formula="of:=[.D81]/(SQRT([.E81]))" office:value-type="float" office:value="0.00942199684745734" calcext:value-type="float">
            <text:p>0,0094219968</text:p>
          </table:table-cell>
          <table:table-cell table:number-columns-repeated="6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0,00052715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0,0133788384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,83E-11</text:p>
          </table:table-cell>
          <table:table-cell table:style-name="Default" office:value-type="float" office:value="0.00021381" calcext:value-type="float">
            <text:p>0,00021381</text:p>
          </table:table-cell>
          <table:table-cell table:formula="of:=([.D83]-[.D81])/([.A83]-[.A81])" office:value-type="float" office:value="0.000475499999999999" calcext:value-type="float">
            <text:p>475,50E-06</text:p>
          </table:table-cell>
          <table:table-cell table:formula="of:=[.D82]/(SQRT([.E82]))" office:value-type="float" office:value="0.00980511638153881" calcext:value-type="float">
            <text:p>0,0098051164</text:p>
          </table:table-cell>
          <table:table-cell table:number-columns-repeated="6"/>
          <table:table-cell office:value-type="float" office:value="0.0000000000181" calcext:value-type="float">
            <text:p>1,81E-11</text:p>
          </table:table-cell>
          <table:table-cell office:value-type="float" office:value="0.00054246" calcext:value-type="float">
            <text:p>0,00054246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0,0135998034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,75E-11</text:p>
          </table:table-cell>
          <table:table-cell table:style-name="Default" office:value-type="float" office:value="0.0002185" calcext:value-type="float">
            <text:p>0,0002185</text:p>
          </table:table-cell>
          <table:table-cell table:formula="of:=([.D84]-[.D82])/([.A84]-[.A82])" office:value-type="float" office:value="0.0004605" calcext:value-type="float">
            <text:p>460,50E-06</text:p>
          </table:table-cell>
          <table:table-cell table:formula="of:=[.D83]/(SQRT([.E83]))" office:value-type="float" office:value="0.0101820827922946" calcext:value-type="float">
            <text:p>0,0101820828</text:p>
          </table:table-cell>
          <table:table-cell table:number-columns-repeated="6"/>
          <table:table-cell office:value-type="float" office:value="0.00000000002213" calcext:value-type="float">
            <text:p>2,21E-11</text:p>
          </table:table-cell>
          <table:table-cell office:value-type="float" office:value="0.00055897" calcext:value-type="float">
            <text:p>0,00055897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0,0139655243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,39E-11</text:p>
          </table:table-cell>
          <table:table-cell table:style-name="Default" office:value-type="float" office:value="0.00022302" calcext:value-type="float">
            <text:p>0,00022302</text:p>
          </table:table-cell>
          <table:table-cell table:formula="of:=([.D85]-[.D83])/([.A85]-[.A83])" office:value-type="float" office:value="0.0004645" calcext:value-type="float">
            <text:p>464,50E-06</text:p>
          </table:table-cell>
          <table:table-cell table:formula="of:=[.D84]/(SQRT([.E84]))" office:value-type="float" office:value="0.0103478697203951" calcext:value-type="float">
            <text:p>0,0103478697</text:p>
          </table:table-cell>
          <table:table-cell table:number-columns-repeated="6"/>
          <table:table-cell office:value-type="float" office:value="0.0000000000169" calcext:value-type="float">
            <text:p>1,69E-11</text:p>
          </table:table-cell>
          <table:table-cell office:value-type="float" office:value="0.0005745" calcext:value-type="float">
            <text:p>0,0005745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0,0145431387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table:style-name="Default" office:value-type="float" office:value="0.00022779" calcext:value-type="float">
            <text:p>0,00022779</text:p>
          </table:table-cell>
          <table:table-cell table:formula="of:=([.D86]-[.D84])/([.A86]-[.A84])" office:value-type="float" office:value="0.000467499999999999" calcext:value-type="float">
            <text:p>467,50E-06</text:p>
          </table:table-cell>
          <table:table-cell table:formula="of:=[.D85]/(SQRT([.E85]))" office:value-type="float" office:value="0.0105352257703424" calcext:value-type="float">
            <text:p>0,0105352258</text:p>
          </table:table-cell>
          <table:table-cell table:number-columns-repeated="6"/>
          <table:table-cell office:value-type="float" office:value="0.00000000001242" calcext:value-type="float">
            <text:p>1,24E-11</text:p>
          </table:table-cell>
          <table:table-cell office:value-type="float" office:value="0.00059018" calcext:value-type="float">
            <text:p>0,00059018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39" calcext:value-type="float">
            <text:p>0,0149400689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,88E-11</text:p>
          </table:table-cell>
          <table:table-cell table:style-name="Default" office:value-type="float" office:value="0.00023237" calcext:value-type="float">
            <text:p>0,00023237</text:p>
          </table:table-cell>
          <table:table-cell table:formula="of:=([.D87]-[.D85])/([.A87]-[.A85])" office:value-type="float" office:value="0.000443499999999999" calcext:value-type="float">
            <text:p>443,50E-06</text:p>
          </table:table-cell>
          <table:table-cell table:formula="of:=[.D86]/(SQRT([.E86]))" office:value-type="float" office:value="0.011034006765394" calcext:value-type="float">
            <text:p>0,0110340068</text:p>
          </table:table-cell>
          <table:table-cell table:number-columns-repeated="6"/>
          <table:table-cell office:value-type="float" office:value="0.00000000001628" calcext:value-type="float">
            <text:p>1,63E-11</text:p>
          </table:table-cell>
          <table:table-cell office:value-type="float" office:value="0.00060571" calcext:value-type="float">
            <text:p>0,00060571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0,015442442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,18E-11</text:p>
          </table:table-cell>
          <table:table-cell table:style-name="Default" office:value-type="float" office:value="0.00023666" calcext:value-type="float">
            <text:p>0,00023666</text:p>
          </table:table-cell>
          <table:table-cell table:formula="of:=([.D88]-[.D86])/([.A88]-[.A86])" office:value-type="float" office:value="0.0004345" calcext:value-type="float">
            <text:p>434,50E-06</text:p>
          </table:table-cell>
          <table:table-cell table:formula="of:=[.D87]/(SQRT([.E87]))" office:value-type="float" office:value="0.0113535053721198" calcext:value-type="float">
            <text:p>0,0113535054</text:p>
          </table:table-cell>
          <table:table-cell table:number-columns-repeated="6"/>
          <table:table-cell office:value-type="float" office:value="0.00000000002616" calcext:value-type="float">
            <text:p>2,62E-11</text:p>
          </table:table-cell>
          <table:table-cell office:value-type="float" office:value="0.00062095" calcext:value-type="float">
            <text:p>0,00062095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0,015744237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,04E-11</text:p>
          </table:table-cell>
          <table:table-cell table:style-name="Default" office:value-type="float" office:value="0.00024106" calcext:value-type="float">
            <text:p>0,00024106</text:p>
          </table:table-cell>
          <table:table-cell table:formula="of:=([.D89]-[.D87])/([.A89]-[.A87])" office:value-type="float" office:value="0.000447" calcext:value-type="float">
            <text:p>447,00E-06</text:p>
          </table:table-cell>
          <table:table-cell table:formula="of:=[.D88]/(SQRT([.E88]))" office:value-type="float" office:value="0.0114017467557727" calcext:value-type="float">
            <text:p>0,0114017468</text:p>
          </table:table-cell>
          <table:table-cell table:number-columns-repeated="6"/>
          <table:table-cell office:value-type="float" office:value="0.00000000002737" calcext:value-type="float">
            <text:p>2,74E-11</text:p>
          </table:table-cell>
          <table:table-cell office:value-type="float" office:value="0.00063682" calcext:value-type="float">
            <text:p>0,00063682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0,0161207338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,61E-11</text:p>
          </table:table-cell>
          <table:table-cell table:style-name="Default" office:value-type="float" office:value="0.0002456" calcext:value-type="float">
            <text:p>0,0002456</text:p>
          </table:table-cell>
          <table:table-cell table:formula="of:=([.D90]-[.D88])/([.A90]-[.A88])" office:value-type="float" office:value="0.000419000000000003" calcext:value-type="float">
            <text:p>419,00E-06</text:p>
          </table:table-cell>
          <table:table-cell table:formula="of:=[.D89]/(SQRT([.E89]))" office:value-type="float" office:value="0.0119983451524025" calcext:value-type="float">
            <text:p>0,0119983452</text:p>
          </table:table-cell>
          <table:table-cell table:number-columns-repeated="6"/>
          <table:table-cell office:value-type="float" office:value="0.00000000002415" calcext:value-type="float">
            <text:p>2,42E-11</text:p>
          </table:table-cell>
          <table:table-cell office:value-type="float" office:value="0.00065216" calcext:value-type="float">
            <text:p>0,00065216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0,01662667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,01E-11</text:p>
          </table:table-cell>
          <table:table-cell table:style-name="Default" office:value-type="float" office:value="0.00024944" calcext:value-type="float">
            <text:p>0,00024944</text:p>
          </table:table-cell>
          <table:table-cell table:formula="of:=([.D91]-[.D89])/([.A91]-[.A89])" office:value-type="float" office:value="0.000409000000000002" calcext:value-type="float">
            <text:p>409,00E-06</text:p>
          </table:table-cell>
          <table:table-cell table:formula="of:=[.D90]/(SQRT([.E90]))" office:value-type="float" office:value="0.0123340141929734" calcext:value-type="float">
            <text:p>0,0123340142</text:p>
          </table:table-cell>
          <table:table-cell table:number-columns-repeated="6"/>
          <table:table-cell office:value-type="float" office:value="0.00000000003357" calcext:value-type="float">
            <text:p>3,36E-11</text:p>
          </table:table-cell>
          <table:table-cell office:value-type="float" office:value="0.00066759" calcext:value-type="float">
            <text:p>0,00066759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0,0171487256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,11E-11</text:p>
          </table:table-cell>
          <table:table-cell table:style-name="Default" office:value-type="float" office:value="0.00025378" calcext:value-type="float">
            <text:p>0,00025378</text:p>
          </table:table-cell>
          <table:table-cell table:formula="of:=([.D92]-[.D90])/([.A92]-[.A90])" office:value-type="float" office:value="0.000422499999999998" calcext:value-type="float">
            <text:p>422,50E-06</text:p>
          </table:table-cell>
          <table:table-cell table:formula="of:=[.D91]/(SQRT([.E91]))" office:value-type="float" office:value="0.0123465049938082" calcext:value-type="float">
            <text:p>0,012346505</text:p>
          </table:table-cell>
          <table:table-cell table:number-columns-repeated="6"/>
          <table:table-cell office:value-type="float" office:value="0.00000000003748" calcext:value-type="float">
            <text:p>3,75E-11</text:p>
          </table:table-cell>
          <table:table-cell office:value-type="float" office:value="0.00068247" calcext:value-type="float">
            <text:p>0,00068247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0,0178002007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,33E-11</text:p>
          </table:table-cell>
          <table:table-cell table:style-name="Default" office:value-type="float" office:value="0.00025789" calcext:value-type="float">
            <text:p>0,00025789</text:p>
          </table:table-cell>
          <table:table-cell table:formula="of:=([.D93]-[.D91])/([.A93]-[.A91])" office:value-type="float" office:value="0.000409999999999999" calcext:value-type="float">
            <text:p>410,00E-06</text:p>
          </table:table-cell>
          <table:table-cell table:formula="of:=[.D92]/(SQRT([.E92]))" office:value-type="float" office:value="0.0127362792839982" calcext:value-type="float">
            <text:p>0,0127362793</text:p>
          </table:table-cell>
          <table:table-cell table:number-columns-repeated="6"/>
          <table:table-cell office:value-type="float" office:value="0.00000000003378" calcext:value-type="float">
            <text:p>3,38E-11</text:p>
          </table:table-cell>
          <table:table-cell office:value-type="float" office:value="0.00069699" calcext:value-type="float">
            <text:p>0,00069699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4" calcext:value-type="float">
            <text:p>0,0182130156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,99E-11</text:p>
          </table:table-cell>
          <table:table-cell table:style-name="Default" office:value-type="float" office:value="0.00026198" calcext:value-type="float">
            <text:p>0,00026198</text:p>
          </table:table-cell>
          <table:table-cell table:formula="of:=([.D94]-[.D92])/([.A94]-[.A92])" office:value-type="float" office:value="0.000390000000000001" calcext:value-type="float">
            <text:p>390,00E-06</text:p>
          </table:table-cell>
          <table:table-cell table:formula="of:=[.D93]/(SQRT([.E93]))" office:value-type="float" office:value="0.0132658729694289" calcext:value-type="float">
            <text:p>0,013265873</text:p>
          </table:table-cell>
          <table:table-cell table:number-columns-repeated="6"/>
          <table:table-cell office:value-type="float" office:value="0.00000000003696" calcext:value-type="float">
            <text:p>3,70E-11</text:p>
          </table:table-cell>
          <table:table-cell office:value-type="float" office:value="0.00071176" calcext:value-type="float">
            <text:p>0,00071176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0,018107952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,91E-11</text:p>
          </table:table-cell>
          <table:table-cell table:style-name="Default" office:value-type="float" office:value="0.00026569" calcext:value-type="float">
            <text:p>0,00026569</text:p>
          </table:table-cell>
          <table:table-cell table:formula="of:=([.D95]-[.D93])/([.A95]-[.A93])" office:value-type="float" office:value="0.000394500000000001" calcext:value-type="float">
            <text:p>394,50E-06</text:p>
          </table:table-cell>
          <table:table-cell table:formula="of:=[.D94]/(SQRT([.E94]))" office:value-type="float" office:value="0.0133767837112965" calcext:value-type="float">
            <text:p>0,0133767837</text:p>
          </table:table-cell>
          <table:table-cell table:number-columns-repeated="6"/>
          <table:table-cell office:value-type="float" office:value="0.00000000004214" calcext:value-type="float">
            <text:p>4,21E-11</text:p>
          </table:table-cell>
          <table:table-cell office:value-type="float" office:value="0.00072789" calcext:value-type="float">
            <text:p>0,00072789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0,0188855408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,35E-11</text:p>
          </table:table-cell>
          <table:table-cell table:style-name="Default" office:value-type="float" office:value="0.00026987" calcext:value-type="float">
            <text:p>0,00026987</text:p>
          </table:table-cell>
          <table:table-cell table:formula="of:=([.D96]-[.D94])/([.A96]-[.A94])" office:value-type="float" office:value="0.0004025" calcext:value-type="float">
            <text:p>402,50E-06</text:p>
          </table:table-cell>
          <table:table-cell table:formula="of:=[.D95]/(SQRT([.E95]))" office:value-type="float" office:value="0.0134515294473175" calcext:value-type="float">
            <text:p>0,0134515294</text:p>
          </table:table-cell>
          <table:table-cell table:number-columns-repeated="6"/>
          <table:table-cell office:value-type="float" office:value="0.00000000003918" calcext:value-type="float">
            <text:p>3,92E-11</text:p>
          </table:table-cell>
          <table:table-cell office:value-type="float" office:value="0.00074147" calcext:value-type="float">
            <text:p>0,00074147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8" calcext:value-type="float">
            <text:p>0,0195089911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,85E-11</text:p>
          </table:table-cell>
          <table:table-cell table:style-name="Default" office:value-type="float" office:value="0.00027374" calcext:value-type="float">
            <text:p>0,00027374</text:p>
          </table:table-cell>
          <table:table-cell table:formula="of:=([.D97]-[.D95])/([.A97]-[.A95])" office:value-type="float" office:value="0.000393499999999999" calcext:value-type="float">
            <text:p>393,50E-06</text:p>
          </table:table-cell>
          <table:table-cell table:formula="of:=[.D96]/(SQRT([.E96]))" office:value-type="float" office:value="0.0137995808271053" calcext:value-type="float">
            <text:p>0,0137995808</text:p>
          </table:table-cell>
          <table:table-cell table:number-columns-repeated="6"/>
          <table:table-cell office:value-type="float" office:value="0.00000000003896" calcext:value-type="float">
            <text:p>3,90E-11</text:p>
          </table:table-cell>
          <table:table-cell office:value-type="float" office:value="0.00075678" calcext:value-type="float">
            <text:p>0,00075678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3" calcext:value-type="float">
            <text:p>0,0195139743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,61E-11</text:p>
          </table:table-cell>
          <table:table-cell table:style-name="Default" office:value-type="float" office:value="0.00027774" calcext:value-type="float">
            <text:p>0,00027774</text:p>
          </table:table-cell>
          <table:table-cell table:formula="of:=([.D98]-[.D96])/([.A98]-[.A96])" office:value-type="float" office:value="0.000372999999999999" calcext:value-type="float">
            <text:p>373,00E-06</text:p>
          </table:table-cell>
          <table:table-cell table:formula="of:=[.D97]/(SQRT([.E97]))" office:value-type="float" office:value="0.0143808320818822" calcext:value-type="float">
            <text:p>0,0143808321</text:p>
          </table:table-cell>
          <table:table-cell table:number-columns-repeated="6"/>
          <table:table-cell office:value-type="float" office:value="0.00000000004592" calcext:value-type="float">
            <text:p>4,59E-11</text:p>
          </table:table-cell>
          <table:table-cell office:value-type="float" office:value="0.00077155" calcext:value-type="float">
            <text:p>0,00077155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0,0201923864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,37E-11</text:p>
          </table:table-cell>
          <table:table-cell table:style-name="Default" office:value-type="float" office:value="0.0002812" calcext:value-type="float">
            <text:p>0,0002812</text:p>
          </table:table-cell>
          <table:table-cell table:formula="of:=([.D99]-[.D97])/([.A99]-[.A97])" office:value-type="float" office:value="0.0003495" calcext:value-type="float">
            <text:p>349,50E-06</text:p>
          </table:table-cell>
          <table:table-cell table:formula="of:=[.D98]/(SQRT([.E98]))" office:value-type="float" office:value="0.0150415200278975" calcext:value-type="float">
            <text:p>0,01504152</text:p>
          </table:table-cell>
          <table:table-cell table:number-columns-repeated="6"/>
          <table:table-cell office:value-type="float" office:value="0.00000000005095" calcext:value-type="float">
            <text:p>5,10E-11</text:p>
          </table:table-cell>
          <table:table-cell office:value-type="float" office:value="0.00078598" calcext:value-type="float">
            <text:p>0,00078598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0,0207123916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,51E-11</text:p>
          </table:table-cell>
          <table:table-cell table:style-name="Default" office:value-type="float" office:value="0.00028473" calcext:value-type="float">
            <text:p>0,00028473</text:p>
          </table:table-cell>
          <table:table-cell table:formula="of:=([.D100]-[.D98])/([.A100]-[.A98])" office:value-type="float" office:value="0.0003545" calcext:value-type="float">
            <text:p>354,50E-06</text:p>
          </table:table-cell>
          <table:table-cell table:formula="of:=[.D99]/(SQRT([.E99]))" office:value-type="float" office:value="0.0151225527598555" calcext:value-type="float">
            <text:p>0,0151225528</text:p>
          </table:table-cell>
          <table:table-cell table:number-columns-repeated="6"/>
          <table:table-cell office:value-type="float" office:value="0.00000000005886" calcext:value-type="float">
            <text:p>5,89E-11</text:p>
          </table:table-cell>
          <table:table-cell office:value-type="float" office:value="0.00080035" calcext:value-type="float">
            <text:p>0,00080035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0,021047271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,84E-11</text:p>
          </table:table-cell>
          <table:table-cell table:style-name="Default" office:value-type="float" office:value="0.00028829" calcext:value-type="float">
            <text:p>0,00028829</text:p>
          </table:table-cell>
          <table:table-cell table:formula="of:=([.D101]-[.D99])/([.A101]-[.A99])" office:value-type="float" office:value="0.000358999999999998" calcext:value-type="float">
            <text:p>359,00E-06</text:p>
          </table:table-cell>
          <table:table-cell table:formula="of:=[.D100]/(SQRT([.E100]))" office:value-type="float" office:value="0.0152153642569198" calcext:value-type="float">
            <text:p>0,0152153643</text:p>
          </table:table-cell>
          <table:table-cell table:number-columns-repeated="6"/>
          <table:table-cell office:value-type="float" office:value="0.00000000005944" calcext:value-type="float">
            <text:p>5,94E-11</text:p>
          </table:table-cell>
          <table:table-cell office:value-type="float" office:value="0.0008149" calcext:value-type="float">
            <text:p>0,0008149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0,021268716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,52E-11</text:p>
          </table:table-cell>
          <table:table-cell table:style-name="Default" office:value-type="float" office:value="0.00029191" calcext:value-type="float">
            <text:p>0,00029191</text:p>
          </table:table-cell>
          <table:table-cell table:formula="of:=([.D102]-[.D100])/([.A102]-[.A100])" office:value-type="float" office:value="0.000356000000000002" calcext:value-type="float">
            <text:p>356,00E-06</text:p>
          </table:table-cell>
          <table:table-cell table:formula="of:=[.D101]/(SQRT([.E101]))" office:value-type="float" office:value="0.0154711990576328" calcext:value-type="float">
            <text:p>0,0154711991</text:p>
          </table:table-cell>
          <table:table-cell table:number-columns-repeated="6"/>
          <table:table-cell office:value-type="float" office:value="0.00000000006685" calcext:value-type="float">
            <text:p>6,69E-11</text:p>
          </table:table-cell>
          <table:table-cell office:value-type="float" office:value="0.00082971" calcext:value-type="float">
            <text:p>0,00082971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6" calcext:value-type="float">
            <text:p>0,021883782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,82E-11</text:p>
          </table:table-cell>
          <table:table-cell table:style-name="Default" office:value-type="float" office:value="0.00029541" calcext:value-type="float">
            <text:p>0,00029541</text:p>
          </table:table-cell>
          <table:table-cell table:formula="of:=([.D103]-[.D101])/([.A103]-[.A101])" office:value-type="float" office:value="0.000336500000000003" calcext:value-type="float">
            <text:p>336,50E-06</text:p>
          </table:table-cell>
          <table:table-cell table:formula="of:=[.D102]/(SQRT([.E102]))" office:value-type="float" office:value="0.0161039590805599" calcext:value-type="float">
            <text:p>0,0161039591</text:p>
          </table:table-cell>
          <table:table-cell table:number-columns-repeated="6"/>
          <table:table-cell office:value-type="float" office:value="0.00000000007105" calcext:value-type="float">
            <text:p>7,11E-11</text:p>
          </table:table-cell>
          <table:table-cell office:value-type="float" office:value="0.00084365" calcext:value-type="float">
            <text:p>0,00084365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8" calcext:value-type="float">
            <text:p>0,0224634142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,86E-11</text:p>
          </table:table-cell>
          <table:table-cell table:style-name="Default" office:value-type="float" office:value="0.00029864" calcext:value-type="float">
            <text:p>0,00029864</text:p>
          </table:table-cell>
          <table:table-cell table:formula="of:=([.D104]-[.D102])/([.A104]-[.A102])" office:value-type="float" office:value="0.000320499999999999" calcext:value-type="float">
            <text:p>320,50E-06</text:p>
          </table:table-cell>
          <table:table-cell table:formula="of:=[.D103]/(SQRT([.E103]))" office:value-type="float" office:value="0.0166814562191454" calcext:value-type="float">
            <text:p>0,0166814562</text:p>
          </table:table-cell>
          <table:table-cell table:number-columns-repeated="6"/>
          <table:table-cell office:value-type="float" office:value="0.00000000007383" calcext:value-type="float">
            <text:p>7,38E-11</text:p>
          </table:table-cell>
          <table:table-cell office:value-type="float" office:value="0.00085792" calcext:value-type="float">
            <text:p>0,00085792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0,023165884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,10E-10</text:p>
          </table:table-cell>
          <table:table-cell table:style-name="Default" office:value-type="float" office:value="0.00030182" calcext:value-type="float">
            <text:p>0,00030182</text:p>
          </table:table-cell>
          <table:table-cell table:formula="of:=([.D105]-[.D103])/([.A105]-[.A103])" office:value-type="float" office:value="0.000299499999999999" calcext:value-type="float">
            <text:p>299,50E-06</text:p>
          </table:table-cell>
          <table:table-cell table:formula="of:=[.D104]/(SQRT([.E104]))" office:value-type="float" office:value="0.0174401253231012" calcext:value-type="float">
            <text:p>0,0174401253</text:p>
          </table:table-cell>
          <table:table-cell table:number-columns-repeated="6"/>
          <table:table-cell office:value-type="float" office:value="0.00000000008367" calcext:value-type="float">
            <text:p>8,37E-11</text:p>
          </table:table-cell>
          <table:table-cell office:value-type="float" office:value="0.00087108" calcext:value-type="float">
            <text:p>0,00087108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0,0233432027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,12E-10</text:p>
          </table:table-cell>
          <table:table-cell table:style-name="Default" office:value-type="float" office:value="0.00030463" calcext:value-type="float">
            <text:p>0,00030463</text:p>
          </table:table-cell>
          <table:table-cell table:formula="of:=([.D106]-[.D104])/([.A106]-[.A104])" office:value-type="float" office:value="0.000304" calcext:value-type="float">
            <text:p>304,00E-06</text:p>
          </table:table-cell>
          <table:table-cell table:formula="of:=[.D105]/(SQRT([.E105]))" office:value-type="float" office:value="0.0174717287522473" calcext:value-type="float">
            <text:p>0,0174717288</text:p>
          </table:table-cell>
          <table:table-cell table:number-columns-repeated="6"/>
          <table:table-cell office:value-type="float" office:value="0.00000000008952" calcext:value-type="float">
            <text:p>8,95E-11</text:p>
          </table:table-cell>
          <table:table-cell office:value-type="float" office:value="0.00088577" calcext:value-type="float">
            <text:p>0,00088577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0,023439959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,20E-10</text:p>
          </table:table-cell>
          <table:table-cell table:style-name="Default" office:value-type="float" office:value="0.0003079" calcext:value-type="float">
            <text:p>0,0003079</text:p>
          </table:table-cell>
          <table:table-cell table:number-columns-repeated="8"/>
          <table:table-cell office:value-type="float" office:value="0.00000000010093" calcext:value-type="float">
            <text:p>1,01E-10</text:p>
          </table:table-cell>
          <table:table-cell office:value-type="float" office:value="0.00089964" calcext:value-type="float">
            <text:p>0,00089964</text:p>
          </table:table-cell>
          <table:table-cell table:number-columns-repeated="1010"/>
        </table:table-row>
      </table:table>
      <table:table table:name="FD16-90" table:style-name="ta1">
        <table:shapes>
          <draw:frame draw:z-index="0" draw:style-name="gr1" draw:text-style-name="P1" svg:width="159.99mm" svg:height="89.99mm" svg:x="0mm" svg:y="59.11mm">
            <loext:p draw:notify-on-update-of-ranges="'FD16-90'.A5:'FD16-90'.A5 'FD16-90'.A6:'FD16-90'.A106 'FD16-90'.D5:'FD16-90'.D5 'FD16-90'.D6:'FD16-90'.D106 'FD16-90'.A5:'FD16-90'.A5 'FD16-90'.A6:'FD16-90'.A106 'FD16-90'.E5:'FD16-90'.E5 'FD16-90'.E6:'FD16-90'.E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289.29mm" svg:y="59.29mm">
            <loext:p draw:notify-on-update-of-ranges="'FD16-90'.A5:'FD16-90'.A5 'FD16-90'.A6:'FD16-90'.A106 'FD16-90'.N5:'FD16-90'.N5 'FD16-90'.N6:'FD16-90'.N106 'FD16-90'.A5:'FD16-90'.A5 'FD16-90'.A6:'FD16-90'.A106 'FD16-90'.O5:'FD16-90'.O5 'FD16-90'.O6:'FD16-90'.O10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46.63mm" svg:y="154.53mm">
            <loext:p draw:notify-on-update-of-ranges="'FD16-90'.A6:'FD16-90'.A106 'FD16-90'.D5:'FD16-90'.D5 'FD16-90'.D6:'FD16-90'.D106 'FD16-90'.A6:'FD16-90'.A106 'FD16-90'.N5:'FD16-90'.N5 'FD16-90'.N6:'FD16-90'.N10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2,14E-06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number-columns-repeated="6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4,40E-06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1,37E-06</text:p>
          </table:table-cell>
          <table:table-cell table:formula="of:=[.D8]/(SQRT(ABS([.E8])))" office:value-type="float" office:value="0.000344876905630754" calcext:value-type="float">
            <text:p>0,0003448769</text:p>
          </table:table-cell>
          <table:table-cell table:number-columns-repeated="6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49,75E-06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0,66E-06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number-columns-repeated="6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76,95E-06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0,41E-06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number-columns-repeated="6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61,90E-06</text:p>
          </table:table-cell>
          <table:table-cell table:formula="of:=[.N10]/(SQRT(ABS([.O10])))" office:value-type="float" office:value="0.00441732399799625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0,18E-06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number-columns-repeated="6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75,30E-06</text:p>
          </table:table-cell>
          <table:table-cell table:formula="of:=[.N11]/(SQRT(ABS([.O11])))" office:value-type="float" office:value="0.0041218751070568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9,90E-06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number-columns-repeated="6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56,20E-06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9,51E-06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number-columns-repeated="6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61,20E-06</text:p>
          </table:table-cell>
          <table:table-cell table:formula="of:=[.N13]/(SQRT(ABS([.O13])))" office:value-type="float" office:value="0.00405231185739426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9,50E-06</text:p>
          </table:table-cell>
          <table:table-cell table:formula="of:=[.D14]/(SQRT(ABS([.E14])))" office:value-type="float" office:value="0.0000876630858681284" calcext:value-type="float">
            <text:p>8,76630858681284E-05</text:p>
          </table:table-cell>
          <table:table-cell table:number-columns-repeated="6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42,85E-06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9,38E-06</text:p>
          </table:table-cell>
          <table:table-cell table:formula="of:=[.D15]/(SQRT(ABS([.E15])))" office:value-type="float" office:value="0.0000437230943607712" calcext:value-type="float">
            <text:p>4,37230943607712E-05</text:p>
          </table:table-cell>
          <table:table-cell table:number-columns-repeated="6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09,90E-06</text:p>
          </table:table-cell>
          <table:table-cell table:formula="of:=[.N15]/(SQRT(ABS([.O15])))" office:value-type="float" office:value="0.00463526817907031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9,30E-06</text:p>
          </table:table-cell>
          <table:table-cell table:formula="of:=[.D16]/(SQRT(ABS([.E16])))" office:value-type="float" office:value="-0.000000110582776863074" calcext:value-type="float">
            <text:p>-1,10582776863074E-07</text:p>
          </table:table-cell>
          <table:table-cell table:number-columns-repeated="6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33,65E-06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9,45E-06</text:p>
          </table:table-cell>
          <table:table-cell table:formula="of:=[.D17]/(SQRT(ABS([.E17])))" office:value-type="float" office:value="-0.0000439051955811923" calcext:value-type="float">
            <text:p>-4,39051955811923E-05</text:p>
          </table:table-cell>
          <table:table-cell table:number-columns-repeated="6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40,30E-06</text:p>
          </table:table-cell>
          <table:table-cell table:formula="of:=[.N17]/(SQRT(ABS([.O17])))" office:value-type="float" office:value="0.00387679684962436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9,66E-06</text:p>
          </table:table-cell>
          <table:table-cell table:formula="of:=[.D18]/(SQRT(ABS([.E18])))" office:value-type="float" office:value="-0.0000878210586265761" calcext:value-type="float">
            <text:p>-8,78210586265761E-05</text:p>
          </table:table-cell>
          <table:table-cell table:number-columns-repeated="6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45,65E-06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9,71E-06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number-columns-repeated="6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00,85E-06</text:p>
          </table:table-cell>
          <table:table-cell table:formula="of:=[.N19]/(SQRT(ABS([.O19])))" office:value-type="float" office:value="0.00428253772781786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0,11E-06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number-columns-repeated="6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7,70E-06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0,45E-06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number-columns-repeated="6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13,40E-06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0,54E-06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number-columns-repeated="6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19,60E-06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1,28E-06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number-columns-repeated="6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38,25E-06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1,79E-06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number-columns-repeated="6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13,40E-06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2,08E-06</text:p>
          </table:table-cell>
          <table:table-cell table:formula="of:=[.D25]/(SQRT([.E2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01,80E-06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2,64E-06</text:p>
          </table:table-cell>
          <table:table-cell table:formula="of:=[.D26]/(SQRT([.E2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8,15E-06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3,10E-06</text:p>
          </table:table-cell>
          <table:table-cell table:formula="of:=[.D27]/(SQRT([.E2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7,50E-06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3,56E-06</text:p>
          </table:table-cell>
          <table:table-cell table:formula="of:=[.D28]/(SQRT([.E2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00,00E-06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3,91E-06</text:p>
          </table:table-cell>
          <table:table-cell table:formula="of:=[.D29]/(SQRT([.E2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1,05E-06</text:p>
          </table:table-cell>
          <table:table-cell table:formula="of:=[.N29]/(SQRT(ABS([.O29])))" office:value-type="float" office:value="0.00391856028509862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4,20E-06</text:p>
          </table:table-cell>
          <table:table-cell table:formula="of:=[.D30]/(SQRT([.E3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4,25E-06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4,33E-06</text:p>
          </table:table-cell>
          <table:table-cell table:formula="of:=[.D31]/(SQRT([.E3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5,70E-06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4,45E-06</text:p>
          </table:table-cell>
          <table:table-cell table:formula="of:=[.D32]/(SQRT([.E32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7,50E-06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4,05E-06</text:p>
          </table:table-cell>
          <table:table-cell table:formula="of:=[.D33]/(SQRT([.E33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4,75E-06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3,47E-06</text:p>
          </table:table-cell>
          <table:table-cell table:formula="of:=[.D34]/(SQRT([.E34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03,40E-06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2,90E-06</text:p>
          </table:table-cell>
          <table:table-cell table:formula="of:=[.D35]/(SQRT([.E3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7,25E-06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1,54E-06</text:p>
          </table:table-cell>
          <table:table-cell table:formula="of:=[.D36]/(SQRT([.E3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1,25E-06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9,65E-06</text:p>
          </table:table-cell>
          <table:table-cell table:formula="of:=[.D37]/(SQRT([.E3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5,55E-06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6,89E-06</text:p>
          </table:table-cell>
          <table:table-cell table:formula="of:=[.D38]/(SQRT([.E3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9,80E-06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2,85E-06</text:p>
          </table:table-cell>
          <table:table-cell table:formula="of:=[.D39]/(SQRT([.E3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9,80E-06</text:p>
          </table:table-cell>
          <table:table-cell table:formula="of:=[.N39]/(SQRT(ABS([.O39])))" office:value-type="float" office:value="0.00426488771671435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[.D40]/(SQRT([.E4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0,05E-06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[.D41]/(SQRT([.E4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3,25E-06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number-columns-repeated="6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50,00E-09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3,45E-06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number-columns-repeated="6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2,70E-06</text:p>
          </table:table-cell>
          <table:table-cell table:formula="of:=[.N43]/(SQRT(ABS([.O43])))" office:value-type="float" office:value="0.00737659068125236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3,26E-06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number-columns-repeated="6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8,65E-06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1,91E-06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number-columns-repeated="6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5,80E-06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3,12E-06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number-columns-repeated="6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4,65E-06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6,60E-06</text:p>
          </table:table-cell>
          <table:table-cell table:formula="of:=[.D47]/(SQRT([.E47]))" office:value-type="float" office:value="-0.000491561515721934" calcext:value-type="float">
            <text:p>-0,0004915615</text:p>
          </table:table-cell>
          <table:table-cell table:number-columns-repeated="6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7,90E-06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1,57E-06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number-columns-repeated="6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15,45E-06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7,50E-06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number-columns-repeated="6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43,05E-06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02,61E-06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number-columns-repeated="6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72,40E-06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14,08E-06</text:p>
          </table:table-cell>
          <table:table-cell table:formula="of:=[.D51]/(SQRT([.E51]))" office:value-type="float" office:value="-0.0000200894502276441" calcext:value-type="float">
            <text:p>-2,00894502276441E-05</text:p>
          </table:table-cell>
          <table:table-cell table:number-columns-repeated="6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03,70E-06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25,38E-06</text:p>
          </table:table-cell>
          <table:table-cell table:formula="of:=[.D52]/(SQRT([.E52]))" office:value-type="float" office:value="0.0000855084638681675" calcext:value-type="float">
            <text:p>8,55084638681675E-05</text:p>
          </table:table-cell>
          <table:table-cell table:number-columns-repeated="6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30,70E-06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42,58E-06</text:p>
          </table:table-cell>
          <table:table-cell table:formula="of:=[.D53]/(SQRT([.E53]))" office:value-type="float" office:value="0.000192031159218313" calcext:value-type="float">
            <text:p>0,0001920312</text:p>
          </table:table-cell>
          <table:table-cell table:number-columns-repeated="6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61,05E-06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54,10E-06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number-columns-repeated="6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92,75E-06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67,82E-06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number-columns-repeated="6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26,45E-06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79,62E-06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number-columns-repeated="6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58,95E-06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90,55E-06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number-columns-repeated="6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92,30E-06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95,68E-06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number-columns-repeated="6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23,70E-06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04,89E-06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number-columns-repeated="6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49,45E-06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19,95E-06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number-columns-repeated="6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87,60E-06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19,90E-06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number-columns-repeated="6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05,80E-06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25,30E-06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number-columns-repeated="6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28,35E-06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26,10E-06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number-columns-repeated="6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57,60E-06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32,05E-06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number-columns-repeated="6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88,15E-06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36,60E-06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number-columns-repeated="6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11,65E-06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37,70E-06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number-columns-repeated="6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33,70E-06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37,45E-06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number-columns-repeated="6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56,55E-06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40,85E-06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number-columns-repeated="6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62,55E-06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46,40E-06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number-columns-repeated="6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85,05E-06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30,50E-06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number-columns-repeated="6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21,00E-06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26,20E-06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number-columns-repeated="6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34,50E-06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36,85E-06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number-columns-repeated="6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40,00E-06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41,60E-06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number-columns-repeated="6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60,00E-06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33,75E-06</text:p>
          </table:table-cell>
          <table:table-cell table:formula="of:=[.D74]/(SQRT([.E74]))" office:value-type="float" office:value="0.00312377262724706" calcext:value-type="float">
            <text:p>0,0031237726</text:p>
          </table:table-cell>
          <table:table-cell table:number-columns-repeated="6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75,50E-06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21689" calcext:value-type="float">
            <text:p>2,17E-05</text:p>
          </table:table-cell>
          <table:table-cell office:value-type="float" office:value="0.00005002" calcext:value-type="float">
            <text:p>5,00E-05</text:p>
          </table:table-cell>
          <table:table-cell table:formula="of:=([.D76]-[.D74])/([.A76]-[.A74])" office:value-type="float" office:value="0.0002573" calcext:value-type="float">
            <text:p>257,30E-06</text:p>
          </table:table-cell>
          <table:table-cell table:formula="of:=[.D75]/(SQRT([.E75]))" office:value-type="float" office:value="0.00311834236013458" calcext:value-type="float">
            <text:p>0,0031183424</text:p>
          </table:table-cell>
          <table:table-cell table:number-columns-repeated="6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87,50E-06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27,45E-06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number-columns-repeated="6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87,50E-06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94,90E-06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number-columns-repeated="6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92,00E-06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25,20E-06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number-columns-repeated="6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12,50E-06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18,50E-06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number-columns-repeated="6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22,50E-06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19,65E-06</text:p>
          </table:table-cell>
          <table:table-cell table:formula="of:=[.D80]/(SQRT([.E80]))" office:value-type="float" office:value="0.00412756741780522" calcext:value-type="float">
            <text:p>0,0041275674</text:p>
          </table:table-cell>
          <table:table-cell table:number-columns-repeated="6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33,50E-06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30,85E-06</text:p>
          </table:table-cell>
          <table:table-cell table:formula="of:=[.D81]/(SQRT([.E81]))" office:value-type="float" office:value="0.00417711265287318" calcext:value-type="float">
            <text:p>0,0041771127</text:p>
          </table:table-cell>
          <table:table-cell table:number-columns-repeated="6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17,50E-06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14,95E-06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number-columns-repeated="6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28,50E-06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01,30E-06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number-columns-repeated="6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52,50E-06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94,50E-06</text:p>
          </table:table-cell>
          <table:table-cell table:formula="of:=[.D84]/(SQRT([.E84]))" office:value-type="float" office:value="0.0050060497364699" calcext:value-type="float">
            <text:p>0,0050060497</text:p>
          </table:table-cell>
          <table:table-cell table:number-columns-repeated="6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46,00E-06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95,20E-06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number-columns-repeated="6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54,50E-06</text:p>
          </table:table-cell>
          <table:table-cell table:formula="of:=[.N85]/(SQRT(ABS([.O85])))" office:value-type="float" office:value="0.0083857214388001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199,70E-06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number-columns-repeated="6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60,50E-06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91,55E-06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number-columns-repeated="6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69,00E-06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75,15E-06</text:p>
          </table:table-cell>
          <table:table-cell table:formula="of:=[.D88]/(SQRT([.E88]))" office:value-type="float" office:value="0.00585979376699567" calcext:value-type="float">
            <text:p>0,0058597938</text:p>
          </table:table-cell>
          <table:table-cell table:number-columns-repeated="6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60,50E-06</text:p>
          </table:table-cell>
          <table:table-cell table:formula="of:=[.N88]/(SQRT(ABS([.O88])))" office:value-type="float" office:value="0.00924072441324708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76,55E-06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number-columns-repeated="6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64,50E-06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67,90E-06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number-columns-repeated="6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76,00E-06</text:p>
          </table:table-cell>
          <table:table-cell table:formula="of:=[.N90]/(SQRT(ABS([.O90])))" office:value-type="float" office:value="0.00974278152176376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62,00E-06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number-columns-repeated="6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71,50E-06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63,55E-06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number-columns-repeated="6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79,00E-06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45,40E-06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number-columns-repeated="6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83,50E-06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33,05E-06</text:p>
          </table:table-cell>
          <table:table-cell table:formula="of:=[.D94]/(SQRT([.E94]))" office:value-type="float" office:value="0.00756237889794053" calcext:value-type="float">
            <text:p>0,0075623789</text:p>
          </table:table-cell>
          <table:table-cell table:number-columns-repeated="6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73,00E-06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09,75E-06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number-columns-repeated="6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75,50E-06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05,25E-06</text:p>
          </table:table-cell>
          <table:table-cell table:formula="of:=[.D96]/(SQRT([.E96]))" office:value-type="float" office:value="0.00871661564834916" calcext:value-type="float">
            <text:p>0,0087166156</text:p>
          </table:table-cell>
          <table:table-cell table:number-columns-repeated="6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79,00E-06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24,25E-06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number-columns-repeated="6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76,00E-06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26,65E-06</text:p>
          </table:table-cell>
          <table:table-cell table:formula="of:=[.D98]/(SQRT([.E98]))" office:value-type="float" office:value="0.00816695512058022" calcext:value-type="float">
            <text:p>0,0081669551</text:p>
          </table:table-cell>
          <table:table-cell table:number-columns-repeated="6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89,00E-06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18,15E-06</text:p>
          </table:table-cell>
          <table:table-cell table:formula="of:=[.D99]/(SQRT([.E99]))" office:value-type="float" office:value="0.00856326751721024" calcext:value-type="float">
            <text:p>0,0085632675</text:p>
          </table:table-cell>
          <table:table-cell table:number-columns-repeated="6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91,50E-06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3,20E-06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number-columns-repeated="6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79,50E-06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3,55E-06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number-columns-repeated="6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76,00E-06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4,00E-06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number-columns-repeated="6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76,00E-06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01,10E-06</text:p>
          </table:table-cell>
          <table:table-cell table:formula="of:=[.D103]/(SQRT([.E103]))" office:value-type="float" office:value="0.00956990945222777" calcext:value-type="float">
            <text:p>0,0095699095</text:p>
          </table:table-cell>
          <table:table-cell table:number-columns-repeated="6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76,50E-06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2,30E-06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number-columns-repeated="6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74,00E-06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6,90E-06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number-columns-repeated="6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68,50E-06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Feuille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5-12-14T14:38:24.338689106</dc:date>
    <meta:editing-duration>PT40M47S</meta:editing-duration>
    <meta:editing-cycles>22</meta:editing-cycles>
    <meta:generator>LibreOffice/5.0.3.2$Linux_X86_64 LibreOffice_project/00m0$Build-2</meta:generator>
    <meta:document-statistic meta:table-count="5" meta:cell-count="364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3cm" svg:y="4.192cm" style:legend-expansion="high" chart:style-name="ch2"/>
        <chart:plot-area chart:style-name="ch3" table:cell-range-address="'FD1-10'.A7:'FD1-10'.A105 'FD1-10'.F7:'FD1-10'.F105" svg:x="0.32cm" svg:y="0.18cm" svg:width="12.333cm" svg:height="8.64cm">
          <chartooo:coordinate-region svg:x="1.811cm" svg:y="0.388cm" svg:width="10.589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F7:'FD1-10'.F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F7:'FD1-1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6">
                <text:p>-0.000000237843450039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29">
                <text:p>0.000000521807321177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1">
                <text:p>0.000000816057265303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2">
                <text:p>0.00000775938893649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2">
                <text:p>0.0000133118291825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2">
                <text:p>0.0000734000167349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7">
                <text:p>0.0000937685925393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7">
                <text:p>0.000116942254957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6">
                <text:p>0.000254930104570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9">
                <text:p>0.000291014014608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5">
                <text:p>0.000664916442299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">
                <text:p>0.00080626744268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4">
                <text:p>0.000828592347943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3">
                <text:p>0.000849662940211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5">
                <text:p>0.00097284414276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5:'FD16-90'.A106 'FD16-90'.D5:'FD16-9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E6:'FD16-90'.E106" chart:label-cell-address="'FD16-90'.E5:'FD16-9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5:'FD16-90'.A106 'FD16-90'.N5:'FD16-90'.O106" chart:data-source-has-labels="row" svg:x="0.32cm" svg:y="0.18cm" svg:width="11.742cm" svg:height="8.64cm">
          <chartooo:coordinate-region svg:x="2.166cm" svg:y="0.339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4.192cm" style:legend-expansion="high" chart:style-name="ch2"/>
        <chart:plot-area chart:style-name="ch3" table:cell-range-address="'FD1-10'.A7:'FD1-10'.A105 'FD1-10'.P7:'FD1-10'.P105" svg:x="0.32cm" svg:y="0.18cm" svg:width="12.303cm" svg:height="8.64cm">
          <chartooo:coordinate-region svg:x="1.693cm" svg:y="0.388cm" svg:width="10.67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3">
                <text:p>0.0000018921719546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">
                <text:p>0.0000026875655030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1">
                <text:p>0.00000547839249564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8">
                <text:p>0.00000942235114895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">
                <text:p>0.00001346716159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9">
                <text:p>0.0000266903479692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6">
                <text:p>0.000084066911411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8">
                <text:p>0.0000943686918899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5">
                <text:p>0.000189141502089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3">
                <text:p>0.000258963392069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5">
                <text:p>0.000452594542463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2">
                <text:p>0.000502411763161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3">
                <text:p>0.000554180426842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7">
                <text:p>0.0005808298335465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7">
                <text:p>0.000663787294311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2">
                <text:p>0.000691505158350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3">
                <text:p>0.000780723890168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6">
                <text:p>0.0009056970578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9">
                <text:p>0.000939787214343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2">
                <text:p>0.00100466100035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2">
                <text:p>0.00125173588642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7">
                <text:p>0.00140078351779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5:'FD1-10'.A106 'FD1-10'.D5:'FD1-10'.E106" chart:data-source-has-labels="row" svg:x="0.32cm" svg:y="0.18cm" svg:width="11.742cm" svg:height="8.64cm">
          <chartooo:coordinate-region svg:x="2.166cm" svg:y="0.389cm" svg:width="9.643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E6:'FD1-10'.E106" chart:label-cell-address="'FD1-10'.E5:'FD1-1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5:'FD1-10'.A106 'FD1-10'.N5:'FD1-1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5:'FD11-30'.A106 'FD11-30'.D5:'FD11-3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E6:'FD11-30'.E106" chart:label-cell-address="'FD11-30'.E5:'FD11-3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0'.A5:'FD11-30'.A106 'FD11-30'.D5:'FD11-30'.D106 'FD11-30'.N5:'FD11-30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5:'FD11-30'.A106 'FD11-30'.N5:'FD11-3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5:'FD11-38'.A106 'FD11-38'.D5:'FD11-38'.E106" chart:data-source-has-labels="row" svg:x="0.32cm" svg:y="0.18cm" svg:width="11.742cm" svg:height="8.64cm">
          <chartooo:coordinate-region svg:x="2.136cm" svg:y="0.388cm" svg:width="9.673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E6:'FD11-38'.E106" chart:label-cell-address="'FD11-38'.E5:'FD11-38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49999999999">
                <text:p>0.000043814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5:'FD11-38'.A106 'FD11-38'.N5:'FD11-38'.O106" chart:data-source-has-labels="row" svg:x="0.32cm" svg:y="0.18cm" svg:width="11.742cm" svg:height="8.64cm">
          <chartooo:coordinate-region svg:x="2.136cm" svg:y="0.388cm" svg:width="9.673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8'.A5:'FD11-38'.A106 'FD11-38'.D5:'FD11-38'.D106 'FD11-38'.N5:'FD11-38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